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2pt"/>
    </style:style>
    <style:style style:name="co2" style:family="table-column">
      <style:table-column-properties fo:break-before="auto" style:column-width="38.49pt"/>
    </style:style>
    <style:style style:name="co3" style:family="table-column">
      <style:table-column-properties fo:break-before="auto" style:column-width="44.31pt"/>
    </style:style>
    <style:style style:name="co4" style:family="table-column">
      <style:table-column-properties fo:break-before="auto" style:column-width="50.06pt"/>
    </style:style>
    <style:style style:name="co5" style:family="table-column">
      <style:table-column-properties fo:break-before="auto" style:column-width="70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x</text:p>
          </table:table-cell>
          <table:table-cell office:value-type="string" calcext:value-type="string">
            <text:p>ACCy</text:p>
          </table:table-cell>
          <table:table-cell office:value-type="string" calcext:value-type="string">
            <text:p>ACCz</text:p>
          </table:table-cell>
          <table:table-cell office:value-type="string" calcext:value-type="string">
            <text:p>GYRx</text:p>
          </table:table-cell>
          <table:table-cell office:value-type="string" calcext:value-type="string">
            <text:p>GYRy</text:p>
          </table:table-cell>
          <table:table-cell office:value-type="string" calcext:value-type="string">
            <text:p>GYRz</text:p>
          </table:table-cell>
          <table:table-cell office:value-type="string" calcext:value-type="string">
            <text:p>MAGx</text:p>
          </table:table-cell>
          <table:table-cell office:value-type="string" calcext:value-type="string">
            <text:p>MAGy</text:p>
          </table:table-cell>
          <table:table-cell office:value-type="string" calcext:value-type="string">
            <text:p>MAGz</text:p>
          </table:table-cell>
          <table:table-cell office:value-type="string" calcext:value-type="string">
            <text:p>Motor_Speed</text:p>
          </table:table-cell>
        </table:table-row>
        <table:table-row table:style-name="ro1">
          <table:table-cell office:value-type="float" office:value="219.943" calcext:value-type="float">
            <text:p>219.943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61" calcext:value-type="float">
            <text:p>0.061</text:p>
          </table:table-cell>
          <table:table-cell office:value-type="float" office:value="0.395" calcext:value-type="float">
            <text:p>0.395</text:p>
          </table:table-cell>
          <table:table-cell office:value-type="float" office:value="2.146" calcext:value-type="float">
            <text:p>2.146</text:p>
          </table:table-cell>
          <table:table-cell office:value-type="float" office:value="-68.267" calcext:value-type="float">
            <text:p>-68.267</text:p>
          </table:table-cell>
          <table:table-cell office:value-type="float" office:value="414.383" calcext:value-type="float">
            <text:p>414.383</text:p>
          </table:table-cell>
          <table:table-cell office:value-type="float" office:value="-655.432" calcext:value-type="float">
            <text:p>-655.432</text:p>
          </table:table-cell>
          <table:table-cell/>
        </table:table-row>
        <table:table-row table:style-name="ro1">
          <table:table-cell office:value-type="float" office:value="219.948" calcext:value-type="float">
            <text:p>219.948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325" calcext:value-type="float">
            <text:p>0.325</text:p>
          </table:table-cell>
          <table:table-cell office:value-type="float" office:value="1.244" calcext:value-type="float">
            <text:p>1.244</text:p>
          </table:table-cell>
          <table:table-cell office:value-type="float" office:value="-68.267" calcext:value-type="float">
            <text:p>-68.267</text:p>
          </table:table-cell>
          <table:table-cell office:value-type="float" office:value="414.383" calcext:value-type="float">
            <text:p>414.383</text:p>
          </table:table-cell>
          <table:table-cell office:value-type="float" office:value="-655.432" calcext:value-type="float">
            <text:p>-655.432</text:p>
          </table:table-cell>
          <table:table-cell/>
        </table:table-row>
        <table:table-row table:style-name="ro1">
          <table:table-cell office:value-type="float" office:value="219.953" calcext:value-type="float">
            <text:p>219.953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5" calcext:value-type="float">
            <text:p>0.5</text:p>
          </table:table-cell>
          <table:table-cell office:value-type="float" office:value="9.198" calcext:value-type="float">
            <text:p>9.198</text:p>
          </table:table-cell>
          <table:table-cell office:value-type="float" office:value="-68.267" calcext:value-type="float">
            <text:p>-68.267</text:p>
          </table:table-cell>
          <table:table-cell office:value-type="float" office:value="414.383" calcext:value-type="float">
            <text:p>414.383</text:p>
          </table:table-cell>
          <table:table-cell office:value-type="float" office:value="-655.432" calcext:value-type="float">
            <text:p>-655.432</text:p>
          </table:table-cell>
          <table:table-cell/>
        </table:table-row>
        <table:table-row table:style-name="ro1">
          <table:table-cell office:value-type="float" office:value="219.957" calcext:value-type="float">
            <text:p>219.957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5" calcext:value-type="float">
            <text:p>0.5</text:p>
          </table:table-cell>
          <table:table-cell office:value-type="float" office:value="9.198" calcext:value-type="float">
            <text:p>9.198</text:p>
          </table:table-cell>
          <table:table-cell office:value-type="float" office:value="-68.267" calcext:value-type="float">
            <text:p>-68.267</text:p>
          </table:table-cell>
          <table:table-cell office:value-type="float" office:value="414.383" calcext:value-type="float">
            <text:p>414.383</text:p>
          </table:table-cell>
          <table:table-cell office:value-type="float" office:value="-655.432" calcext:value-type="float">
            <text:p>-655.432</text:p>
          </table:table-cell>
          <table:table-cell/>
        </table:table-row>
        <table:table-row table:style-name="ro1">
          <table:table-cell office:value-type="float" office:value="219.962" calcext:value-type="float">
            <text:p>219.962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5" calcext:value-type="float">
            <text:p>0.5</text:p>
          </table:table-cell>
          <table:table-cell office:value-type="float" office:value="9.198" calcext:value-type="float">
            <text:p>9.198</text:p>
          </table:table-cell>
          <table:table-cell office:value-type="float" office:value="-126.657" calcext:value-type="float">
            <text:p>-126.657</text:p>
          </table:table-cell>
          <table:table-cell office:value-type="float" office:value="392.753" calcext:value-type="float">
            <text:p>392.753</text:p>
          </table:table-cell>
          <table:table-cell office:value-type="float" office:value="-583.308" calcext:value-type="float">
            <text:p>-583.308</text:p>
          </table:table-cell>
          <table:table-cell/>
        </table:table-row>
        <table:table-row table:style-name="ro1">
          <table:table-cell office:value-type="float" office:value="219.966" calcext:value-type="float">
            <text:p>219.966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605" calcext:value-type="float">
            <text:p>0.605</text:p>
          </table:table-cell>
          <table:table-cell office:value-type="float" office:value="17.292" calcext:value-type="float">
            <text:p>17.292</text:p>
          </table:table-cell>
          <table:table-cell office:value-type="float" office:value="-126.657" calcext:value-type="float">
            <text:p>-126.657</text:p>
          </table:table-cell>
          <table:table-cell office:value-type="float" office:value="392.753" calcext:value-type="float">
            <text:p>392.753</text:p>
          </table:table-cell>
          <table:table-cell office:value-type="float" office:value="-583.308" calcext:value-type="float">
            <text:p>-583.308</text:p>
          </table:table-cell>
          <table:table-cell/>
        </table:table-row>
        <table:table-row table:style-name="ro1">
          <table:table-cell office:value-type="float" office:value="219.971" calcext:value-type="float">
            <text:p>219.971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605" calcext:value-type="float">
            <text:p>0.605</text:p>
          </table:table-cell>
          <table:table-cell office:value-type="float" office:value="17.292" calcext:value-type="float">
            <text:p>17.292</text:p>
          </table:table-cell>
          <table:table-cell office:value-type="float" office:value="-126.657" calcext:value-type="float">
            <text:p>-126.657</text:p>
          </table:table-cell>
          <table:table-cell office:value-type="float" office:value="392.753" calcext:value-type="float">
            <text:p>392.753</text:p>
          </table:table-cell>
          <table:table-cell office:value-type="float" office:value="-583.308" calcext:value-type="float">
            <text:p>-583.308</text:p>
          </table:table-cell>
          <table:table-cell/>
        </table:table-row>
        <table:table-row table:style-name="ro1">
          <table:table-cell office:value-type="float" office:value="219.975" calcext:value-type="float">
            <text:p>219.975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569" calcext:value-type="float">
            <text:p>-0.569</text:p>
          </table:table-cell>
          <table:table-cell office:value-type="float" office:value="0.491" calcext:value-type="float">
            <text:p>0.491</text:p>
          </table:table-cell>
          <table:table-cell office:value-type="float" office:value="23.793" calcext:value-type="float">
            <text:p>23.793</text:p>
          </table:table-cell>
          <table:table-cell office:value-type="float" office:value="-126.657" calcext:value-type="float">
            <text:p>-126.657</text:p>
          </table:table-cell>
          <table:table-cell office:value-type="float" office:value="392.753" calcext:value-type="float">
            <text:p>392.753</text:p>
          </table:table-cell>
          <table:table-cell office:value-type="float" office:value="-583.308" calcext:value-type="float">
            <text:p>-583.308</text:p>
          </table:table-cell>
          <table:table-cell/>
        </table:table-row>
        <table:table-row table:style-name="ro1">
          <table:table-cell office:value-type="float" office:value="219.98" calcext:value-type="float">
            <text:p>219.98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01" calcext:value-type="float">
            <text:p>0.01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569" calcext:value-type="float">
            <text:p>-0.569</text:p>
          </table:table-cell>
          <table:table-cell office:value-type="float" office:value="0.491" calcext:value-type="float">
            <text:p>0.491</text:p>
          </table:table-cell>
          <table:table-cell office:value-type="float" office:value="23.793" calcext:value-type="float">
            <text:p>23.793</text:p>
          </table:table-cell>
          <table:table-cell office:value-type="float" office:value="-126.657" calcext:value-type="float">
            <text:p>-126.657</text:p>
          </table:table-cell>
          <table:table-cell office:value-type="float" office:value="392.753" calcext:value-type="float">
            <text:p>392.753</text:p>
          </table:table-cell>
          <table:table-cell office:value-type="float" office:value="-583.308" calcext:value-type="float">
            <text:p>-583.308</text:p>
          </table:table-cell>
          <table:table-cell/>
        </table:table-row>
        <table:table-row table:style-name="ro1">
          <table:table-cell office:value-type="float" office:value="219.985" calcext:value-type="float">
            <text:p>219.985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01" calcext:value-type="float">
            <text:p>0.01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569" calcext:value-type="float">
            <text:p>-0.569</text:p>
          </table:table-cell>
          <table:table-cell office:value-type="float" office:value="0.491" calcext:value-type="float">
            <text:p>0.491</text:p>
          </table:table-cell>
          <table:table-cell office:value-type="float" office:value="28.518" calcext:value-type="float">
            <text:p>28.518</text:p>
          </table:table-cell>
          <table:table-cell office:value-type="float" office:value="-159.153" calcext:value-type="float">
            <text:p>-159.153</text:p>
          </table:table-cell>
          <table:table-cell office:value-type="float" office:value="400.139" calcext:value-type="float">
            <text:p>400.139</text:p>
          </table:table-cell>
          <table:table-cell office:value-type="float" office:value="-536.343" calcext:value-type="float">
            <text:p>-536.343</text:p>
          </table:table-cell>
          <table:table-cell/>
        </table:table-row>
        <table:table-row table:style-name="ro1">
          <table:table-cell office:value-type="float" office:value="219.989" calcext:value-type="float">
            <text:p>219.989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1" calcext:value-type="float">
            <text:p>0.01</text:p>
          </table:table-cell>
          <table:table-cell office:value-type="float" office:value="-0.042" calcext:value-type="float">
            <text:p>-0.042</text:p>
          </table:table-cell>
          <table:table-cell office:value-type="float" office:value="-1.033" calcext:value-type="float">
            <text:p>-1.033</text:p>
          </table:table-cell>
          <table:table-cell office:value-type="float" office:value="0.263" calcext:value-type="float">
            <text:p>0.263</text:p>
          </table:table-cell>
          <table:table-cell office:value-type="float" office:value="28.518" calcext:value-type="float">
            <text:p>28.518</text:p>
          </table:table-cell>
          <table:table-cell office:value-type="float" office:value="-159.153" calcext:value-type="float">
            <text:p>-159.153</text:p>
          </table:table-cell>
          <table:table-cell office:value-type="float" office:value="400.139" calcext:value-type="float">
            <text:p>400.139</text:p>
          </table:table-cell>
          <table:table-cell office:value-type="float" office:value="-536.343" calcext:value-type="float">
            <text:p>-536.343</text:p>
          </table:table-cell>
          <table:table-cell/>
        </table:table-row>
        <table:table-row table:style-name="ro1">
          <table:table-cell office:value-type="float" office:value="219.994" calcext:value-type="float">
            <text:p>219.994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1" calcext:value-type="float">
            <text:p>0.01</text:p>
          </table:table-cell>
          <table:table-cell office:value-type="float" office:value="-0.042" calcext:value-type="float">
            <text:p>-0.042</text:p>
          </table:table-cell>
          <table:table-cell office:value-type="float" office:value="-1.033" calcext:value-type="float">
            <text:p>-1.033</text:p>
          </table:table-cell>
          <table:table-cell office:value-type="float" office:value="0.263" calcext:value-type="float">
            <text:p>0.263</text:p>
          </table:table-cell>
          <table:table-cell office:value-type="float" office:value="28.518" calcext:value-type="float">
            <text:p>28.518</text:p>
          </table:table-cell>
          <table:table-cell office:value-type="float" office:value="-159.153" calcext:value-type="float">
            <text:p>-159.153</text:p>
          </table:table-cell>
          <table:table-cell office:value-type="float" office:value="400.139" calcext:value-type="float">
            <text:p>400.139</text:p>
          </table:table-cell>
          <table:table-cell office:value-type="float" office:value="-536.343" calcext:value-type="float">
            <text:p>-536.343</text:p>
          </table:table-cell>
          <table:table-cell/>
        </table:table-row>
        <table:table-row table:style-name="ro1">
          <table:table-cell office:value-type="float" office:value="219.998" calcext:value-type="float">
            <text:p>219.998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66" calcext:value-type="float">
            <text:p>-0.666</text:p>
          </table:table-cell>
          <table:table-cell office:value-type="float" office:value="0.132" calcext:value-type="float">
            <text:p>0.132</text:p>
          </table:table-cell>
          <table:table-cell office:value-type="float" office:value="32.412" calcext:value-type="float">
            <text:p>32.412</text:p>
          </table:table-cell>
          <table:table-cell office:value-type="float" office:value="-159.153" calcext:value-type="float">
            <text:p>-159.153</text:p>
          </table:table-cell>
          <table:table-cell office:value-type="float" office:value="400.139" calcext:value-type="float">
            <text:p>400.139</text:p>
          </table:table-cell>
          <table:table-cell office:value-type="float" office:value="-536.343" calcext:value-type="float">
            <text:p>-536.343</text:p>
          </table:table-cell>
          <table:table-cell/>
        </table:table-row>
        <table:table-row table:style-name="ro1">
          <table:table-cell office:value-type="float" office:value="220.003" calcext:value-type="float">
            <text:p>220.003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66" calcext:value-type="float">
            <text:p>-0.666</text:p>
          </table:table-cell>
          <table:table-cell office:value-type="float" office:value="0.132" calcext:value-type="float">
            <text:p>0.132</text:p>
          </table:table-cell>
          <table:table-cell office:value-type="float" office:value="32.412" calcext:value-type="float">
            <text:p>32.412</text:p>
          </table:table-cell>
          <table:table-cell office:value-type="float" office:value="-152.044" calcext:value-type="float">
            <text:p>-152.044</text:p>
          </table:table-cell>
          <table:table-cell office:value-type="float" office:value="402.249" calcext:value-type="float">
            <text:p>402.249</text:p>
          </table:table-cell>
          <table:table-cell office:value-type="float" office:value="-497.345" calcext:value-type="float">
            <text:p>-497.345</text:p>
          </table:table-cell>
          <table:table-cell/>
        </table:table-row>
        <table:table-row table:style-name="ro1">
          <table:table-cell office:value-type="float" office:value="220.008" calcext:value-type="float">
            <text:p>220.008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1" calcext:value-type="float">
            <text:p>0.01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692" calcext:value-type="float">
            <text:p>-0.692</text:p>
          </table:table-cell>
          <table:table-cell office:value-type="float" office:value="0.158" calcext:value-type="float">
            <text:p>0.158</text:p>
          </table:table-cell>
          <table:table-cell office:value-type="float" office:value="35.361" calcext:value-type="float">
            <text:p>35.361</text:p>
          </table:table-cell>
          <table:table-cell office:value-type="float" office:value="-152.044" calcext:value-type="float">
            <text:p>-152.044</text:p>
          </table:table-cell>
          <table:table-cell office:value-type="float" office:value="402.249" calcext:value-type="float">
            <text:p>402.249</text:p>
          </table:table-cell>
          <table:table-cell office:value-type="float" office:value="-497.345" calcext:value-type="float">
            <text:p>-497.345</text:p>
          </table:table-cell>
          <table:table-cell/>
        </table:table-row>
        <table:table-row table:style-name="ro1">
          <table:table-cell office:value-type="float" office:value="220.012" calcext:value-type="float">
            <text:p>220.012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" calcext:value-type="float">
            <text:p>0.01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692" calcext:value-type="float">
            <text:p>-0.692</text:p>
          </table:table-cell>
          <table:table-cell office:value-type="float" office:value="0.158" calcext:value-type="float">
            <text:p>0.158</text:p>
          </table:table-cell>
          <table:table-cell office:value-type="float" office:value="35.361" calcext:value-type="float">
            <text:p>35.361</text:p>
          </table:table-cell>
          <table:table-cell office:value-type="float" office:value="-152.044" calcext:value-type="float">
            <text:p>-152.044</text:p>
          </table:table-cell>
          <table:table-cell office:value-type="float" office:value="402.249" calcext:value-type="float">
            <text:p>402.249</text:p>
          </table:table-cell>
          <table:table-cell office:value-type="float" office:value="-497.345" calcext:value-type="float">
            <text:p>-497.345</text:p>
          </table:table-cell>
          <table:table-cell/>
        </table:table-row>
        <table:table-row table:style-name="ro1">
          <table:table-cell office:value-type="float" office:value="220.017" calcext:value-type="float">
            <text:p>220.017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" calcext:value-type="float">
            <text:p>0.01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692" calcext:value-type="float">
            <text:p>-0.692</text:p>
          </table:table-cell>
          <table:table-cell office:value-type="float" office:value="0.158" calcext:value-type="float">
            <text:p>0.158</text:p>
          </table:table-cell>
          <table:table-cell office:value-type="float" office:value="35.361" calcext:value-type="float">
            <text:p>35.361</text:p>
          </table:table-cell>
          <table:table-cell office:value-type="float" office:value="-152.044" calcext:value-type="float">
            <text:p>-152.044</text:p>
          </table:table-cell>
          <table:table-cell office:value-type="float" office:value="402.249" calcext:value-type="float">
            <text:p>402.249</text:p>
          </table:table-cell>
          <table:table-cell office:value-type="float" office:value="-497.345" calcext:value-type="float">
            <text:p>-497.345</text:p>
          </table:table-cell>
          <table:table-cell/>
        </table:table-row>
        <table:table-row table:style-name="ro1">
          <table:table-cell office:value-type="float" office:value="220.021" calcext:value-type="float">
            <text:p>220.021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34" calcext:value-type="float">
            <text:p>-0.034</text:p>
          </table:table-cell>
          <table:table-cell office:value-type="float" office:value="-1.024" calcext:value-type="float">
            <text:p>-1.024</text:p>
          </table:table-cell>
          <table:table-cell office:value-type="float" office:value="0.325" calcext:value-type="float">
            <text:p>0.325</text:p>
          </table:table-cell>
          <table:table-cell office:value-type="float" office:value="37.671" calcext:value-type="float">
            <text:p>37.671</text:p>
          </table:table-cell>
          <table:table-cell office:value-type="float" office:value="-152.044" calcext:value-type="float">
            <text:p>-152.044</text:p>
          </table:table-cell>
          <table:table-cell office:value-type="float" office:value="402.249" calcext:value-type="float">
            <text:p>402.249</text:p>
          </table:table-cell>
          <table:table-cell office:value-type="float" office:value="-497.345" calcext:value-type="float">
            <text:p>-497.345</text:p>
          </table:table-cell>
          <table:table-cell/>
        </table:table-row>
        <table:table-row table:style-name="ro1">
          <table:table-cell office:value-type="float" office:value="220.026" calcext:value-type="float">
            <text:p>220.026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34" calcext:value-type="float">
            <text:p>-0.034</text:p>
          </table:table-cell>
          <table:table-cell office:value-type="float" office:value="-1.024" calcext:value-type="float">
            <text:p>-1.024</text:p>
          </table:table-cell>
          <table:table-cell office:value-type="float" office:value="0.325" calcext:value-type="float">
            <text:p>0.325</text:p>
          </table:table-cell>
          <table:table-cell office:value-type="float" office:value="37.671" calcext:value-type="float">
            <text:p>37.671</text:p>
          </table:table-cell>
          <table:table-cell office:value-type="float" office:value="-169.815" calcext:value-type="float">
            <text:p>-169.815</text:p>
          </table:table-cell>
          <table:table-cell office:value-type="float" office:value="398.028" calcext:value-type="float">
            <text:p>398.028</text:p>
          </table:table-cell>
          <table:table-cell office:value-type="float" office:value="-436.962" calcext:value-type="float">
            <text:p>-436.962</text:p>
          </table:table-cell>
          <table:table-cell/>
        </table:table-row>
        <table:table-row table:style-name="ro1">
          <table:table-cell office:value-type="float" office:value="220.03" calcext:value-type="float">
            <text:p>220.03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876" calcext:value-type="float">
            <text:p>-0.876</text:p>
          </table:table-cell>
          <table:table-cell office:value-type="float" office:value="0.132" calcext:value-type="float">
            <text:p>0.132</text:p>
          </table:table-cell>
          <table:table-cell office:value-type="float" office:value="39.307" calcext:value-type="float">
            <text:p>39.307</text:p>
          </table:table-cell>
          <table:table-cell office:value-type="float" office:value="-169.815" calcext:value-type="float">
            <text:p>-169.815</text:p>
          </table:table-cell>
          <table:table-cell office:value-type="float" office:value="398.028" calcext:value-type="float">
            <text:p>398.028</text:p>
          </table:table-cell>
          <table:table-cell office:value-type="float" office:value="-436.962" calcext:value-type="float">
            <text:p>-436.962</text:p>
          </table:table-cell>
          <table:table-cell/>
        </table:table-row>
        <table:table-row table:style-name="ro1">
          <table:table-cell office:value-type="float" office:value="220.035" calcext:value-type="float">
            <text:p>220.035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876" calcext:value-type="float">
            <text:p>-0.876</text:p>
          </table:table-cell>
          <table:table-cell office:value-type="float" office:value="0.132" calcext:value-type="float">
            <text:p>0.132</text:p>
          </table:table-cell>
          <table:table-cell office:value-type="float" office:value="39.307" calcext:value-type="float">
            <text:p>39.307</text:p>
          </table:table-cell>
          <table:table-cell office:value-type="float" office:value="-169.815" calcext:value-type="float">
            <text:p>-169.815</text:p>
          </table:table-cell>
          <table:table-cell office:value-type="float" office:value="398.028" calcext:value-type="float">
            <text:p>398.028</text:p>
          </table:table-cell>
          <table:table-cell office:value-type="float" office:value="-436.962" calcext:value-type="float">
            <text:p>-436.962</text:p>
          </table:table-cell>
          <table:table-cell/>
        </table:table-row>
        <table:table-row table:style-name="ro1">
          <table:table-cell office:value-type="float" office:value="220.04" calcext:value-type="float">
            <text:p>220.04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876" calcext:value-type="float">
            <text:p>-0.876</text:p>
          </table:table-cell>
          <table:table-cell office:value-type="float" office:value="-0.165" calcext:value-type="float">
            <text:p>-0.165</text:p>
          </table:table-cell>
          <table:table-cell office:value-type="float" office:value="40.523" calcext:value-type="float">
            <text:p>40.523</text:p>
          </table:table-cell>
          <table:table-cell office:value-type="float" office:value="-169.815" calcext:value-type="float">
            <text:p>-169.815</text:p>
          </table:table-cell>
          <table:table-cell office:value-type="float" office:value="398.028" calcext:value-type="float">
            <text:p>398.028</text:p>
          </table:table-cell>
          <table:table-cell office:value-type="float" office:value="-436.962" calcext:value-type="float">
            <text:p>-436.962</text:p>
          </table:table-cell>
          <table:table-cell/>
        </table:table-row>
        <table:table-row table:style-name="ro1">
          <table:table-cell office:value-type="float" office:value="220.044" calcext:value-type="float">
            <text:p>220.044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38" calcext:value-type="float">
            <text:p>-0.038</text:p>
          </table:table-cell>
          <table:table-cell office:value-type="float" office:value="-1.182" calcext:value-type="float">
            <text:p>-1.182</text:p>
          </table:table-cell>
          <table:table-cell office:value-type="float" office:value="-0.165" calcext:value-type="float">
            <text:p>-0.165</text:p>
          </table:table-cell>
          <table:table-cell office:value-type="float" office:value="40.523" calcext:value-type="float">
            <text:p>40.523</text:p>
          </table:table-cell>
          <table:table-cell office:value-type="float" office:value="-177.939" calcext:value-type="float">
            <text:p>-177.939</text:p>
          </table:table-cell>
          <table:table-cell office:value-type="float" office:value="416.493" calcext:value-type="float">
            <text:p>416.493</text:p>
          </table:table-cell>
          <table:table-cell office:value-type="float" office:value="-395.868" calcext:value-type="float">
            <text:p>-395.868</text:p>
          </table:table-cell>
          <table:table-cell/>
        </table:table-row>
        <table:table-row table:style-name="ro1">
          <table:table-cell office:value-type="float" office:value="220.049" calcext:value-type="float">
            <text:p>220.049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1.182" calcext:value-type="float">
            <text:p>-1.182</text:p>
          </table:table-cell>
          <table:table-cell office:value-type="float" office:value="-0.165" calcext:value-type="float">
            <text:p>-0.165</text:p>
          </table:table-cell>
          <table:table-cell office:value-type="float" office:value="40.523" calcext:value-type="float">
            <text:p>40.523</text:p>
          </table:table-cell>
          <table:table-cell office:value-type="float" office:value="-177.939" calcext:value-type="float">
            <text:p>-177.939</text:p>
          </table:table-cell>
          <table:table-cell office:value-type="float" office:value="416.493" calcext:value-type="float">
            <text:p>416.493</text:p>
          </table:table-cell>
          <table:table-cell office:value-type="float" office:value="-395.868" calcext:value-type="float">
            <text:p>-395.868</text:p>
          </table:table-cell>
          <table:table-cell/>
        </table:table-row>
        <table:table-row table:style-name="ro1">
          <table:table-cell office:value-type="float" office:value="220.054" calcext:value-type="float">
            <text:p>220.054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1.191" calcext:value-type="float">
            <text:p>-1.191</text:p>
          </table:table-cell>
          <table:table-cell office:value-type="float" office:value="0.141" calcext:value-type="float">
            <text:p>0.141</text:p>
          </table:table-cell>
          <table:table-cell office:value-type="float" office:value="41.538" calcext:value-type="float">
            <text:p>41.538</text:p>
          </table:table-cell>
          <table:table-cell office:value-type="float" office:value="-177.939" calcext:value-type="float">
            <text:p>-177.939</text:p>
          </table:table-cell>
          <table:table-cell office:value-type="float" office:value="416.493" calcext:value-type="float">
            <text:p>416.493</text:p>
          </table:table-cell>
          <table:table-cell office:value-type="float" office:value="-395.868" calcext:value-type="float">
            <text:p>-395.868</text:p>
          </table:table-cell>
          <table:table-cell/>
        </table:table-row>
        <table:table-row table:style-name="ro1">
          <table:table-cell office:value-type="float" office:value="220.058" calcext:value-type="float">
            <text:p>220.058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7" calcext:value-type="float">
            <text:p>-0.047</text:p>
          </table:table-cell>
          <table:table-cell office:value-type="float" office:value="-1.191" calcext:value-type="float">
            <text:p>-1.191</text:p>
          </table:table-cell>
          <table:table-cell office:value-type="float" office:value="0.141" calcext:value-type="float">
            <text:p>0.141</text:p>
          </table:table-cell>
          <table:table-cell office:value-type="float" office:value="41.538" calcext:value-type="float">
            <text:p>41.538</text:p>
          </table:table-cell>
          <table:table-cell office:value-type="float" office:value="-177.939" calcext:value-type="float">
            <text:p>-177.939</text:p>
          </table:table-cell>
          <table:table-cell office:value-type="float" office:value="416.493" calcext:value-type="float">
            <text:p>416.493</text:p>
          </table:table-cell>
          <table:table-cell office:value-type="float" office:value="-395.868" calcext:value-type="float">
            <text:p>-395.868</text:p>
          </table:table-cell>
          <table:table-cell/>
        </table:table-row>
        <table:table-row table:style-name="ro1">
          <table:table-cell office:value-type="float" office:value="220.063" calcext:value-type="float">
            <text:p>220.063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7" calcext:value-type="float">
            <text:p>-0.047</text:p>
          </table:table-cell>
          <table:table-cell office:value-type="float" office:value="-1.602" calcext:value-type="float">
            <text:p>-1.602</text:p>
          </table:table-cell>
          <table:table-cell office:value-type="float" office:value="0.325" calcext:value-type="float">
            <text:p>0.325</text:p>
          </table:table-cell>
          <table:table-cell office:value-type="float" office:value="42.501" calcext:value-type="float">
            <text:p>42.501</text:p>
          </table:table-cell>
          <table:table-cell office:value-type="float" office:value="-177.939" calcext:value-type="float">
            <text:p>-177.939</text:p>
          </table:table-cell>
          <table:table-cell office:value-type="float" office:value="416.493" calcext:value-type="float">
            <text:p>416.493</text:p>
          </table:table-cell>
          <table:table-cell office:value-type="float" office:value="-288.52" calcext:value-type="float">
            <text:p>-288.52</text:p>
          </table:table-cell>
          <table:table-cell/>
        </table:table-row>
        <table:table-row table:style-name="ro1">
          <table:table-cell office:value-type="float" office:value="220.067" calcext:value-type="float">
            <text:p>220.067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7" calcext:value-type="float">
            <text:p>-0.047</text:p>
          </table:table-cell>
          <table:table-cell office:value-type="float" office:value="-1.602" calcext:value-type="float">
            <text:p>-1.602</text:p>
          </table:table-cell>
          <table:table-cell office:value-type="float" office:value="0.325" calcext:value-type="float">
            <text:p>0.325</text:p>
          </table:table-cell>
          <table:table-cell office:value-type="float" office:value="42.501" calcext:value-type="float">
            <text:p>42.501</text:p>
          </table:table-cell>
          <table:table-cell office:value-type="float" office:value="-155.091" calcext:value-type="float">
            <text:p>-155.091</text:p>
          </table:table-cell>
          <table:table-cell office:value-type="float" office:value="424.407" calcext:value-type="float">
            <text:p>424.407</text:p>
          </table:table-cell>
          <table:table-cell office:value-type="float" office:value="-337.581" calcext:value-type="float">
            <text:p>-337.581</text:p>
          </table:table-cell>
          <table:table-cell/>
        </table:table-row>
        <table:table-row table:style-name="ro1">
          <table:table-cell office:value-type="float" office:value="220.072" calcext:value-type="float">
            <text:p>220.072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5" calcext:value-type="float">
            <text:p>-0.05</text:p>
          </table:table-cell>
          <table:table-cell office:value-type="float" office:value="-1.602" calcext:value-type="float">
            <text:p>-1.602</text:p>
          </table:table-cell>
          <table:table-cell office:value-type="float" office:value="0.325" calcext:value-type="float">
            <text:p>0.325</text:p>
          </table:table-cell>
          <table:table-cell office:value-type="float" office:value="42.719" calcext:value-type="float">
            <text:p>42.719</text:p>
          </table:table-cell>
          <table:table-cell office:value-type="float" office:value="-155.091" calcext:value-type="float">
            <text:p>-155.091</text:p>
          </table:table-cell>
          <table:table-cell office:value-type="float" office:value="424.407" calcext:value-type="float">
            <text:p>424.407</text:p>
          </table:table-cell>
          <table:table-cell office:value-type="float" office:value="-337.581" calcext:value-type="float">
            <text:p>-337.581</text:p>
          </table:table-cell>
          <table:table-cell/>
        </table:table-row>
        <table:table-row table:style-name="ro1">
          <table:table-cell office:value-type="float" office:value="220.076" calcext:value-type="float">
            <text:p>220.076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77" calcext:value-type="float">
            <text:p>-1.077</text:p>
          </table:table-cell>
          <table:table-cell office:value-type="float" office:value="0.535" calcext:value-type="float">
            <text:p>0.535</text:p>
          </table:table-cell>
          <table:table-cell office:value-type="float" office:value="42.719" calcext:value-type="float">
            <text:p>42.719</text:p>
          </table:table-cell>
          <table:table-cell office:value-type="float" office:value="-155.091" calcext:value-type="float">
            <text:p>-155.091</text:p>
          </table:table-cell>
          <table:table-cell office:value-type="float" office:value="424.407" calcext:value-type="float">
            <text:p>424.407</text:p>
          </table:table-cell>
          <table:table-cell office:value-type="float" office:value="-337.581" calcext:value-type="float">
            <text:p>-337.581</text:p>
          </table:table-cell>
          <table:table-cell/>
        </table:table-row>
        <table:table-row table:style-name="ro1">
          <table:table-cell office:value-type="float" office:value="220.081" calcext:value-type="float">
            <text:p>220.081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6" calcext:value-type="float">
            <text:p>-0.046</text:p>
          </table:table-cell>
          <table:table-cell office:value-type="float" office:value="-1.077" calcext:value-type="float">
            <text:p>-1.077</text:p>
          </table:table-cell>
          <table:table-cell office:value-type="float" office:value="0.535" calcext:value-type="float">
            <text:p>0.535</text:p>
          </table:table-cell>
          <table:table-cell office:value-type="float" office:value="42.719" calcext:value-type="float">
            <text:p>42.719</text:p>
          </table:table-cell>
          <table:table-cell office:value-type="float" office:value="-155.091" calcext:value-type="float">
            <text:p>-155.091</text:p>
          </table:table-cell>
          <table:table-cell office:value-type="float" office:value="424.407" calcext:value-type="float">
            <text:p>424.407</text:p>
          </table:table-cell>
          <table:table-cell office:value-type="float" office:value="-337.581" calcext:value-type="float">
            <text:p>-337.581</text:p>
          </table:table-cell>
          <table:table-cell/>
        </table:table-row>
        <table:table-row table:style-name="ro1">
          <table:table-cell office:value-type="float" office:value="220.086" calcext:value-type="float">
            <text:p>220.086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849" calcext:value-type="float">
            <text:p>-0.849</text:p>
          </table:table-cell>
          <table:table-cell office:value-type="float" office:value="0.342" calcext:value-type="float">
            <text:p>0.342</text:p>
          </table:table-cell>
          <table:table-cell office:value-type="float" office:value="43.349" calcext:value-type="float">
            <text:p>43.349</text:p>
          </table:table-cell>
          <table:table-cell office:value-type="float" office:value="-138.843" calcext:value-type="float">
            <text:p>-138.843</text:p>
          </table:table-cell>
          <table:table-cell office:value-type="float" office:value="434.431" calcext:value-type="float">
            <text:p>434.431</text:p>
          </table:table-cell>
          <table:table-cell office:value-type="float" office:value="-299.842" calcext:value-type="float">
            <text:p>-299.842</text:p>
          </table:table-cell>
          <table:table-cell/>
        </table:table-row>
        <table:table-row table:style-name="ro1">
          <table:table-cell office:value-type="float" office:value="220.09" calcext:value-type="float">
            <text:p>220.09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849" calcext:value-type="float">
            <text:p>-0.849</text:p>
          </table:table-cell>
          <table:table-cell office:value-type="float" office:value="0.342" calcext:value-type="float">
            <text:p>0.342</text:p>
          </table:table-cell>
          <table:table-cell office:value-type="float" office:value="43.349" calcext:value-type="float">
            <text:p>43.349</text:p>
          </table:table-cell>
          <table:table-cell office:value-type="float" office:value="-138.843" calcext:value-type="float">
            <text:p>-138.843</text:p>
          </table:table-cell>
          <table:table-cell office:value-type="float" office:value="434.431" calcext:value-type="float">
            <text:p>434.431</text:p>
          </table:table-cell>
          <table:table-cell office:value-type="float" office:value="-299.842" calcext:value-type="float">
            <text:p>-299.842</text:p>
          </table:table-cell>
          <table:table-cell/>
        </table:table-row>
        <table:table-row table:style-name="ro1">
          <table:table-cell office:value-type="float" office:value="220.095" calcext:value-type="float">
            <text:p>220.095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911" calcext:value-type="float">
            <text:p>-0.911</text:p>
          </table:table-cell>
          <table:table-cell office:value-type="float" office:value="0.15" calcext:value-type="float">
            <text:p>0.15</text:p>
          </table:table-cell>
          <table:table-cell office:value-type="float" office:value="43.962" calcext:value-type="float">
            <text:p>43.962</text:p>
          </table:table-cell>
          <table:table-cell office:value-type="float" office:value="-138.843" calcext:value-type="float">
            <text:p>-138.843</text:p>
          </table:table-cell>
          <table:table-cell office:value-type="float" office:value="434.431" calcext:value-type="float">
            <text:p>434.431</text:p>
          </table:table-cell>
          <table:table-cell office:value-type="float" office:value="-299.842" calcext:value-type="float">
            <text:p>-299.842</text:p>
          </table:table-cell>
          <table:table-cell/>
        </table:table-row>
        <table:table-row table:style-name="ro1">
          <table:table-cell office:value-type="float" office:value="220.099" calcext:value-type="float">
            <text:p>220.099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911" calcext:value-type="float">
            <text:p>-0.911</text:p>
          </table:table-cell>
          <table:table-cell office:value-type="float" office:value="0.15" calcext:value-type="float">
            <text:p>0.15</text:p>
          </table:table-cell>
          <table:table-cell office:value-type="float" office:value="43.962" calcext:value-type="float">
            <text:p>43.962</text:p>
          </table:table-cell>
          <table:table-cell office:value-type="float" office:value="-138.843" calcext:value-type="float">
            <text:p>-138.843</text:p>
          </table:table-cell>
          <table:table-cell office:value-type="float" office:value="434.431" calcext:value-type="float">
            <text:p>434.431</text:p>
          </table:table-cell>
          <table:table-cell office:value-type="float" office:value="-299.842" calcext:value-type="float">
            <text:p>-299.842</text:p>
          </table:table-cell>
          <table:table-cell/>
        </table:table-row>
        <table:table-row table:style-name="ro1">
          <table:table-cell office:value-type="float" office:value="220.104" calcext:value-type="float">
            <text:p>220.104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911" calcext:value-type="float">
            <text:p>-0.911</text:p>
          </table:table-cell>
          <table:table-cell office:value-type="float" office:value="0.15" calcext:value-type="float">
            <text:p>0.15</text:p>
          </table:table-cell>
          <table:table-cell office:value-type="float" office:value="43.962" calcext:value-type="float">
            <text:p>43.962</text:p>
          </table:table-cell>
          <table:table-cell office:value-type="float" office:value="-138.843" calcext:value-type="float">
            <text:p>-138.843</text:p>
          </table:table-cell>
          <table:table-cell office:value-type="float" office:value="434.431" calcext:value-type="float">
            <text:p>434.431</text:p>
          </table:table-cell>
          <table:table-cell office:value-type="float" office:value="-299.842" calcext:value-type="float">
            <text:p>-299.842</text:p>
          </table:table-cell>
          <table:table-cell/>
        </table:table-row>
        <table:table-row table:style-name="ro1">
          <table:table-cell office:value-type="float" office:value="220.108" calcext:value-type="float">
            <text:p>220.108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744" calcext:value-type="float">
            <text:p>-0.744</text:p>
          </table:table-cell>
          <table:table-cell office:value-type="float" office:value="-0.069" calcext:value-type="float">
            <text:p>-0.069</text:p>
          </table:table-cell>
          <table:table-cell office:value-type="float" office:value="44.172" calcext:value-type="float">
            <text:p>44.172</text:p>
          </table:table-cell>
          <table:table-cell office:value-type="float" office:value="-110.409" calcext:value-type="float">
            <text:p>-110.409</text:p>
          </table:table-cell>
          <table:table-cell office:value-type="float" office:value="442.344" calcext:value-type="float">
            <text:p>442.344</text:p>
          </table:table-cell>
          <table:table-cell office:value-type="float" office:value="-278.875" calcext:value-type="float">
            <text:p>-278.875</text:p>
          </table:table-cell>
          <table:table-cell/>
        </table:table-row>
        <table:table-row table:style-name="ro1">
          <table:table-cell office:value-type="float" office:value="220.113" calcext:value-type="float">
            <text:p>220.113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744" calcext:value-type="float">
            <text:p>-0.744</text:p>
          </table:table-cell>
          <table:table-cell office:value-type="float" office:value="-0.069" calcext:value-type="float">
            <text:p>-0.069</text:p>
          </table:table-cell>
          <table:table-cell office:value-type="float" office:value="44.172" calcext:value-type="float">
            <text:p>44.172</text:p>
          </table:table-cell>
          <table:table-cell office:value-type="float" office:value="-110.409" calcext:value-type="float">
            <text:p>-110.409</text:p>
          </table:table-cell>
          <table:table-cell office:value-type="float" office:value="442.344" calcext:value-type="float">
            <text:p>442.344</text:p>
          </table:table-cell>
          <table:table-cell office:value-type="float" office:value="-278.875" calcext:value-type="float">
            <text:p>-278.875</text:p>
          </table:table-cell>
          <table:table-cell/>
        </table:table-row>
        <table:table-row table:style-name="ro1">
          <table:table-cell office:value-type="float" office:value="220.117" calcext:value-type="float">
            <text:p>220.11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83" calcext:value-type="float">
            <text:p>-0.683</text:p>
          </table:table-cell>
          <table:table-cell office:value-type="float" office:value="-0.104" calcext:value-type="float">
            <text:p>-0.104</text:p>
          </table:table-cell>
          <table:table-cell office:value-type="float" office:value="44.478" calcext:value-type="float">
            <text:p>44.478</text:p>
          </table:table-cell>
          <table:table-cell office:value-type="float" office:value="-110.409" calcext:value-type="float">
            <text:p>-110.409</text:p>
          </table:table-cell>
          <table:table-cell office:value-type="float" office:value="442.344" calcext:value-type="float">
            <text:p>442.344</text:p>
          </table:table-cell>
          <table:table-cell office:value-type="float" office:value="-278.875" calcext:value-type="float">
            <text:p>-278.875</text:p>
          </table:table-cell>
          <table:table-cell/>
        </table:table-row>
        <table:table-row table:style-name="ro1">
          <table:table-cell office:value-type="float" office:value="220.122" calcext:value-type="float">
            <text:p>220.122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2" calcext:value-type="float">
            <text:p>0.02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683" calcext:value-type="float">
            <text:p>-0.683</text:p>
          </table:table-cell>
          <table:table-cell office:value-type="float" office:value="-0.104" calcext:value-type="float">
            <text:p>-0.104</text:p>
          </table:table-cell>
          <table:table-cell office:value-type="float" office:value="44.478" calcext:value-type="float">
            <text:p>44.478</text:p>
          </table:table-cell>
          <table:table-cell office:value-type="float" office:value="-110.409" calcext:value-type="float">
            <text:p>-110.409</text:p>
          </table:table-cell>
          <table:table-cell office:value-type="float" office:value="442.344" calcext:value-type="float">
            <text:p>442.344</text:p>
          </table:table-cell>
          <table:table-cell office:value-type="float" office:value="-278.875" calcext:value-type="float">
            <text:p>-278.875</text:p>
          </table:table-cell>
          <table:table-cell/>
        </table:table-row>
        <table:table-row table:style-name="ro1">
          <table:table-cell office:value-type="float" office:value="220.127" calcext:value-type="float">
            <text:p>220.12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2" calcext:value-type="float">
            <text:p>0.02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683" calcext:value-type="float">
            <text:p>-0.683</text:p>
          </table:table-cell>
          <table:table-cell office:value-type="float" office:value="-0.104" calcext:value-type="float">
            <text:p>-0.104</text:p>
          </table:table-cell>
          <table:table-cell office:value-type="float" office:value="44.697" calcext:value-type="float">
            <text:p>44.697</text:p>
          </table:table-cell>
          <table:table-cell office:value-type="float" office:value="-86.545" calcext:value-type="float">
            <text:p>-86.545</text:p>
          </table:table-cell>
          <table:table-cell office:value-type="float" office:value="449.202" calcext:value-type="float">
            <text:p>449.202</text:p>
          </table:table-cell>
          <table:table-cell office:value-type="float" office:value="-240.717" calcext:value-type="float">
            <text:p>-240.717</text:p>
          </table:table-cell>
          <table:table-cell/>
        </table:table-row>
        <table:table-row table:style-name="ro1">
          <table:table-cell office:value-type="float" office:value="220.131" calcext:value-type="float">
            <text:p>220.13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2" calcext:value-type="float">
            <text:p>0.02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981" calcext:value-type="float">
            <text:p>-0.981</text:p>
          </table:table-cell>
          <table:table-cell office:value-type="float" office:value="0.307" calcext:value-type="float">
            <text:p>0.307</text:p>
          </table:table-cell>
          <table:table-cell office:value-type="float" office:value="44.697" calcext:value-type="float">
            <text:p>44.697</text:p>
          </table:table-cell>
          <table:table-cell office:value-type="float" office:value="-86.545" calcext:value-type="float">
            <text:p>-86.545</text:p>
          </table:table-cell>
          <table:table-cell office:value-type="float" office:value="449.202" calcext:value-type="float">
            <text:p>449.202</text:p>
          </table:table-cell>
          <table:table-cell office:value-type="float" office:value="-240.717" calcext:value-type="float">
            <text:p>-240.717</text:p>
          </table:table-cell>
          <table:table-cell/>
        </table:table-row>
        <table:table-row table:style-name="ro1">
          <table:table-cell office:value-type="float" office:value="220.136" calcext:value-type="float">
            <text:p>220.1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981" calcext:value-type="float">
            <text:p>-0.981</text:p>
          </table:table-cell>
          <table:table-cell office:value-type="float" office:value="0.307" calcext:value-type="float">
            <text:p>0.307</text:p>
          </table:table-cell>
          <table:table-cell office:value-type="float" office:value="44.697" calcext:value-type="float">
            <text:p>44.697</text:p>
          </table:table-cell>
          <table:table-cell office:value-type="float" office:value="-86.545" calcext:value-type="float">
            <text:p>-86.545</text:p>
          </table:table-cell>
          <table:table-cell office:value-type="float" office:value="449.202" calcext:value-type="float">
            <text:p>449.202</text:p>
          </table:table-cell>
          <table:table-cell office:value-type="float" office:value="-240.717" calcext:value-type="float">
            <text:p>-240.717</text:p>
          </table:table-cell>
          <table:table-cell/>
        </table:table-row>
        <table:table-row table:style-name="ro1">
          <table:table-cell office:value-type="float" office:value="220.14" calcext:value-type="float">
            <text:p>220.1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744" calcext:value-type="float">
            <text:p>-0.744</text:p>
          </table:table-cell>
          <table:table-cell office:value-type="float" office:value="0.255" calcext:value-type="float">
            <text:p>0.255</text:p>
          </table:table-cell>
          <table:table-cell office:value-type="float" office:value="45.222" calcext:value-type="float">
            <text:p>45.222</text:p>
          </table:table-cell>
          <table:table-cell office:value-type="float" office:value="-86.545" calcext:value-type="float">
            <text:p>-86.545</text:p>
          </table:table-cell>
          <table:table-cell office:value-type="float" office:value="449.202" calcext:value-type="float">
            <text:p>449.202</text:p>
          </table:table-cell>
          <table:table-cell office:value-type="float" office:value="-240.717" calcext:value-type="float">
            <text:p>-240.717</text:p>
          </table:table-cell>
          <table:table-cell/>
        </table:table-row>
        <table:table-row table:style-name="ro1">
          <table:table-cell office:value-type="float" office:value="220.146" calcext:value-type="float">
            <text:p>220.146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744" calcext:value-type="float">
            <text:p>-0.744</text:p>
          </table:table-cell>
          <table:table-cell office:value-type="float" office:value="0.255" calcext:value-type="float">
            <text:p>0.255</text:p>
          </table:table-cell>
          <table:table-cell office:value-type="float" office:value="45.222" calcext:value-type="float">
            <text:p>45.222</text:p>
          </table:table-cell>
          <table:table-cell office:value-type="float" office:value="-86.545" calcext:value-type="float">
            <text:p>-86.545</text:p>
          </table:table-cell>
          <table:table-cell office:value-type="float" office:value="449.202" calcext:value-type="float">
            <text:p>449.202</text:p>
          </table:table-cell>
          <table:table-cell office:value-type="float" office:value="-224.363" calcext:value-type="float">
            <text:p>-224.363</text:p>
          </table:table-cell>
          <table:table-cell/>
        </table:table-row>
        <table:table-row table:style-name="ro1">
          <table:table-cell office:value-type="float" office:value="220.15" calcext:value-type="float">
            <text:p>220.1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263" calcext:value-type="float">
            <text:p>0.263</text:p>
          </table:table-cell>
          <table:table-cell office:value-type="float" office:value="45.37" calcext:value-type="float">
            <text:p>45.37</text:p>
          </table:table-cell>
          <table:table-cell office:value-type="float" office:value="-55.065" calcext:value-type="float">
            <text:p>-55.065</text:p>
          </table:table-cell>
          <table:table-cell office:value-type="float" office:value="453.423" calcext:value-type="float">
            <text:p>453.423</text:p>
          </table:table-cell>
          <table:table-cell office:value-type="float" office:value="-224.363" calcext:value-type="float">
            <text:p>-224.363</text:p>
          </table:table-cell>
          <table:table-cell/>
        </table:table-row>
        <table:table-row table:style-name="ro1">
          <table:table-cell office:value-type="float" office:value="220.155" calcext:value-type="float">
            <text:p>220.155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263" calcext:value-type="float">
            <text:p>0.263</text:p>
          </table:table-cell>
          <table:table-cell office:value-type="float" office:value="45.37" calcext:value-type="float">
            <text:p>45.37</text:p>
          </table:table-cell>
          <table:table-cell office:value-type="float" office:value="-55.065" calcext:value-type="float">
            <text:p>-55.065</text:p>
          </table:table-cell>
          <table:table-cell office:value-type="float" office:value="453.423" calcext:value-type="float">
            <text:p>453.423</text:p>
          </table:table-cell>
          <table:table-cell office:value-type="float" office:value="-224.363" calcext:value-type="float">
            <text:p>-224.363</text:p>
          </table:table-cell>
          <table:table-cell/>
        </table:table-row>
        <table:table-row table:style-name="ro1">
          <table:table-cell office:value-type="float" office:value="220.159" calcext:value-type="float">
            <text:p>220.159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263" calcext:value-type="float">
            <text:p>0.263</text:p>
          </table:table-cell>
          <table:table-cell office:value-type="float" office:value="45.519" calcext:value-type="float">
            <text:p>45.519</text:p>
          </table:table-cell>
          <table:table-cell office:value-type="float" office:value="-55.065" calcext:value-type="float">
            <text:p>-55.065</text:p>
          </table:table-cell>
          <table:table-cell office:value-type="float" office:value="453.423" calcext:value-type="float">
            <text:p>453.423</text:p>
          </table:table-cell>
          <table:table-cell office:value-type="float" office:value="-224.363" calcext:value-type="float">
            <text:p>-224.363</text:p>
          </table:table-cell>
          <table:table-cell/>
        </table:table-row>
        <table:table-row table:style-name="ro1">
          <table:table-cell office:value-type="float" office:value="220.164" calcext:value-type="float">
            <text:p>220.164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01" calcext:value-type="float">
            <text:p>0.01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543" calcext:value-type="float">
            <text:p>-0.543</text:p>
          </table:table-cell>
          <table:table-cell office:value-type="float" office:value="0.438" calcext:value-type="float">
            <text:p>0.438</text:p>
          </table:table-cell>
          <table:table-cell office:value-type="float" office:value="45.519" calcext:value-type="float">
            <text:p>45.519</text:p>
          </table:table-cell>
          <table:table-cell office:value-type="float" office:value="-55.065" calcext:value-type="float">
            <text:p>-55.065</text:p>
          </table:table-cell>
          <table:table-cell office:value-type="float" office:value="453.423" calcext:value-type="float">
            <text:p>453.423</text:p>
          </table:table-cell>
          <table:table-cell office:value-type="float" office:value="-224.363" calcext:value-type="float">
            <text:p>-224.363</text:p>
          </table:table-cell>
          <table:table-cell/>
        </table:table-row>
        <table:table-row table:style-name="ro1">
          <table:table-cell office:value-type="float" office:value="220.168" calcext:value-type="float">
            <text:p>220.168</text:p>
          </table:table-cell>
          <table:table-cell office:value-type="float" office:value="-0.093" calcext:value-type="float">
            <text:p>-0.093</text:p>
          </table:table-cell>
          <table:table-cell office:value-type="float" office:value="0.01" calcext:value-type="float">
            <text:p>0.01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543" calcext:value-type="float">
            <text:p>-0.543</text:p>
          </table:table-cell>
          <table:table-cell office:value-type="float" office:value="0.438" calcext:value-type="float">
            <text:p>0.438</text:p>
          </table:table-cell>
          <table:table-cell office:value-type="float" office:value="45.519" calcext:value-type="float">
            <text:p>45.519</text:p>
          </table:table-cell>
          <table:table-cell office:value-type="float" office:value="-43.387" calcext:value-type="float">
            <text:p>-43.387</text:p>
          </table:table-cell>
          <table:table-cell office:value-type="float" office:value="444.982" calcext:value-type="float">
            <text:p>444.982</text:p>
          </table:table-cell>
          <table:table-cell office:value-type="float" office:value="-215.557" calcext:value-type="float">
            <text:p>-215.557</text:p>
          </table:table-cell>
          <table:table-cell/>
        </table:table-row>
        <table:table-row table:style-name="ro1">
          <table:table-cell office:value-type="float" office:value="220.173" calcext:value-type="float">
            <text:p>220.173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1" calcext:value-type="float">
            <text:p>0.01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639" calcext:value-type="float">
            <text:p>-0.639</text:p>
          </table:table-cell>
          <table:table-cell office:value-type="float" office:value="0.342" calcext:value-type="float">
            <text:p>0.342</text:p>
          </table:table-cell>
          <table:table-cell office:value-type="float" office:value="45.37" calcext:value-type="float">
            <text:p>45.37</text:p>
          </table:table-cell>
          <table:table-cell office:value-type="float" office:value="-43.387" calcext:value-type="float">
            <text:p>-43.387</text:p>
          </table:table-cell>
          <table:table-cell office:value-type="float" office:value="444.982" calcext:value-type="float">
            <text:p>444.982</text:p>
          </table:table-cell>
          <table:table-cell office:value-type="float" office:value="-215.557" calcext:value-type="float">
            <text:p>-215.557</text:p>
          </table:table-cell>
          <table:table-cell/>
        </table:table-row>
        <table:table-row table:style-name="ro1">
          <table:table-cell office:value-type="float" office:value="220.178" calcext:value-type="float">
            <text:p>220.178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1" calcext:value-type="float">
            <text:p>0.01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639" calcext:value-type="float">
            <text:p>-0.639</text:p>
          </table:table-cell>
          <table:table-cell office:value-type="float" office:value="0.342" calcext:value-type="float">
            <text:p>0.342</text:p>
          </table:table-cell>
          <table:table-cell office:value-type="float" office:value="45.37" calcext:value-type="float">
            <text:p>45.37</text:p>
          </table:table-cell>
          <table:table-cell office:value-type="float" office:value="-43.387" calcext:value-type="float">
            <text:p>-43.387</text:p>
          </table:table-cell>
          <table:table-cell office:value-type="float" office:value="444.982" calcext:value-type="float">
            <text:p>444.982</text:p>
          </table:table-cell>
          <table:table-cell office:value-type="float" office:value="-215.557" calcext:value-type="float">
            <text:p>-215.557</text:p>
          </table:table-cell>
          <table:table-cell/>
        </table:table-row>
        <table:table-row table:style-name="ro1">
          <table:table-cell office:value-type="float" office:value="220.182" calcext:value-type="float">
            <text:p>220.182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639" calcext:value-type="float">
            <text:p>-0.639</text:p>
          </table:table-cell>
          <table:table-cell office:value-type="float" office:value="0.255" calcext:value-type="float">
            <text:p>0.255</text:p>
          </table:table-cell>
          <table:table-cell office:value-type="float" office:value="45.379" calcext:value-type="float">
            <text:p>45.379</text:p>
          </table:table-cell>
          <table:table-cell office:value-type="float" office:value="-43.387" calcext:value-type="float">
            <text:p>-43.387</text:p>
          </table:table-cell>
          <table:table-cell office:value-type="float" office:value="444.982" calcext:value-type="float">
            <text:p>444.982</text:p>
          </table:table-cell>
          <table:table-cell office:value-type="float" office:value="-215.557" calcext:value-type="float">
            <text:p>-215.557</text:p>
          </table:table-cell>
          <table:table-cell/>
        </table:table-row>
        <table:table-row table:style-name="ro1">
          <table:table-cell office:value-type="float" office:value="220.187" calcext:value-type="float">
            <text:p>220.187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639" calcext:value-type="float">
            <text:p>-0.639</text:p>
          </table:table-cell>
          <table:table-cell office:value-type="float" office:value="0.255" calcext:value-type="float">
            <text:p>0.255</text:p>
          </table:table-cell>
          <table:table-cell office:value-type="float" office:value="45.379" calcext:value-type="float">
            <text:p>45.379</text:p>
          </table:table-cell>
          <table:table-cell office:value-type="float" office:value="-43.387" calcext:value-type="float">
            <text:p>-43.387</text:p>
          </table:table-cell>
          <table:table-cell office:value-type="float" office:value="448.675" calcext:value-type="float">
            <text:p>448.675</text:p>
          </table:table-cell>
          <table:table-cell office:value-type="float" office:value="-195.848" calcext:value-type="float">
            <text:p>-195.848</text:p>
          </table:table-cell>
          <table:table-cell/>
        </table:table-row>
        <table:table-row table:style-name="ro1">
          <table:table-cell office:value-type="float" office:value="220.192" calcext:value-type="float">
            <text:p>220.192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639" calcext:value-type="float">
            <text:p>-0.639</text:p>
          </table:table-cell>
          <table:table-cell office:value-type="float" office:value="0.255" calcext:value-type="float">
            <text:p>0.255</text:p>
          </table:table-cell>
          <table:table-cell office:value-type="float" office:value="45.379" calcext:value-type="float">
            <text:p>45.379</text:p>
          </table:table-cell>
          <table:table-cell office:value-type="float" office:value="-36.279" calcext:value-type="float">
            <text:p>-36.279</text:p>
          </table:table-cell>
          <table:table-cell office:value-type="float" office:value="448.675" calcext:value-type="float">
            <text:p>448.675</text:p>
          </table:table-cell>
          <table:table-cell office:value-type="float" office:value="-195.848" calcext:value-type="float">
            <text:p>-195.848</text:p>
          </table:table-cell>
          <table:table-cell/>
        </table:table-row>
        <table:table-row table:style-name="ro1">
          <table:table-cell office:value-type="float" office:value="220.197" calcext:value-type="float">
            <text:p>220.197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34" calcext:value-type="float">
            <text:p>-0.034</text:p>
          </table:table-cell>
          <table:table-cell office:value-type="float" office:value="-1.042" calcext:value-type="float">
            <text:p>-1.042</text:p>
          </table:table-cell>
          <table:table-cell office:value-type="float" office:value="0.473" calcext:value-type="float">
            <text:p>0.473</text:p>
          </table:table-cell>
          <table:table-cell office:value-type="float" office:value="45.266" calcext:value-type="float">
            <text:p>45.266</text:p>
          </table:table-cell>
          <table:table-cell office:value-type="float" office:value="-36.279" calcext:value-type="float">
            <text:p>-36.279</text:p>
          </table:table-cell>
          <table:table-cell office:value-type="float" office:value="448.675" calcext:value-type="float">
            <text:p>448.675</text:p>
          </table:table-cell>
          <table:table-cell office:value-type="float" office:value="-195.848" calcext:value-type="float">
            <text:p>-195.848</text:p>
          </table:table-cell>
          <table:table-cell/>
        </table:table-row>
        <table:table-row table:style-name="ro1">
          <table:table-cell office:value-type="float" office:value="220.201" calcext:value-type="float">
            <text:p>220.201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34" calcext:value-type="float">
            <text:p>-0.034</text:p>
          </table:table-cell>
          <table:table-cell office:value-type="float" office:value="-1.042" calcext:value-type="float">
            <text:p>-1.042</text:p>
          </table:table-cell>
          <table:table-cell office:value-type="float" office:value="0.473" calcext:value-type="float">
            <text:p>0.473</text:p>
          </table:table-cell>
          <table:table-cell office:value-type="float" office:value="45.266" calcext:value-type="float">
            <text:p>45.266</text:p>
          </table:table-cell>
          <table:table-cell office:value-type="float" office:value="-36.279" calcext:value-type="float">
            <text:p>-36.279</text:p>
          </table:table-cell>
          <table:table-cell office:value-type="float" office:value="448.675" calcext:value-type="float">
            <text:p>448.675</text:p>
          </table:table-cell>
          <table:table-cell office:value-type="float" office:value="-195.848" calcext:value-type="float">
            <text:p>-195.848</text:p>
          </table:table-cell>
          <table:table-cell/>
        </table:table-row>
        <table:table-row table:style-name="ro1">
          <table:table-cell office:value-type="float" office:value="220.206" calcext:value-type="float">
            <text:p>220.206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762" calcext:value-type="float">
            <text:p>-0.762</text:p>
          </table:table-cell>
          <table:table-cell office:value-type="float" office:value="-0.165" calcext:value-type="float">
            <text:p>-0.165</text:p>
          </table:table-cell>
          <table:table-cell office:value-type="float" office:value="45.642" calcext:value-type="float">
            <text:p>45.642</text:p>
          </table:table-cell>
          <table:table-cell office:value-type="float" office:value="-36.279" calcext:value-type="float">
            <text:p>-36.279</text:p>
          </table:table-cell>
          <table:table-cell office:value-type="float" office:value="448.675" calcext:value-type="float">
            <text:p>448.675</text:p>
          </table:table-cell>
          <table:table-cell office:value-type="float" office:value="-195.848" calcext:value-type="float">
            <text:p>-195.848</text:p>
          </table:table-cell>
          <table:table-cell/>
        </table:table-row>
        <table:table-row table:style-name="ro1">
          <table:table-cell office:value-type="float" office:value="220.21" calcext:value-type="float">
            <text:p>220.21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762" calcext:value-type="float">
            <text:p>-0.762</text:p>
          </table:table-cell>
          <table:table-cell office:value-type="float" office:value="-0.165" calcext:value-type="float">
            <text:p>-0.165</text:p>
          </table:table-cell>
          <table:table-cell office:value-type="float" office:value="45.642" calcext:value-type="float">
            <text:p>45.642</text:p>
          </table:table-cell>
          <table:table-cell office:value-type="float" office:value="-28.155" calcext:value-type="float">
            <text:p>-28.155</text:p>
          </table:table-cell>
          <table:table-cell office:value-type="float" office:value="443.399" calcext:value-type="float">
            <text:p>443.399</text:p>
          </table:table-cell>
          <table:table-cell office:value-type="float" office:value="-173.624" calcext:value-type="float">
            <text:p>-173.624</text:p>
          </table:table-cell>
          <table:table-cell/>
        </table:table-row>
        <table:table-row table:style-name="ro1">
          <table:table-cell office:value-type="float" office:value="220.215" calcext:value-type="float">
            <text:p>220.215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43" calcext:value-type="float">
            <text:p>-0.043</text:p>
          </table:table-cell>
          <table:table-cell office:value-type="float" office:value="-1.033" calcext:value-type="float">
            <text:p>-1.033</text:p>
          </table:table-cell>
          <table:table-cell office:value-type="float" office:value="-0.095" calcext:value-type="float">
            <text:p>-0.095</text:p>
          </table:table-cell>
          <table:table-cell office:value-type="float" office:value="45.904" calcext:value-type="float">
            <text:p>45.904</text:p>
          </table:table-cell>
          <table:table-cell office:value-type="float" office:value="-28.155" calcext:value-type="float">
            <text:p>-28.155</text:p>
          </table:table-cell>
          <table:table-cell office:value-type="float" office:value="443.399" calcext:value-type="float">
            <text:p>443.399</text:p>
          </table:table-cell>
          <table:table-cell office:value-type="float" office:value="-173.624" calcext:value-type="float">
            <text:p>-173.624</text:p>
          </table:table-cell>
          <table:table-cell/>
        </table:table-row>
        <table:table-row table:style-name="ro1">
          <table:table-cell office:value-type="float" office:value="220.219" calcext:value-type="float">
            <text:p>220.219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43" calcext:value-type="float">
            <text:p>-0.043</text:p>
          </table:table-cell>
          <table:table-cell office:value-type="float" office:value="-1.033" calcext:value-type="float">
            <text:p>-1.033</text:p>
          </table:table-cell>
          <table:table-cell office:value-type="float" office:value="-0.095" calcext:value-type="float">
            <text:p>-0.095</text:p>
          </table:table-cell>
          <table:table-cell office:value-type="float" office:value="45.904" calcext:value-type="float">
            <text:p>45.904</text:p>
          </table:table-cell>
          <table:table-cell office:value-type="float" office:value="-28.155" calcext:value-type="float">
            <text:p>-28.155</text:p>
          </table:table-cell>
          <table:table-cell office:value-type="float" office:value="443.399" calcext:value-type="float">
            <text:p>443.399</text:p>
          </table:table-cell>
          <table:table-cell office:value-type="float" office:value="-173.624" calcext:value-type="float">
            <text:p>-173.624</text:p>
          </table:table-cell>
          <table:table-cell/>
        </table:table-row>
        <table:table-row table:style-name="ro1">
          <table:table-cell office:value-type="float" office:value="220.224" calcext:value-type="float">
            <text:p>220.224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9" calcext:value-type="float">
            <text:p>-0.059</text:p>
          </table:table-cell>
          <table:table-cell office:value-type="float" office:value="-1.033" calcext:value-type="float">
            <text:p>-1.033</text:p>
          </table:table-cell>
          <table:table-cell office:value-type="float" office:value="-0.095" calcext:value-type="float">
            <text:p>-0.095</text:p>
          </table:table-cell>
          <table:table-cell office:value-type="float" office:value="45.904" calcext:value-type="float">
            <text:p>45.904</text:p>
          </table:table-cell>
          <table:table-cell office:value-type="float" office:value="-28.155" calcext:value-type="float">
            <text:p>-28.155</text:p>
          </table:table-cell>
          <table:table-cell office:value-type="float" office:value="443.399" calcext:value-type="float">
            <text:p>443.399</text:p>
          </table:table-cell>
          <table:table-cell office:value-type="float" office:value="-173.624" calcext:value-type="float">
            <text:p>-173.624</text:p>
          </table:table-cell>
          <table:table-cell/>
        </table:table-row>
        <table:table-row table:style-name="ro1">
          <table:table-cell office:value-type="float" office:value="220.229" calcext:value-type="float">
            <text:p>220.229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937" calcext:value-type="float">
            <text:p>-0.937</text:p>
          </table:table-cell>
          <table:table-cell office:value-type="float" office:value="0.333" calcext:value-type="float">
            <text:p>0.333</text:p>
          </table:table-cell>
          <table:table-cell office:value-type="float" office:value="45.476" calcext:value-type="float">
            <text:p>45.476</text:p>
          </table:table-cell>
          <table:table-cell office:value-type="float" office:value="-40.848" calcext:value-type="float">
            <text:p>-40.848</text:p>
          </table:table-cell>
          <table:table-cell office:value-type="float" office:value="428.627" calcext:value-type="float">
            <text:p>428.627</text:p>
          </table:table-cell>
          <table:table-cell office:value-type="float" office:value="-147.626" calcext:value-type="float">
            <text:p>-147.626</text:p>
          </table:table-cell>
          <table:table-cell/>
        </table:table-row>
        <table:table-row table:style-name="ro1">
          <table:table-cell office:value-type="float" office:value="220.233" calcext:value-type="float">
            <text:p>220.233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937" calcext:value-type="float">
            <text:p>-0.937</text:p>
          </table:table-cell>
          <table:table-cell office:value-type="float" office:value="0.333" calcext:value-type="float">
            <text:p>0.333</text:p>
          </table:table-cell>
          <table:table-cell office:value-type="float" office:value="45.476" calcext:value-type="float">
            <text:p>45.476</text:p>
          </table:table-cell>
          <table:table-cell office:value-type="float" office:value="-40.848" calcext:value-type="float">
            <text:p>-40.848</text:p>
          </table:table-cell>
          <table:table-cell office:value-type="float" office:value="428.627" calcext:value-type="float">
            <text:p>428.627</text:p>
          </table:table-cell>
          <table:table-cell office:value-type="float" office:value="-147.626" calcext:value-type="float">
            <text:p>-147.626</text:p>
          </table:table-cell>
          <table:table-cell/>
        </table:table-row>
        <table:table-row table:style-name="ro1">
          <table:table-cell office:value-type="float" office:value="220.238" calcext:value-type="float">
            <text:p>220.238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823" calcext:value-type="float">
            <text:p>-0.823</text:p>
          </table:table-cell>
          <table:table-cell office:value-type="float" office:value="0.456" calcext:value-type="float">
            <text:p>0.456</text:p>
          </table:table-cell>
          <table:table-cell office:value-type="float" office:value="45.458" calcext:value-type="float">
            <text:p>45.458</text:p>
          </table:table-cell>
          <table:table-cell office:value-type="float" office:value="-40.848" calcext:value-type="float">
            <text:p>-40.848</text:p>
          </table:table-cell>
          <table:table-cell office:value-type="float" office:value="428.627" calcext:value-type="float">
            <text:p>428.627</text:p>
          </table:table-cell>
          <table:table-cell office:value-type="float" office:value="-147.626" calcext:value-type="float">
            <text:p>-147.626</text:p>
          </table:table-cell>
          <table:table-cell/>
        </table:table-row>
        <table:table-row table:style-name="ro1">
          <table:table-cell office:value-type="float" office:value="220.242" calcext:value-type="float">
            <text:p>220.242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823" calcext:value-type="float">
            <text:p>-0.823</text:p>
          </table:table-cell>
          <table:table-cell office:value-type="float" office:value="0.456" calcext:value-type="float">
            <text:p>0.456</text:p>
          </table:table-cell>
          <table:table-cell office:value-type="float" office:value="45.458" calcext:value-type="float">
            <text:p>45.458</text:p>
          </table:table-cell>
          <table:table-cell office:value-type="float" office:value="-40.848" calcext:value-type="float">
            <text:p>-40.848</text:p>
          </table:table-cell>
          <table:table-cell office:value-type="float" office:value="428.627" calcext:value-type="float">
            <text:p>428.627</text:p>
          </table:table-cell>
          <table:table-cell office:value-type="float" office:value="-147.626" calcext:value-type="float">
            <text:p>-147.626</text:p>
          </table:table-cell>
          <table:table-cell/>
        </table:table-row>
        <table:table-row table:style-name="ro1">
          <table:table-cell office:value-type="float" office:value="220.246" calcext:value-type="float">
            <text:p>220.246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823" calcext:value-type="float">
            <text:p>-0.823</text:p>
          </table:table-cell>
          <table:table-cell office:value-type="float" office:value="0.456" calcext:value-type="float">
            <text:p>0.456</text:p>
          </table:table-cell>
          <table:table-cell office:value-type="float" office:value="45.581" calcext:value-type="float">
            <text:p>45.581</text:p>
          </table:table-cell>
          <table:table-cell office:value-type="float" office:value="-40.848" calcext:value-type="float">
            <text:p>-40.848</text:p>
          </table:table-cell>
          <table:table-cell office:value-type="float" office:value="428.627" calcext:value-type="float">
            <text:p>428.627</text:p>
          </table:table-cell>
          <table:table-cell office:value-type="float" office:value="-147.626" calcext:value-type="float">
            <text:p>-147.626</text:p>
          </table:table-cell>
          <table:table-cell/>
        </table:table-row>
        <table:table-row table:style-name="ro1">
          <table:table-cell office:value-type="float" office:value="220.251" calcext:value-type="float">
            <text:p>220.251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534" calcext:value-type="float">
            <text:p>-0.534</text:p>
          </table:table-cell>
          <table:table-cell office:value-type="float" office:value="-0.069" calcext:value-type="float">
            <text:p>-0.069</text:p>
          </table:table-cell>
          <table:table-cell office:value-type="float" office:value="45.581" calcext:value-type="float">
            <text:p>45.581</text:p>
          </table:table-cell>
          <table:table-cell office:value-type="float" office:value="-74.36" calcext:value-type="float">
            <text:p>-74.36</text:p>
          </table:table-cell>
          <table:table-cell office:value-type="float" office:value="425.989" calcext:value-type="float">
            <text:p>425.989</text:p>
          </table:table-cell>
          <table:table-cell office:value-type="float" office:value="-117.853" calcext:value-type="float">
            <text:p>-117.853</text:p>
          </table:table-cell>
          <table:table-cell/>
        </table:table-row>
        <table:table-row table:style-name="ro1">
          <table:table-cell office:value-type="float" office:value="220.255" calcext:value-type="float">
            <text:p>220.255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534" calcext:value-type="float">
            <text:p>-0.534</text:p>
          </table:table-cell>
          <table:table-cell office:value-type="float" office:value="-0.069" calcext:value-type="float">
            <text:p>-0.069</text:p>
          </table:table-cell>
          <table:table-cell office:value-type="float" office:value="45.581" calcext:value-type="float">
            <text:p>45.581</text:p>
          </table:table-cell>
          <table:table-cell office:value-type="float" office:value="-74.36" calcext:value-type="float">
            <text:p>-74.36</text:p>
          </table:table-cell>
          <table:table-cell office:value-type="float" office:value="425.989" calcext:value-type="float">
            <text:p>425.989</text:p>
          </table:table-cell>
          <table:table-cell office:value-type="float" office:value="-117.853" calcext:value-type="float">
            <text:p>-117.853</text:p>
          </table:table-cell>
          <table:table-cell/>
        </table:table-row>
        <table:table-row table:style-name="ro1">
          <table:table-cell office:value-type="float" office:value="220.26" calcext:value-type="float">
            <text:p>220.26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631" calcext:value-type="float">
            <text:p>-0.631</text:p>
          </table:table-cell>
          <table:table-cell office:value-type="float" office:value="0.018" calcext:value-type="float">
            <text:p>0.018</text:p>
          </table:table-cell>
          <table:table-cell office:value-type="float" office:value="45.668" calcext:value-type="float">
            <text:p>45.668</text:p>
          </table:table-cell>
          <table:table-cell office:value-type="float" office:value="-74.36" calcext:value-type="float">
            <text:p>-74.36</text:p>
          </table:table-cell>
          <table:table-cell office:value-type="float" office:value="425.989" calcext:value-type="float">
            <text:p>425.989</text:p>
          </table:table-cell>
          <table:table-cell office:value-type="float" office:value="-117.853" calcext:value-type="float">
            <text:p>-117.853</text:p>
          </table:table-cell>
          <table:table-cell/>
        </table:table-row>
        <table:table-row table:style-name="ro1">
          <table:table-cell office:value-type="float" office:value="220.264" calcext:value-type="float">
            <text:p>220.264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631" calcext:value-type="float">
            <text:p>-0.631</text:p>
          </table:table-cell>
          <table:table-cell office:value-type="float" office:value="0.018" calcext:value-type="float">
            <text:p>0.018</text:p>
          </table:table-cell>
          <table:table-cell office:value-type="float" office:value="45.668" calcext:value-type="float">
            <text:p>45.668</text:p>
          </table:table-cell>
          <table:table-cell office:value-type="float" office:value="-74.36" calcext:value-type="float">
            <text:p>-74.36</text:p>
          </table:table-cell>
          <table:table-cell office:value-type="float" office:value="425.989" calcext:value-type="float">
            <text:p>425.989</text:p>
          </table:table-cell>
          <table:table-cell office:value-type="float" office:value="-117.853" calcext:value-type="float">
            <text:p>-117.853</text:p>
          </table:table-cell>
          <table:table-cell/>
        </table:table-row>
        <table:table-row table:style-name="ro1">
          <table:table-cell office:value-type="float" office:value="220.269" calcext:value-type="float">
            <text:p>220.26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053" calcext:value-type="float">
            <text:p>0.053</text:p>
          </table:table-cell>
          <table:table-cell office:value-type="float" office:value="46.175" calcext:value-type="float">
            <text:p>46.175</text:p>
          </table:table-cell>
          <table:table-cell office:value-type="float" office:value="-74.36" calcext:value-type="float">
            <text:p>-74.36</text:p>
          </table:table-cell>
          <table:table-cell office:value-type="float" office:value="425.989" calcext:value-type="float">
            <text:p>425.989</text:p>
          </table:table-cell>
          <table:table-cell office:value-type="float" office:value="-107.79" calcext:value-type="float">
            <text:p>-107.79</text:p>
          </table:table-cell>
          <table:table-cell/>
        </table:table-row>
        <table:table-row table:style-name="ro1">
          <table:table-cell office:value-type="float" office:value="220.274" calcext:value-type="float">
            <text:p>220.27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053" calcext:value-type="float">
            <text:p>0.053</text:p>
          </table:table-cell>
          <table:table-cell office:value-type="float" office:value="46.175" calcext:value-type="float">
            <text:p>46.175</text:p>
          </table:table-cell>
          <table:table-cell office:value-type="float" office:value="-102.286" calcext:value-type="float">
            <text:p>-102.286</text:p>
          </table:table-cell>
          <table:table-cell office:value-type="float" office:value="398.028" calcext:value-type="float">
            <text:p>398.028</text:p>
          </table:table-cell>
          <table:table-cell office:value-type="float" office:value="-107.79" calcext:value-type="float">
            <text:p>-107.79</text:p>
          </table:table-cell>
          <table:table-cell/>
        </table:table-row>
        <table:table-row table:style-name="ro1">
          <table:table-cell office:value-type="float" office:value="220.278" calcext:value-type="float">
            <text:p>220.278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053" calcext:value-type="float">
            <text:p>0.053</text:p>
          </table:table-cell>
          <table:table-cell office:value-type="float" office:value="46.175" calcext:value-type="float">
            <text:p>46.175</text:p>
          </table:table-cell>
          <table:table-cell office:value-type="float" office:value="-102.286" calcext:value-type="float">
            <text:p>-102.286</text:p>
          </table:table-cell>
          <table:table-cell office:value-type="float" office:value="398.028" calcext:value-type="float">
            <text:p>398.028</text:p>
          </table:table-cell>
          <table:table-cell office:value-type="float" office:value="-107.79" calcext:value-type="float">
            <text:p>-107.79</text:p>
          </table:table-cell>
          <table:table-cell/>
        </table:table-row>
        <table:table-row table:style-name="ro1">
          <table:table-cell office:value-type="float" office:value="220.283" calcext:value-type="float">
            <text:p>220.283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674" calcext:value-type="float">
            <text:p>-0.674</text:p>
          </table:table-cell>
          <table:table-cell office:value-type="float" office:value="0.062" calcext:value-type="float">
            <text:p>0.062</text:p>
          </table:table-cell>
          <table:table-cell office:value-type="float" office:value="46.167" calcext:value-type="float">
            <text:p>46.167</text:p>
          </table:table-cell>
          <table:table-cell office:value-type="float" office:value="-102.286" calcext:value-type="float">
            <text:p>-102.286</text:p>
          </table:table-cell>
          <table:table-cell office:value-type="float" office:value="398.028" calcext:value-type="float">
            <text:p>398.028</text:p>
          </table:table-cell>
          <table:table-cell office:value-type="float" office:value="-107.79" calcext:value-type="float">
            <text:p>-107.79</text:p>
          </table:table-cell>
          <table:table-cell/>
        </table:table-row>
        <table:table-row table:style-name="ro1">
          <table:table-cell office:value-type="float" office:value="220.288" calcext:value-type="float">
            <text:p>220.288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29" calcext:value-type="float">
            <text:p>0.029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674" calcext:value-type="float">
            <text:p>-0.674</text:p>
          </table:table-cell>
          <table:table-cell office:value-type="float" office:value="0.062" calcext:value-type="float">
            <text:p>0.062</text:p>
          </table:table-cell>
          <table:table-cell office:value-type="float" office:value="46.167" calcext:value-type="float">
            <text:p>46.167</text:p>
          </table:table-cell>
          <table:table-cell office:value-type="float" office:value="-102.286" calcext:value-type="float">
            <text:p>-102.286</text:p>
          </table:table-cell>
          <table:table-cell office:value-type="float" office:value="398.028" calcext:value-type="float">
            <text:p>398.028</text:p>
          </table:table-cell>
          <table:table-cell office:value-type="float" office:value="-107.79" calcext:value-type="float">
            <text:p>-107.79</text:p>
          </table:table-cell>
          <table:table-cell/>
        </table:table-row>
        <table:table-row table:style-name="ro1">
          <table:table-cell office:value-type="float" office:value="220.292" calcext:value-type="float">
            <text:p>220.292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29" calcext:value-type="float">
            <text:p>0.029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517" calcext:value-type="float">
            <text:p>-0.517</text:p>
          </table:table-cell>
          <table:table-cell office:value-type="float" office:value="0.15" calcext:value-type="float">
            <text:p>0.15</text:p>
          </table:table-cell>
          <table:table-cell office:value-type="float" office:value="46.184" calcext:value-type="float">
            <text:p>46.184</text:p>
          </table:table-cell>
          <table:table-cell office:value-type="float" office:value="-152.552" calcext:value-type="float">
            <text:p>-152.552</text:p>
          </table:table-cell>
          <table:table-cell office:value-type="float" office:value="369.012" calcext:value-type="float">
            <text:p>369.012</text:p>
          </table:table-cell>
          <table:table-cell office:value-type="float" office:value="-106.532" calcext:value-type="float">
            <text:p>-106.532</text:p>
          </table:table-cell>
          <table:table-cell/>
        </table:table-row>
        <table:table-row table:style-name="ro1">
          <table:table-cell office:value-type="float" office:value="220.297" calcext:value-type="float">
            <text:p>220.297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517" calcext:value-type="float">
            <text:p>-0.517</text:p>
          </table:table-cell>
          <table:table-cell office:value-type="float" office:value="0.15" calcext:value-type="float">
            <text:p>0.15</text:p>
          </table:table-cell>
          <table:table-cell office:value-type="float" office:value="46.184" calcext:value-type="float">
            <text:p>46.184</text:p>
          </table:table-cell>
          <table:table-cell office:value-type="float" office:value="-152.552" calcext:value-type="float">
            <text:p>-152.552</text:p>
          </table:table-cell>
          <table:table-cell office:value-type="float" office:value="369.012" calcext:value-type="float">
            <text:p>369.012</text:p>
          </table:table-cell>
          <table:table-cell office:value-type="float" office:value="-106.532" calcext:value-type="float">
            <text:p>-106.532</text:p>
          </table:table-cell>
          <table:table-cell/>
        </table:table-row>
        <table:table-row table:style-name="ro1">
          <table:table-cell office:value-type="float" office:value="220.302" calcext:value-type="float">
            <text:p>220.302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517" calcext:value-type="float">
            <text:p>-0.517</text:p>
          </table:table-cell>
          <table:table-cell office:value-type="float" office:value="0.141" calcext:value-type="float">
            <text:p>0.141</text:p>
          </table:table-cell>
          <table:table-cell office:value-type="float" office:value="45.931" calcext:value-type="float">
            <text:p>45.931</text:p>
          </table:table-cell>
          <table:table-cell office:value-type="float" office:value="-152.552" calcext:value-type="float">
            <text:p>-152.552</text:p>
          </table:table-cell>
          <table:table-cell office:value-type="float" office:value="369.012" calcext:value-type="float">
            <text:p>369.012</text:p>
          </table:table-cell>
          <table:table-cell office:value-type="float" office:value="-106.532" calcext:value-type="float">
            <text:p>-106.532</text:p>
          </table:table-cell>
          <table:table-cell/>
        </table:table-row>
        <table:table-row table:style-name="ro1">
          <table:table-cell office:value-type="float" office:value="220.306" calcext:value-type="float">
            <text:p>220.306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141" calcext:value-type="float">
            <text:p>0.141</text:p>
          </table:table-cell>
          <table:table-cell office:value-type="float" office:value="45.931" calcext:value-type="float">
            <text:p>45.931</text:p>
          </table:table-cell>
          <table:table-cell office:value-type="float" office:value="-152.552" calcext:value-type="float">
            <text:p>-152.552</text:p>
          </table:table-cell>
          <table:table-cell office:value-type="float" office:value="369.012" calcext:value-type="float">
            <text:p>369.012</text:p>
          </table:table-cell>
          <table:table-cell office:value-type="float" office:value="-106.532" calcext:value-type="float">
            <text:p>-106.532</text:p>
          </table:table-cell>
          <table:table-cell/>
        </table:table-row>
        <table:table-row table:style-name="ro1">
          <table:table-cell office:value-type="float" office:value="220.31" calcext:value-type="float">
            <text:p>220.31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141" calcext:value-type="float">
            <text:p>0.141</text:p>
          </table:table-cell>
          <table:table-cell office:value-type="float" office:value="45.931" calcext:value-type="float">
            <text:p>45.931</text:p>
          </table:table-cell>
          <table:table-cell office:value-type="float" office:value="-152.552" calcext:value-type="float">
            <text:p>-152.552</text:p>
          </table:table-cell>
          <table:table-cell office:value-type="float" office:value="369.012" calcext:value-type="float">
            <text:p>369.012</text:p>
          </table:table-cell>
          <table:table-cell office:value-type="float" office:value="-104.854" calcext:value-type="float">
            <text:p>-104.854</text:p>
          </table:table-cell>
          <table:table-cell/>
        </table:table-row>
        <table:table-row table:style-name="ro1">
          <table:table-cell office:value-type="float" office:value="220.315" calcext:value-type="float">
            <text:p>220.315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692" calcext:value-type="float">
            <text:p>-0.692</text:p>
          </table:table-cell>
          <table:table-cell office:value-type="float" office:value="0.141" calcext:value-type="float">
            <text:p>0.141</text:p>
          </table:table-cell>
          <table:table-cell office:value-type="float" office:value="45.861" calcext:value-type="float">
            <text:p>45.861</text:p>
          </table:table-cell>
          <table:table-cell office:value-type="float" office:value="-173.37" calcext:value-type="float">
            <text:p>-173.37</text:p>
          </table:table-cell>
          <table:table-cell office:value-type="float" office:value="341.051" calcext:value-type="float">
            <text:p>341.051</text:p>
          </table:table-cell>
          <table:table-cell office:value-type="float" office:value="-104.854" calcext:value-type="float">
            <text:p>-104.854</text:p>
          </table:table-cell>
          <table:table-cell/>
        </table:table-row>
        <table:table-row table:style-name="ro1">
          <table:table-cell office:value-type="float" office:value="220.32" calcext:value-type="float">
            <text:p>220.32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692" calcext:value-type="float">
            <text:p>-0.692</text:p>
          </table:table-cell>
          <table:table-cell office:value-type="float" office:value="0.141" calcext:value-type="float">
            <text:p>0.141</text:p>
          </table:table-cell>
          <table:table-cell office:value-type="float" office:value="45.861" calcext:value-type="float">
            <text:p>45.861</text:p>
          </table:table-cell>
          <table:table-cell office:value-type="float" office:value="-173.37" calcext:value-type="float">
            <text:p>-173.37</text:p>
          </table:table-cell>
          <table:table-cell office:value-type="float" office:value="341.051" calcext:value-type="float">
            <text:p>341.051</text:p>
          </table:table-cell>
          <table:table-cell office:value-type="float" office:value="-104.854" calcext:value-type="float">
            <text:p>-104.854</text:p>
          </table:table-cell>
          <table:table-cell/>
        </table:table-row>
        <table:table-row table:style-name="ro1">
          <table:table-cell office:value-type="float" office:value="220.324" calcext:value-type="float">
            <text:p>220.324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928" calcext:value-type="float">
            <text:p>-0.928</text:p>
          </table:table-cell>
          <table:table-cell office:value-type="float" office:value="0.097" calcext:value-type="float">
            <text:p>0.097</text:p>
          </table:table-cell>
          <table:table-cell office:value-type="float" office:value="45.677" calcext:value-type="float">
            <text:p>45.677</text:p>
          </table:table-cell>
          <table:table-cell office:value-type="float" office:value="-173.37" calcext:value-type="float">
            <text:p>-173.37</text:p>
          </table:table-cell>
          <table:table-cell office:value-type="float" office:value="341.051" calcext:value-type="float">
            <text:p>341.051</text:p>
          </table:table-cell>
          <table:table-cell office:value-type="float" office:value="-104.854" calcext:value-type="float">
            <text:p>-104.854</text:p>
          </table:table-cell>
          <table:table-cell/>
        </table:table-row>
        <table:table-row table:style-name="ro1">
          <table:table-cell office:value-type="float" office:value="220.329" calcext:value-type="float">
            <text:p>220.329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928" calcext:value-type="float">
            <text:p>-0.928</text:p>
          </table:table-cell>
          <table:table-cell office:value-type="float" office:value="0.097" calcext:value-type="float">
            <text:p>0.097</text:p>
          </table:table-cell>
          <table:table-cell office:value-type="float" office:value="45.677" calcext:value-type="float">
            <text:p>45.677</text:p>
          </table:table-cell>
          <table:table-cell office:value-type="float" office:value="-173.37" calcext:value-type="float">
            <text:p>-173.37</text:p>
          </table:table-cell>
          <table:table-cell office:value-type="float" office:value="341.051" calcext:value-type="float">
            <text:p>341.051</text:p>
          </table:table-cell>
          <table:table-cell office:value-type="float" office:value="-104.854" calcext:value-type="float">
            <text:p>-104.854</text:p>
          </table:table-cell>
          <table:table-cell/>
        </table:table-row>
        <table:table-row table:style-name="ro1">
          <table:table-cell office:value-type="float" office:value="220.334" calcext:value-type="float">
            <text:p>220.334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928" calcext:value-type="float">
            <text:p>-0.928</text:p>
          </table:table-cell>
          <table:table-cell office:value-type="float" office:value="0.097" calcext:value-type="float">
            <text:p>0.097</text:p>
          </table:table-cell>
          <table:table-cell office:value-type="float" office:value="47.917" calcext:value-type="float">
            <text:p>47.917</text:p>
          </table:table-cell>
          <table:table-cell office:value-type="float" office:value="-192.664" calcext:value-type="float">
            <text:p>-192.664</text:p>
          </table:table-cell>
          <table:table-cell office:value-type="float" office:value="289.877" calcext:value-type="float">
            <text:p>289.877</text:p>
          </table:table-cell>
          <table:table-cell office:value-type="float" office:value="-120.369" calcext:value-type="float">
            <text:p>-120.369</text:p>
          </table:table-cell>
          <table:table-cell/>
        </table:table-row>
        <table:table-row table:style-name="ro1">
          <table:table-cell office:value-type="float" office:value="220.338" calcext:value-type="float">
            <text:p>220.338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744" calcext:value-type="float">
            <text:p>-0.744</text:p>
          </table:table-cell>
          <table:table-cell office:value-type="float" office:value="-0.078" calcext:value-type="float">
            <text:p>-0.078</text:p>
          </table:table-cell>
          <table:table-cell office:value-type="float" office:value="46.018" calcext:value-type="float">
            <text:p>46.018</text:p>
          </table:table-cell>
          <table:table-cell office:value-type="float" office:value="-192.664" calcext:value-type="float">
            <text:p>-192.664</text:p>
          </table:table-cell>
          <table:table-cell office:value-type="float" office:value="289.877" calcext:value-type="float">
            <text:p>289.877</text:p>
          </table:table-cell>
          <table:table-cell office:value-type="float" office:value="-120.369" calcext:value-type="float">
            <text:p>-120.369</text:p>
          </table:table-cell>
          <table:table-cell/>
        </table:table-row>
        <table:table-row table:style-name="ro1">
          <table:table-cell office:value-type="float" office:value="220.343" calcext:value-type="float">
            <text:p>220.343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744" calcext:value-type="float">
            <text:p>-0.744</text:p>
          </table:table-cell>
          <table:table-cell office:value-type="float" office:value="-0.078" calcext:value-type="float">
            <text:p>-0.078</text:p>
          </table:table-cell>
          <table:table-cell office:value-type="float" office:value="46.018" calcext:value-type="float">
            <text:p>46.018</text:p>
          </table:table-cell>
          <table:table-cell office:value-type="float" office:value="-192.664" calcext:value-type="float">
            <text:p>-192.664</text:p>
          </table:table-cell>
          <table:table-cell office:value-type="float" office:value="289.877" calcext:value-type="float">
            <text:p>289.877</text:p>
          </table:table-cell>
          <table:table-cell office:value-type="float" office:value="-120.369" calcext:value-type="float">
            <text:p>-120.369</text:p>
          </table:table-cell>
          <table:table-cell/>
        </table:table-row>
        <table:table-row table:style-name="ro1">
          <table:table-cell office:value-type="float" office:value="220.347" calcext:value-type="float">
            <text:p>220.347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" calcext:value-type="float">
            <text:p>0.0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66" calcext:value-type="float">
            <text:p>-0.666</text:p>
          </table:table-cell>
          <table:table-cell office:value-type="float" office:value="0.386" calcext:value-type="float">
            <text:p>0.386</text:p>
          </table:table-cell>
          <table:table-cell office:value-type="float" office:value="45.773" calcext:value-type="float">
            <text:p>45.773</text:p>
          </table:table-cell>
          <table:table-cell office:value-type="float" office:value="-192.664" calcext:value-type="float">
            <text:p>-192.664</text:p>
          </table:table-cell>
          <table:table-cell office:value-type="float" office:value="289.877" calcext:value-type="float">
            <text:p>289.877</text:p>
          </table:table-cell>
          <table:table-cell office:value-type="float" office:value="-120.369" calcext:value-type="float">
            <text:p>-120.369</text:p>
          </table:table-cell>
          <table:table-cell/>
        </table:table-row>
        <table:table-row table:style-name="ro1">
          <table:table-cell office:value-type="float" office:value="220.352" calcext:value-type="float">
            <text:p>220.352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66" calcext:value-type="float">
            <text:p>-0.666</text:p>
          </table:table-cell>
          <table:table-cell office:value-type="float" office:value="0.386" calcext:value-type="float">
            <text:p>0.386</text:p>
          </table:table-cell>
          <table:table-cell office:value-type="float" office:value="45.773" calcext:value-type="float">
            <text:p>45.773</text:p>
          </table:table-cell>
          <table:table-cell office:value-type="float" office:value="-192.664" calcext:value-type="float">
            <text:p>-192.664</text:p>
          </table:table-cell>
          <table:table-cell office:value-type="float" office:value="245.561" calcext:value-type="float">
            <text:p>245.561</text:p>
          </table:table-cell>
          <table:table-cell office:value-type="float" office:value="-158.528" calcext:value-type="float">
            <text:p>-158.528</text:p>
          </table:table-cell>
          <table:table-cell/>
        </table:table-row>
        <table:table-row table:style-name="ro1">
          <table:table-cell office:value-type="float" office:value="220.356" calcext:value-type="float">
            <text:p>220.356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66" calcext:value-type="float">
            <text:p>-0.666</text:p>
          </table:table-cell>
          <table:table-cell office:value-type="float" office:value="0.438" calcext:value-type="float">
            <text:p>0.438</text:p>
          </table:table-cell>
          <table:table-cell office:value-type="float" office:value="45.406" calcext:value-type="float">
            <text:p>45.406</text:p>
          </table:table-cell>
          <table:table-cell office:value-type="float" office:value="-230.237" calcext:value-type="float">
            <text:p>-230.237</text:p>
          </table:table-cell>
          <table:table-cell office:value-type="float" office:value="245.561" calcext:value-type="float">
            <text:p>245.561</text:p>
          </table:table-cell>
          <table:table-cell office:value-type="float" office:value="-158.528" calcext:value-type="float">
            <text:p>-158.528</text:p>
          </table:table-cell>
          <table:table-cell/>
        </table:table-row>
        <table:table-row table:style-name="ro1">
          <table:table-cell office:value-type="float" office:value="220.361" calcext:value-type="float">
            <text:p>220.361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543" calcext:value-type="float">
            <text:p>-0.543</text:p>
          </table:table-cell>
          <table:table-cell office:value-type="float" office:value="0.438" calcext:value-type="float">
            <text:p>0.438</text:p>
          </table:table-cell>
          <table:table-cell office:value-type="float" office:value="45.406" calcext:value-type="float">
            <text:p>45.406</text:p>
          </table:table-cell>
          <table:table-cell office:value-type="float" office:value="-230.237" calcext:value-type="float">
            <text:p>-230.237</text:p>
          </table:table-cell>
          <table:table-cell office:value-type="float" office:value="245.561" calcext:value-type="float">
            <text:p>245.561</text:p>
          </table:table-cell>
          <table:table-cell office:value-type="float" office:value="-158.528" calcext:value-type="float">
            <text:p>-158.528</text:p>
          </table:table-cell>
          <table:table-cell/>
        </table:table-row>
        <table:table-row table:style-name="ro1">
          <table:table-cell office:value-type="float" office:value="220.366" calcext:value-type="float">
            <text:p>220.366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543" calcext:value-type="float">
            <text:p>-0.543</text:p>
          </table:table-cell>
          <table:table-cell office:value-type="float" office:value="0.438" calcext:value-type="float">
            <text:p>0.438</text:p>
          </table:table-cell>
          <table:table-cell office:value-type="float" office:value="45.406" calcext:value-type="float">
            <text:p>45.406</text:p>
          </table:table-cell>
          <table:table-cell office:value-type="float" office:value="-230.237" calcext:value-type="float">
            <text:p>-230.237</text:p>
          </table:table-cell>
          <table:table-cell office:value-type="float" office:value="245.561" calcext:value-type="float">
            <text:p>245.561</text:p>
          </table:table-cell>
          <table:table-cell office:value-type="float" office:value="-158.528" calcext:value-type="float">
            <text:p>-158.528</text:p>
          </table:table-cell>
          <table:table-cell/>
        </table:table-row>
        <table:table-row table:style-name="ro1">
          <table:table-cell office:value-type="float" office:value="220.37" calcext:value-type="float">
            <text:p>220.3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569" calcext:value-type="float">
            <text:p>-0.569</text:p>
          </table:table-cell>
          <table:table-cell office:value-type="float" office:value="0.298" calcext:value-type="float">
            <text:p>0.298</text:p>
          </table:table-cell>
          <table:table-cell office:value-type="float" office:value="45.659" calcext:value-type="float">
            <text:p>45.659</text:p>
          </table:table-cell>
          <table:table-cell office:value-type="float" office:value="-230.237" calcext:value-type="float">
            <text:p>-230.237</text:p>
          </table:table-cell>
          <table:table-cell office:value-type="float" office:value="245.561" calcext:value-type="float">
            <text:p>245.561</text:p>
          </table:table-cell>
          <table:table-cell office:value-type="float" office:value="-158.528" calcext:value-type="float">
            <text:p>-158.528</text:p>
          </table:table-cell>
          <table:table-cell/>
        </table:table-row>
        <table:table-row table:style-name="ro1">
          <table:table-cell office:value-type="float" office:value="220.375" calcext:value-type="float">
            <text:p>220.37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569" calcext:value-type="float">
            <text:p>-0.569</text:p>
          </table:table-cell>
          <table:table-cell office:value-type="float" office:value="0.298" calcext:value-type="float">
            <text:p>0.298</text:p>
          </table:table-cell>
          <table:table-cell office:value-type="float" office:value="45.659" calcext:value-type="float">
            <text:p>45.659</text:p>
          </table:table-cell>
          <table:table-cell office:value-type="float" office:value="-287.104" calcext:value-type="float">
            <text:p>-287.104</text:p>
          </table:table-cell>
          <table:table-cell office:value-type="float" office:value="194.915" calcext:value-type="float">
            <text:p>194.915</text:p>
          </table:table-cell>
          <table:table-cell office:value-type="float" office:value="-189.139" calcext:value-type="float">
            <text:p>-189.139</text:p>
          </table:table-cell>
          <table:table-cell/>
        </table:table-row>
        <table:table-row table:style-name="ro1">
          <table:table-cell office:value-type="float" office:value="220.38" calcext:value-type="float">
            <text:p>220.38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613" calcext:value-type="float">
            <text:p>0.613</text:p>
          </table:table-cell>
          <table:table-cell office:value-type="float" office:value="46.141" calcext:value-type="float">
            <text:p>46.141</text:p>
          </table:table-cell>
          <table:table-cell office:value-type="float" office:value="-287.104" calcext:value-type="float">
            <text:p>-287.104</text:p>
          </table:table-cell>
          <table:table-cell office:value-type="float" office:value="194.915" calcext:value-type="float">
            <text:p>194.915</text:p>
          </table:table-cell>
          <table:table-cell office:value-type="float" office:value="-189.139" calcext:value-type="float">
            <text:p>-189.139</text:p>
          </table:table-cell>
          <table:table-cell/>
        </table:table-row>
        <table:table-row table:style-name="ro1">
          <table:table-cell office:value-type="float" office:value="220.384" calcext:value-type="float">
            <text:p>220.384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613" calcext:value-type="float">
            <text:p>0.613</text:p>
          </table:table-cell>
          <table:table-cell office:value-type="float" office:value="46.141" calcext:value-type="float">
            <text:p>46.141</text:p>
          </table:table-cell>
          <table:table-cell office:value-type="float" office:value="-287.104" calcext:value-type="float">
            <text:p>-287.104</text:p>
          </table:table-cell>
          <table:table-cell office:value-type="float" office:value="194.915" calcext:value-type="float">
            <text:p>194.915</text:p>
          </table:table-cell>
          <table:table-cell office:value-type="float" office:value="-189.139" calcext:value-type="float">
            <text:p>-189.139</text:p>
          </table:table-cell>
          <table:table-cell/>
        </table:table-row>
        <table:table-row table:style-name="ro1">
          <table:table-cell office:value-type="float" office:value="220.388" calcext:value-type="float">
            <text:p>220.388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613" calcext:value-type="float">
            <text:p>0.613</text:p>
          </table:table-cell>
          <table:table-cell office:value-type="float" office:value="45.957" calcext:value-type="float">
            <text:p>45.957</text:p>
          </table:table-cell>
          <table:table-cell office:value-type="float" office:value="-287.104" calcext:value-type="float">
            <text:p>-287.104</text:p>
          </table:table-cell>
          <table:table-cell office:value-type="float" office:value="194.915" calcext:value-type="float">
            <text:p>194.915</text:p>
          </table:table-cell>
          <table:table-cell office:value-type="float" office:value="-189.139" calcext:value-type="float">
            <text:p>-189.139</text:p>
          </table:table-cell>
          <table:table-cell/>
        </table:table-row>
        <table:table-row table:style-name="ro1">
          <table:table-cell office:value-type="float" office:value="220.393" calcext:value-type="float">
            <text:p>220.393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727" calcext:value-type="float">
            <text:p>-0.727</text:p>
          </table:table-cell>
          <table:table-cell office:value-type="float" office:value="0.876" calcext:value-type="float">
            <text:p>0.876</text:p>
          </table:table-cell>
          <table:table-cell office:value-type="float" office:value="45.957" calcext:value-type="float">
            <text:p>45.957</text:p>
          </table:table-cell>
          <table:table-cell office:value-type="float" office:value="-287.104" calcext:value-type="float">
            <text:p>-287.104</text:p>
          </table:table-cell>
          <table:table-cell office:value-type="float" office:value="146.906" calcext:value-type="float">
            <text:p>146.906</text:p>
          </table:table-cell>
          <table:table-cell office:value-type="float" office:value="-250.78" calcext:value-type="float">
            <text:p>-250.78</text:p>
          </table:table-cell>
          <table:table-cell/>
        </table:table-row>
        <table:table-row table:style-name="ro1">
          <table:table-cell office:value-type="float" office:value="220.398" calcext:value-type="float">
            <text:p>220.398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727" calcext:value-type="float">
            <text:p>-0.727</text:p>
          </table:table-cell>
          <table:table-cell office:value-type="float" office:value="0.876" calcext:value-type="float">
            <text:p>0.876</text:p>
          </table:table-cell>
          <table:table-cell office:value-type="float" office:value="45.957" calcext:value-type="float">
            <text:p>45.957</text:p>
          </table:table-cell>
          <table:table-cell office:value-type="float" office:value="-376.975" calcext:value-type="float">
            <text:p>-376.975</text:p>
          </table:table-cell>
          <table:table-cell office:value-type="float" office:value="146.906" calcext:value-type="float">
            <text:p>146.906</text:p>
          </table:table-cell>
          <table:table-cell office:value-type="float" office:value="-250.78" calcext:value-type="float">
            <text:p>-250.78</text:p>
          </table:table-cell>
          <table:table-cell/>
        </table:table-row>
        <table:table-row table:style-name="ro1">
          <table:table-cell office:value-type="float" office:value="220.402" calcext:value-type="float">
            <text:p>220.402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438" calcext:value-type="float">
            <text:p>0.438</text:p>
          </table:table-cell>
          <table:table-cell office:value-type="float" office:value="45.992" calcext:value-type="float">
            <text:p>45.992</text:p>
          </table:table-cell>
          <table:table-cell office:value-type="float" office:value="-376.975" calcext:value-type="float">
            <text:p>-376.975</text:p>
          </table:table-cell>
          <table:table-cell office:value-type="float" office:value="146.906" calcext:value-type="float">
            <text:p>146.906</text:p>
          </table:table-cell>
          <table:table-cell office:value-type="float" office:value="-250.78" calcext:value-type="float">
            <text:p>-250.78</text:p>
          </table:table-cell>
          <table:table-cell/>
        </table:table-row>
        <table:table-row table:style-name="ro1">
          <table:table-cell office:value-type="float" office:value="220.407" calcext:value-type="float">
            <text:p>220.407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438" calcext:value-type="float">
            <text:p>0.438</text:p>
          </table:table-cell>
          <table:table-cell office:value-type="float" office:value="45.992" calcext:value-type="float">
            <text:p>45.992</text:p>
          </table:table-cell>
          <table:table-cell office:value-type="float" office:value="-376.975" calcext:value-type="float">
            <text:p>-376.975</text:p>
          </table:table-cell>
          <table:table-cell office:value-type="float" office:value="146.906" calcext:value-type="float">
            <text:p>146.906</text:p>
          </table:table-cell>
          <table:table-cell office:value-type="float" office:value="-250.78" calcext:value-type="float">
            <text:p>-250.78</text:p>
          </table:table-cell>
          <table:table-cell/>
        </table:table-row>
        <table:table-row table:style-name="ro1">
          <table:table-cell office:value-type="float" office:value="220.411" calcext:value-type="float">
            <text:p>220.411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394" calcext:value-type="float">
            <text:p>-0.394</text:p>
          </table:table-cell>
          <table:table-cell office:value-type="float" office:value="0.15" calcext:value-type="float">
            <text:p>0.15</text:p>
          </table:table-cell>
          <table:table-cell office:value-type="float" office:value="46.228" calcext:value-type="float">
            <text:p>46.228</text:p>
          </table:table-cell>
          <table:table-cell office:value-type="float" office:value="-376.975" calcext:value-type="float">
            <text:p>-376.975</text:p>
          </table:table-cell>
          <table:table-cell office:value-type="float" office:value="146.906" calcext:value-type="float">
            <text:p>146.906</text:p>
          </table:table-cell>
          <table:table-cell office:value-type="float" office:value="-250.78" calcext:value-type="float">
            <text:p>-250.78</text:p>
          </table:table-cell>
          <table:table-cell/>
        </table:table-row>
        <table:table-row table:style-name="ro1">
          <table:table-cell office:value-type="float" office:value="220.416" calcext:value-type="float">
            <text:p>220.416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394" calcext:value-type="float">
            <text:p>-0.394</text:p>
          </table:table-cell>
          <table:table-cell office:value-type="float" office:value="0.15" calcext:value-type="float">
            <text:p>0.15</text:p>
          </table:table-cell>
          <table:table-cell office:value-type="float" office:value="46.228" calcext:value-type="float">
            <text:p>46.228</text:p>
          </table:table-cell>
          <table:table-cell office:value-type="float" office:value="-461.768" calcext:value-type="float">
            <text:p>-461.768</text:p>
          </table:table-cell>
          <table:table-cell office:value-type="float" office:value="127.386" calcext:value-type="float">
            <text:p>127.386</text:p>
          </table:table-cell>
          <table:table-cell office:value-type="float" office:value="-288.52" calcext:value-type="float">
            <text:p>-288.52</text:p>
          </table:table-cell>
          <table:table-cell/>
        </table:table-row>
        <table:table-row table:style-name="ro1">
          <table:table-cell office:value-type="float" office:value="220.421" calcext:value-type="float">
            <text:p>220.421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394" calcext:value-type="float">
            <text:p>-0.394</text:p>
          </table:table-cell>
          <table:table-cell office:value-type="float" office:value="0.15" calcext:value-type="float">
            <text:p>0.15</text:p>
          </table:table-cell>
          <table:table-cell office:value-type="float" office:value="46.228" calcext:value-type="float">
            <text:p>46.228</text:p>
          </table:table-cell>
          <table:table-cell office:value-type="float" office:value="-461.768" calcext:value-type="float">
            <text:p>-461.768</text:p>
          </table:table-cell>
          <table:table-cell office:value-type="float" office:value="127.386" calcext:value-type="float">
            <text:p>127.386</text:p>
          </table:table-cell>
          <table:table-cell office:value-type="float" office:value="-288.52" calcext:value-type="float">
            <text:p>-288.52</text:p>
          </table:table-cell>
          <table:table-cell/>
        </table:table-row>
        <table:table-row table:style-name="ro1">
          <table:table-cell office:value-type="float" office:value="220.425" calcext:value-type="float">
            <text:p>220.425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456" calcext:value-type="float">
            <text:p>-0.456</text:p>
          </table:table-cell>
          <table:table-cell office:value-type="float" office:value="0.325" calcext:value-type="float">
            <text:p>0.325</text:p>
          </table:table-cell>
          <table:table-cell office:value-type="float" office:value="46.001" calcext:value-type="float">
            <text:p>46.001</text:p>
          </table:table-cell>
          <table:table-cell office:value-type="float" office:value="-461.768" calcext:value-type="float">
            <text:p>-461.768</text:p>
          </table:table-cell>
          <table:table-cell office:value-type="float" office:value="127.386" calcext:value-type="float">
            <text:p>127.386</text:p>
          </table:table-cell>
          <table:table-cell office:value-type="float" office:value="-288.52" calcext:value-type="float">
            <text:p>-288.52</text:p>
          </table:table-cell>
          <table:table-cell/>
        </table:table-row>
        <table:table-row table:style-name="ro1">
          <table:table-cell office:value-type="float" office:value="220.43" calcext:value-type="float">
            <text:p>220.43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456" calcext:value-type="float">
            <text:p>-0.456</text:p>
          </table:table-cell>
          <table:table-cell office:value-type="float" office:value="0.325" calcext:value-type="float">
            <text:p>0.325</text:p>
          </table:table-cell>
          <table:table-cell office:value-type="float" office:value="46.001" calcext:value-type="float">
            <text:p>46.001</text:p>
          </table:table-cell>
          <table:table-cell office:value-type="float" office:value="-461.768" calcext:value-type="float">
            <text:p>-461.768</text:p>
          </table:table-cell>
          <table:table-cell office:value-type="float" office:value="127.386" calcext:value-type="float">
            <text:p>127.386</text:p>
          </table:table-cell>
          <table:table-cell office:value-type="float" office:value="-288.52" calcext:value-type="float">
            <text:p>-288.52</text:p>
          </table:table-cell>
          <table:table-cell/>
        </table:table-row>
        <table:table-row table:style-name="ro1">
          <table:table-cell office:value-type="float" office:value="220.434" calcext:value-type="float">
            <text:p>220.434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255" calcext:value-type="float">
            <text:p>0.255</text:p>
          </table:table-cell>
          <table:table-cell office:value-type="float" office:value="45.598" calcext:value-type="float">
            <text:p>45.598</text:p>
          </table:table-cell>
          <table:table-cell office:value-type="float" office:value="-502.388" calcext:value-type="float">
            <text:p>-502.388</text:p>
          </table:table-cell>
          <table:table-cell office:value-type="float" office:value="113.142" calcext:value-type="float">
            <text:p>113.142</text:p>
          </table:table-cell>
          <table:table-cell office:value-type="float" office:value="-335.904" calcext:value-type="float">
            <text:p>-335.904</text:p>
          </table:table-cell>
          <table:table-cell/>
        </table:table-row>
        <table:table-row table:style-name="ro1">
          <table:table-cell office:value-type="float" office:value="220.439" calcext:value-type="float">
            <text:p>220.439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255" calcext:value-type="float">
            <text:p>0.255</text:p>
          </table:table-cell>
          <table:table-cell office:value-type="float" office:value="45.598" calcext:value-type="float">
            <text:p>45.598</text:p>
          </table:table-cell>
          <table:table-cell office:value-type="float" office:value="-502.388" calcext:value-type="float">
            <text:p>-502.388</text:p>
          </table:table-cell>
          <table:table-cell office:value-type="float" office:value="113.142" calcext:value-type="float">
            <text:p>113.142</text:p>
          </table:table-cell>
          <table:table-cell office:value-type="float" office:value="-335.904" calcext:value-type="float">
            <text:p>-335.904</text:p>
          </table:table-cell>
          <table:table-cell/>
        </table:table-row>
        <table:table-row table:style-name="ro1">
          <table:table-cell office:value-type="float" office:value="220.444" calcext:value-type="float">
            <text:p>220.444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237" calcext:value-type="float">
            <text:p>0.237</text:p>
          </table:table-cell>
          <table:table-cell office:value-type="float" office:value="45.878" calcext:value-type="float">
            <text:p>45.878</text:p>
          </table:table-cell>
          <table:table-cell office:value-type="float" office:value="-502.388" calcext:value-type="float">
            <text:p>-502.388</text:p>
          </table:table-cell>
          <table:table-cell office:value-type="float" office:value="113.142" calcext:value-type="float">
            <text:p>113.142</text:p>
          </table:table-cell>
          <table:table-cell office:value-type="float" office:value="-335.904" calcext:value-type="float">
            <text:p>-335.904</text:p>
          </table:table-cell>
          <table:table-cell/>
        </table:table-row>
        <table:table-row table:style-name="ro1">
          <table:table-cell office:value-type="float" office:value="220.448" calcext:value-type="float">
            <text:p>220.448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683" calcext:value-type="float">
            <text:p>-0.683</text:p>
          </table:table-cell>
          <table:table-cell office:value-type="float" office:value="0.237" calcext:value-type="float">
            <text:p>0.237</text:p>
          </table:table-cell>
          <table:table-cell office:value-type="float" office:value="45.878" calcext:value-type="float">
            <text:p>45.878</text:p>
          </table:table-cell>
          <table:table-cell office:value-type="float" office:value="-502.388" calcext:value-type="float">
            <text:p>-502.388</text:p>
          </table:table-cell>
          <table:table-cell office:value-type="float" office:value="113.142" calcext:value-type="float">
            <text:p>113.142</text:p>
          </table:table-cell>
          <table:table-cell office:value-type="float" office:value="-335.904" calcext:value-type="float">
            <text:p>-335.904</text:p>
          </table:table-cell>
          <table:table-cell/>
        </table:table-row>
        <table:table-row table:style-name="ro1">
          <table:table-cell office:value-type="float" office:value="220.453" calcext:value-type="float">
            <text:p>220.453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683" calcext:value-type="float">
            <text:p>-0.683</text:p>
          </table:table-cell>
          <table:table-cell office:value-type="float" office:value="0.237" calcext:value-type="float">
            <text:p>0.237</text:p>
          </table:table-cell>
          <table:table-cell office:value-type="float" office:value="45.878" calcext:value-type="float">
            <text:p>45.878</text:p>
          </table:table-cell>
          <table:table-cell office:value-type="float" office:value="-502.388" calcext:value-type="float">
            <text:p>-502.388</text:p>
          </table:table-cell>
          <table:table-cell office:value-type="float" office:value="113.142" calcext:value-type="float">
            <text:p>113.142</text:p>
          </table:table-cell>
          <table:table-cell office:value-type="float" office:value="-335.904" calcext:value-type="float">
            <text:p>-335.904</text:p>
          </table:table-cell>
          <table:table-cell/>
        </table:table-row>
        <table:table-row table:style-name="ro1">
          <table:table-cell office:value-type="float" office:value="220.457" calcext:value-type="float">
            <text:p>220.457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307" calcext:value-type="float">
            <text:p>0.307</text:p>
          </table:table-cell>
          <table:table-cell office:value-type="float" office:value="46.071" calcext:value-type="float">
            <text:p>46.071</text:p>
          </table:table-cell>
          <table:table-cell office:value-type="float" office:value="-508.481" calcext:value-type="float">
            <text:p>-508.481</text:p>
          </table:table-cell>
          <table:table-cell office:value-type="float" office:value="126.858" calcext:value-type="float">
            <text:p>126.858</text:p>
          </table:table-cell>
          <table:table-cell office:value-type="float" office:value="-376.579" calcext:value-type="float">
            <text:p>-376.579</text:p>
          </table:table-cell>
          <table:table-cell/>
        </table:table-row>
        <table:table-row table:style-name="ro1">
          <table:table-cell office:value-type="float" office:value="220.462" calcext:value-type="float">
            <text:p>220.462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307" calcext:value-type="float">
            <text:p>0.307</text:p>
          </table:table-cell>
          <table:table-cell office:value-type="float" office:value="46.071" calcext:value-type="float">
            <text:p>46.071</text:p>
          </table:table-cell>
          <table:table-cell office:value-type="float" office:value="-508.481" calcext:value-type="float">
            <text:p>-508.481</text:p>
          </table:table-cell>
          <table:table-cell office:value-type="float" office:value="126.858" calcext:value-type="float">
            <text:p>126.858</text:p>
          </table:table-cell>
          <table:table-cell office:value-type="float" office:value="-376.579" calcext:value-type="float">
            <text:p>-376.579</text:p>
          </table:table-cell>
          <table:table-cell/>
        </table:table-row>
        <table:table-row table:style-name="ro1">
          <table:table-cell office:value-type="float" office:value="220.467" calcext:value-type="float">
            <text:p>220.46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342" calcext:value-type="float">
            <text:p>-0.342</text:p>
          </table:table-cell>
          <table:table-cell office:value-type="float" office:value="0.307" calcext:value-type="float">
            <text:p>0.307</text:p>
          </table:table-cell>
          <table:table-cell office:value-type="float" office:value="45.817" calcext:value-type="float">
            <text:p>45.817</text:p>
          </table:table-cell>
          <table:table-cell office:value-type="float" office:value="-508.481" calcext:value-type="float">
            <text:p>-508.481</text:p>
          </table:table-cell>
          <table:table-cell office:value-type="float" office:value="126.858" calcext:value-type="float">
            <text:p>126.858</text:p>
          </table:table-cell>
          <table:table-cell office:value-type="float" office:value="-376.579" calcext:value-type="float">
            <text:p>-376.579</text:p>
          </table:table-cell>
          <table:table-cell/>
        </table:table-row>
        <table:table-row table:style-name="ro1">
          <table:table-cell office:value-type="float" office:value="220.471" calcext:value-type="float">
            <text:p>220.471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342" calcext:value-type="float">
            <text:p>-0.342</text:p>
          </table:table-cell>
          <table:table-cell office:value-type="float" office:value="0.307" calcext:value-type="float">
            <text:p>0.307</text:p>
          </table:table-cell>
          <table:table-cell office:value-type="float" office:value="45.817" calcext:value-type="float">
            <text:p>45.817</text:p>
          </table:table-cell>
          <table:table-cell office:value-type="float" office:value="-508.481" calcext:value-type="float">
            <text:p>-508.481</text:p>
          </table:table-cell>
          <table:table-cell office:value-type="float" office:value="126.858" calcext:value-type="float">
            <text:p>126.858</text:p>
          </table:table-cell>
          <table:table-cell office:value-type="float" office:value="-376.579" calcext:value-type="float">
            <text:p>-376.579</text:p>
          </table:table-cell>
          <table:table-cell/>
        </table:table-row>
        <table:table-row table:style-name="ro1">
          <table:table-cell office:value-type="float" office:value="220.476" calcext:value-type="float">
            <text:p>220.476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342" calcext:value-type="float">
            <text:p>-0.342</text:p>
          </table:table-cell>
          <table:table-cell office:value-type="float" office:value="0.307" calcext:value-type="float">
            <text:p>0.307</text:p>
          </table:table-cell>
          <table:table-cell office:value-type="float" office:value="46.044" calcext:value-type="float">
            <text:p>46.044</text:p>
          </table:table-cell>
          <table:table-cell office:value-type="float" office:value="-490.71" calcext:value-type="float">
            <text:p>-490.71</text:p>
          </table:table-cell>
          <table:table-cell office:value-type="float" office:value="159.04" calcext:value-type="float">
            <text:p>159.04</text:p>
          </table:table-cell>
          <table:table-cell office:value-type="float" office:value="-410.544" calcext:value-type="float">
            <text:p>-410.544</text:p>
          </table:table-cell>
          <table:table-cell/>
        </table:table-row>
        <table:table-row table:style-name="ro1">
          <table:table-cell office:value-type="float" office:value="220.48" calcext:value-type="float">
            <text:p>220.48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666" calcext:value-type="float">
            <text:p>-0.666</text:p>
          </table:table-cell>
          <table:table-cell office:value-type="float" office:value="0.115" calcext:value-type="float">
            <text:p>0.115</text:p>
          </table:table-cell>
          <table:table-cell office:value-type="float" office:value="46.044" calcext:value-type="float">
            <text:p>46.044</text:p>
          </table:table-cell>
          <table:table-cell office:value-type="float" office:value="-490.71" calcext:value-type="float">
            <text:p>-490.71</text:p>
          </table:table-cell>
          <table:table-cell office:value-type="float" office:value="159.04" calcext:value-type="float">
            <text:p>159.04</text:p>
          </table:table-cell>
          <table:table-cell office:value-type="float" office:value="-410.544" calcext:value-type="float">
            <text:p>-410.544</text:p>
          </table:table-cell>
          <table:table-cell/>
        </table:table-row>
        <table:table-row table:style-name="ro1">
          <table:table-cell office:value-type="float" office:value="220.485" calcext:value-type="float">
            <text:p>220.48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6" calcext:value-type="float">
            <text:p>0.026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666" calcext:value-type="float">
            <text:p>-0.666</text:p>
          </table:table-cell>
          <table:table-cell office:value-type="float" office:value="0.115" calcext:value-type="float">
            <text:p>0.115</text:p>
          </table:table-cell>
          <table:table-cell office:value-type="float" office:value="46.044" calcext:value-type="float">
            <text:p>46.044</text:p>
          </table:table-cell>
          <table:table-cell office:value-type="float" office:value="-490.71" calcext:value-type="float">
            <text:p>-490.71</text:p>
          </table:table-cell>
          <table:table-cell office:value-type="float" office:value="159.04" calcext:value-type="float">
            <text:p>159.04</text:p>
          </table:table-cell>
          <table:table-cell office:value-type="float" office:value="-410.544" calcext:value-type="float">
            <text:p>-410.544</text:p>
          </table:table-cell>
          <table:table-cell/>
        </table:table-row>
        <table:table-row table:style-name="ro1">
          <table:table-cell office:value-type="float" office:value="220.49" calcext:value-type="float">
            <text:p>220.4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6" calcext:value-type="float">
            <text:p>0.026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666" calcext:value-type="float">
            <text:p>-0.666</text:p>
          </table:table-cell>
          <table:table-cell office:value-type="float" office:value="0.473" calcext:value-type="float">
            <text:p>0.473</text:p>
          </table:table-cell>
          <table:table-cell office:value-type="float" office:value="46.036" calcext:value-type="float">
            <text:p>46.036</text:p>
          </table:table-cell>
          <table:table-cell office:value-type="float" office:value="-490.71" calcext:value-type="float">
            <text:p>-490.71</text:p>
          </table:table-cell>
          <table:table-cell office:value-type="float" office:value="159.04" calcext:value-type="float">
            <text:p>159.04</text:p>
          </table:table-cell>
          <table:table-cell office:value-type="float" office:value="-410.544" calcext:value-type="float">
            <text:p>-410.544</text:p>
          </table:table-cell>
          <table:table-cell/>
        </table:table-row>
        <table:table-row table:style-name="ro1">
          <table:table-cell office:value-type="float" office:value="220.494" calcext:value-type="float">
            <text:p>220.494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1" calcext:value-type="float">
            <text:p>0.01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666" calcext:value-type="float">
            <text:p>-0.666</text:p>
          </table:table-cell>
          <table:table-cell office:value-type="float" office:value="0.473" calcext:value-type="float">
            <text:p>0.473</text:p>
          </table:table-cell>
          <table:table-cell office:value-type="float" office:value="46.036" calcext:value-type="float">
            <text:p>46.036</text:p>
          </table:table-cell>
          <table:table-cell office:value-type="float" office:value="-490.71" calcext:value-type="float">
            <text:p>-490.71</text:p>
          </table:table-cell>
          <table:table-cell office:value-type="float" office:value="159.04" calcext:value-type="float">
            <text:p>159.04</text:p>
          </table:table-cell>
          <table:table-cell office:value-type="float" office:value="-410.544" calcext:value-type="float">
            <text:p>-410.544</text:p>
          </table:table-cell>
          <table:table-cell/>
        </table:table-row>
        <table:table-row table:style-name="ro1">
          <table:table-cell office:value-type="float" office:value="220.499" calcext:value-type="float">
            <text:p>220.499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1" calcext:value-type="float">
            <text:p>0.01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727" calcext:value-type="float">
            <text:p>0.727</text:p>
          </table:table-cell>
          <table:table-cell office:value-type="float" office:value="45.957" calcext:value-type="float">
            <text:p>45.957</text:p>
          </table:table-cell>
          <table:table-cell office:value-type="float" office:value="-463.799" calcext:value-type="float">
            <text:p>-463.799</text:p>
          </table:table-cell>
          <table:table-cell office:value-type="float" office:value="181.198" calcext:value-type="float">
            <text:p>181.198</text:p>
          </table:table-cell>
          <table:table-cell office:value-type="float" office:value="-444.51" calcext:value-type="float">
            <text:p>-444.51</text:p>
          </table:table-cell>
          <table:table-cell/>
        </table:table-row>
        <table:table-row table:style-name="ro1">
          <table:table-cell office:value-type="float" office:value="220.503" calcext:value-type="float">
            <text:p>220.503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727" calcext:value-type="float">
            <text:p>0.727</text:p>
          </table:table-cell>
          <table:table-cell office:value-type="float" office:value="45.957" calcext:value-type="float">
            <text:p>45.957</text:p>
          </table:table-cell>
          <table:table-cell office:value-type="float" office:value="-463.799" calcext:value-type="float">
            <text:p>-463.799</text:p>
          </table:table-cell>
          <table:table-cell office:value-type="float" office:value="181.198" calcext:value-type="float">
            <text:p>181.198</text:p>
          </table:table-cell>
          <table:table-cell office:value-type="float" office:value="-444.51" calcext:value-type="float">
            <text:p>-444.51</text:p>
          </table:table-cell>
          <table:table-cell/>
        </table:table-row>
        <table:table-row table:style-name="ro1">
          <table:table-cell office:value-type="float" office:value="220.508" calcext:value-type="float">
            <text:p>220.508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727" calcext:value-type="float">
            <text:p>0.727</text:p>
          </table:table-cell>
          <table:table-cell office:value-type="float" office:value="45.957" calcext:value-type="float">
            <text:p>45.957</text:p>
          </table:table-cell>
          <table:table-cell office:value-type="float" office:value="-463.799" calcext:value-type="float">
            <text:p>-463.799</text:p>
          </table:table-cell>
          <table:table-cell office:value-type="float" office:value="181.198" calcext:value-type="float">
            <text:p>181.198</text:p>
          </table:table-cell>
          <table:table-cell office:value-type="float" office:value="-444.51" calcext:value-type="float">
            <text:p>-444.51</text:p>
          </table:table-cell>
          <table:table-cell/>
        </table:table-row>
        <table:table-row table:style-name="ro1">
          <table:table-cell office:value-type="float" office:value="220.513" calcext:value-type="float">
            <text:p>220.513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499" calcext:value-type="float">
            <text:p>-0.499</text:p>
          </table:table-cell>
          <table:table-cell office:value-type="float" office:value="0.185" calcext:value-type="float">
            <text:p>0.185</text:p>
          </table:table-cell>
          <table:table-cell office:value-type="float" office:value="45.843" calcext:value-type="float">
            <text:p>45.843</text:p>
          </table:table-cell>
          <table:table-cell office:value-type="float" office:value="-463.799" calcext:value-type="float">
            <text:p>-463.799</text:p>
          </table:table-cell>
          <table:table-cell office:value-type="float" office:value="181.198" calcext:value-type="float">
            <text:p>181.198</text:p>
          </table:table-cell>
          <table:table-cell office:value-type="float" office:value="-444.51" calcext:value-type="float">
            <text:p>-444.51</text:p>
          </table:table-cell>
          <table:table-cell/>
        </table:table-row>
        <table:table-row table:style-name="ro1">
          <table:table-cell office:value-type="float" office:value="220.517" calcext:value-type="float">
            <text:p>220.517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499" calcext:value-type="float">
            <text:p>-0.499</text:p>
          </table:table-cell>
          <table:table-cell office:value-type="float" office:value="0.185" calcext:value-type="float">
            <text:p>0.185</text:p>
          </table:table-cell>
          <table:table-cell office:value-type="float" office:value="45.843" calcext:value-type="float">
            <text:p>45.843</text:p>
          </table:table-cell>
          <table:table-cell office:value-type="float" office:value="-421.656" calcext:value-type="float">
            <text:p>-421.656</text:p>
          </table:table-cell>
          <table:table-cell office:value-type="float" office:value="186.474" calcext:value-type="float">
            <text:p>186.474</text:p>
          </table:table-cell>
          <table:table-cell office:value-type="float" office:value="-462.122" calcext:value-type="float">
            <text:p>-462.122</text:p>
          </table:table-cell>
          <table:table-cell/>
        </table:table-row>
        <table:table-row table:style-name="ro1">
          <table:table-cell office:value-type="float" office:value="220.522" calcext:value-type="float">
            <text:p>220.522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832" calcext:value-type="float">
            <text:p>-0.832</text:p>
          </table:table-cell>
          <table:table-cell office:value-type="float" office:value="0.29" calcext:value-type="float">
            <text:p>0.29</text:p>
          </table:table-cell>
          <table:table-cell office:value-type="float" office:value="45.843" calcext:value-type="float">
            <text:p>45.843</text:p>
          </table:table-cell>
          <table:table-cell office:value-type="float" office:value="-421.656" calcext:value-type="float">
            <text:p>-421.656</text:p>
          </table:table-cell>
          <table:table-cell office:value-type="float" office:value="186.474" calcext:value-type="float">
            <text:p>186.474</text:p>
          </table:table-cell>
          <table:table-cell office:value-type="float" office:value="-462.122" calcext:value-type="float">
            <text:p>-462.122</text:p>
          </table:table-cell>
          <table:table-cell/>
        </table:table-row>
        <table:table-row table:style-name="ro1">
          <table:table-cell office:value-type="float" office:value="220.526" calcext:value-type="float">
            <text:p>220.526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832" calcext:value-type="float">
            <text:p>-0.832</text:p>
          </table:table-cell>
          <table:table-cell office:value-type="float" office:value="0.29" calcext:value-type="float">
            <text:p>0.29</text:p>
          </table:table-cell>
          <table:table-cell office:value-type="float" office:value="45.843" calcext:value-type="float">
            <text:p>45.843</text:p>
          </table:table-cell>
          <table:table-cell office:value-type="float" office:value="-421.656" calcext:value-type="float">
            <text:p>-421.656</text:p>
          </table:table-cell>
          <table:table-cell office:value-type="float" office:value="186.474" calcext:value-type="float">
            <text:p>186.474</text:p>
          </table:table-cell>
          <table:table-cell office:value-type="float" office:value="-462.122" calcext:value-type="float">
            <text:p>-462.122</text:p>
          </table:table-cell>
          <table:table-cell/>
        </table:table-row>
        <table:table-row table:style-name="ro1">
          <table:table-cell office:value-type="float" office:value="220.531" calcext:value-type="float">
            <text:p>220.531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832" calcext:value-type="float">
            <text:p>-0.832</text:p>
          </table:table-cell>
          <table:table-cell office:value-type="float" office:value="0.272" calcext:value-type="float">
            <text:p>0.272</text:p>
          </table:table-cell>
          <table:table-cell office:value-type="float" office:value="46.193" calcext:value-type="float">
            <text:p>46.193</text:p>
          </table:table-cell>
          <table:table-cell office:value-type="float" office:value="-421.656" calcext:value-type="float">
            <text:p>-421.656</text:p>
          </table:table-cell>
          <table:table-cell office:value-type="float" office:value="186.474" calcext:value-type="float">
            <text:p>186.474</text:p>
          </table:table-cell>
          <table:table-cell office:value-type="float" office:value="-462.122" calcext:value-type="float">
            <text:p>-462.122</text:p>
          </table:table-cell>
          <table:table-cell/>
        </table:table-row>
        <table:table-row table:style-name="ro1">
          <table:table-cell office:value-type="float" office:value="220.535" calcext:value-type="float">
            <text:p>220.535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928" calcext:value-type="float">
            <text:p>-0.928</text:p>
          </table:table-cell>
          <table:table-cell office:value-type="float" office:value="0.272" calcext:value-type="float">
            <text:p>0.272</text:p>
          </table:table-cell>
          <table:table-cell office:value-type="float" office:value="46.193" calcext:value-type="float">
            <text:p>46.193</text:p>
          </table:table-cell>
          <table:table-cell office:value-type="float" office:value="-421.656" calcext:value-type="float">
            <text:p>-421.656</text:p>
          </table:table-cell>
          <table:table-cell office:value-type="float" office:value="186.474" calcext:value-type="float">
            <text:p>186.474</text:p>
          </table:table-cell>
          <table:table-cell office:value-type="float" office:value="-462.122" calcext:value-type="float">
            <text:p>-462.122</text:p>
          </table:table-cell>
          <table:table-cell/>
        </table:table-row>
        <table:table-row table:style-name="ro1">
          <table:table-cell office:value-type="float" office:value="220.54" calcext:value-type="float">
            <text:p>220.54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928" calcext:value-type="float">
            <text:p>-0.928</text:p>
          </table:table-cell>
          <table:table-cell office:value-type="float" office:value="0.272" calcext:value-type="float">
            <text:p>0.272</text:p>
          </table:table-cell>
          <table:table-cell office:value-type="float" office:value="46.193" calcext:value-type="float">
            <text:p>46.193</text:p>
          </table:table-cell>
          <table:table-cell office:value-type="float" office:value="-334.325" calcext:value-type="float">
            <text:p>-334.325</text:p>
          </table:table-cell>
          <table:table-cell office:value-type="float" office:value="164.843" calcext:value-type="float">
            <text:p>164.843</text:p>
          </table:table-cell>
          <table:table-cell office:value-type="float" office:value="-447.865" calcext:value-type="float">
            <text:p>-447.865</text:p>
          </table:table-cell>
          <table:table-cell/>
        </table:table-row>
        <table:table-row table:style-name="ro1">
          <table:table-cell office:value-type="float" office:value="220.545" calcext:value-type="float">
            <text:p>220.54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814" calcext:value-type="float">
            <text:p>-0.814</text:p>
          </table:table-cell>
          <table:table-cell office:value-type="float" office:value="0.412" calcext:value-type="float">
            <text:p>0.412</text:p>
          </table:table-cell>
          <table:table-cell office:value-type="float" office:value="46.412" calcext:value-type="float">
            <text:p>46.412</text:p>
          </table:table-cell>
          <table:table-cell office:value-type="float" office:value="-334.325" calcext:value-type="float">
            <text:p>-334.325</text:p>
          </table:table-cell>
          <table:table-cell office:value-type="float" office:value="164.843" calcext:value-type="float">
            <text:p>164.843</text:p>
          </table:table-cell>
          <table:table-cell office:value-type="float" office:value="-447.865" calcext:value-type="float">
            <text:p>-447.865</text:p>
          </table:table-cell>
          <table:table-cell/>
        </table:table-row>
        <table:table-row table:style-name="ro1">
          <table:table-cell office:value-type="float" office:value="220.549" calcext:value-type="float">
            <text:p>220.54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814" calcext:value-type="float">
            <text:p>-0.814</text:p>
          </table:table-cell>
          <table:table-cell office:value-type="float" office:value="0.412" calcext:value-type="float">
            <text:p>0.412</text:p>
          </table:table-cell>
          <table:table-cell office:value-type="float" office:value="46.412" calcext:value-type="float">
            <text:p>46.412</text:p>
          </table:table-cell>
          <table:table-cell office:value-type="float" office:value="-334.325" calcext:value-type="float">
            <text:p>-334.325</text:p>
          </table:table-cell>
          <table:table-cell office:value-type="float" office:value="164.843" calcext:value-type="float">
            <text:p>164.843</text:p>
          </table:table-cell>
          <table:table-cell office:value-type="float" office:value="-447.865" calcext:value-type="float">
            <text:p>-447.865</text:p>
          </table:table-cell>
          <table:table-cell/>
        </table:table-row>
        <table:table-row table:style-name="ro1">
          <table:table-cell office:value-type="float" office:value="220.554" calcext:value-type="float">
            <text:p>220.55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578" calcext:value-type="float">
            <text:p>-0.578</text:p>
          </table:table-cell>
          <table:table-cell office:value-type="float" office:value="0.395" calcext:value-type="float">
            <text:p>0.395</text:p>
          </table:table-cell>
          <table:table-cell office:value-type="float" office:value="46.167" calcext:value-type="float">
            <text:p>46.167</text:p>
          </table:table-cell>
          <table:table-cell office:value-type="float" office:value="-334.325" calcext:value-type="float">
            <text:p>-334.325</text:p>
          </table:table-cell>
          <table:table-cell office:value-type="float" office:value="164.843" calcext:value-type="float">
            <text:p>164.843</text:p>
          </table:table-cell>
          <table:table-cell office:value-type="float" office:value="-447.865" calcext:value-type="float">
            <text:p>-447.865</text:p>
          </table:table-cell>
          <table:table-cell/>
        </table:table-row>
        <table:table-row table:style-name="ro1">
          <table:table-cell office:value-type="float" office:value="220.559" calcext:value-type="float">
            <text:p>220.55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578" calcext:value-type="float">
            <text:p>-0.578</text:p>
          </table:table-cell>
          <table:table-cell office:value-type="float" office:value="0.395" calcext:value-type="float">
            <text:p>0.395</text:p>
          </table:table-cell>
          <table:table-cell office:value-type="float" office:value="46.167" calcext:value-type="float">
            <text:p>46.167</text:p>
          </table:table-cell>
          <table:table-cell office:value-type="float" office:value="-235.314" calcext:value-type="float">
            <text:p>-235.314</text:p>
          </table:table-cell>
          <table:table-cell office:value-type="float" office:value="132.662" calcext:value-type="float">
            <text:p>132.662</text:p>
          </table:table-cell>
          <table:table-cell office:value-type="float" office:value="-443.252" calcext:value-type="float">
            <text:p>-443.252</text:p>
          </table:table-cell>
          <table:table-cell/>
        </table:table-row>
        <table:table-row table:style-name="ro1">
          <table:table-cell office:value-type="float" office:value="220.563" calcext:value-type="float">
            <text:p>220.56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578" calcext:value-type="float">
            <text:p>-0.578</text:p>
          </table:table-cell>
          <table:table-cell office:value-type="float" office:value="0.395" calcext:value-type="float">
            <text:p>0.395</text:p>
          </table:table-cell>
          <table:table-cell office:value-type="float" office:value="45.572" calcext:value-type="float">
            <text:p>45.572</text:p>
          </table:table-cell>
          <table:table-cell office:value-type="float" office:value="-235.314" calcext:value-type="float">
            <text:p>-235.314</text:p>
          </table:table-cell>
          <table:table-cell office:value-type="float" office:value="132.662" calcext:value-type="float">
            <text:p>132.662</text:p>
          </table:table-cell>
          <table:table-cell office:value-type="float" office:value="-443.252" calcext:value-type="float">
            <text:p>-443.252</text:p>
          </table:table-cell>
          <table:table-cell/>
        </table:table-row>
        <table:table-row table:style-name="ro1">
          <table:table-cell office:value-type="float" office:value="220.568" calcext:value-type="float">
            <text:p>220.568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71" calcext:value-type="float">
            <text:p>0.71</text:p>
          </table:table-cell>
          <table:table-cell office:value-type="float" office:value="45.572" calcext:value-type="float">
            <text:p>45.572</text:p>
          </table:table-cell>
          <table:table-cell office:value-type="float" office:value="-235.314" calcext:value-type="float">
            <text:p>-235.314</text:p>
          </table:table-cell>
          <table:table-cell office:value-type="float" office:value="132.662" calcext:value-type="float">
            <text:p>132.662</text:p>
          </table:table-cell>
          <table:table-cell office:value-type="float" office:value="-443.252" calcext:value-type="float">
            <text:p>-443.252</text:p>
          </table:table-cell>
          <table:table-cell/>
        </table:table-row>
        <table:table-row table:style-name="ro1">
          <table:table-cell office:value-type="float" office:value="220.572" calcext:value-type="float">
            <text:p>220.572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71" calcext:value-type="float">
            <text:p>0.71</text:p>
          </table:table-cell>
          <table:table-cell office:value-type="float" office:value="45.572" calcext:value-type="float">
            <text:p>45.572</text:p>
          </table:table-cell>
          <table:table-cell office:value-type="float" office:value="-235.314" calcext:value-type="float">
            <text:p>-235.314</text:p>
          </table:table-cell>
          <table:table-cell office:value-type="float" office:value="132.662" calcext:value-type="float">
            <text:p>132.662</text:p>
          </table:table-cell>
          <table:table-cell office:value-type="float" office:value="-443.252" calcext:value-type="float">
            <text:p>-443.252</text:p>
          </table:table-cell>
          <table:table-cell/>
        </table:table-row>
        <table:table-row table:style-name="ro1">
          <table:table-cell office:value-type="float" office:value="220.577" calcext:value-type="float">
            <text:p>220.577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543" calcext:value-type="float">
            <text:p>-0.543</text:p>
          </table:table-cell>
          <table:table-cell office:value-type="float" office:value="0.806" calcext:value-type="float">
            <text:p>0.806</text:p>
          </table:table-cell>
          <table:table-cell office:value-type="float" office:value="45.686" calcext:value-type="float">
            <text:p>45.686</text:p>
          </table:table-cell>
          <table:table-cell office:value-type="float" office:value="-235.314" calcext:value-type="float">
            <text:p>-235.314</text:p>
          </table:table-cell>
          <table:table-cell office:value-type="float" office:value="132.662" calcext:value-type="float">
            <text:p>132.662</text:p>
          </table:table-cell>
          <table:table-cell office:value-type="float" office:value="-443.252" calcext:value-type="float">
            <text:p>-443.252</text:p>
          </table:table-cell>
          <table:table-cell/>
        </table:table-row>
        <table:table-row table:style-name="ro1">
          <table:table-cell office:value-type="float" office:value="220.581" calcext:value-type="float">
            <text:p>220.581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543" calcext:value-type="float">
            <text:p>-0.543</text:p>
          </table:table-cell>
          <table:table-cell office:value-type="float" office:value="0.806" calcext:value-type="float">
            <text:p>0.806</text:p>
          </table:table-cell>
          <table:table-cell office:value-type="float" office:value="45.686" calcext:value-type="float">
            <text:p>45.686</text:p>
          </table:table-cell>
          <table:table-cell office:value-type="float" office:value="-139.859" calcext:value-type="float">
            <text:p>-139.859</text:p>
          </table:table-cell>
          <table:table-cell office:value-type="float" office:value="108.921" calcext:value-type="float">
            <text:p>108.921</text:p>
          </table:table-cell>
          <table:table-cell office:value-type="float" office:value="-424.802" calcext:value-type="float">
            <text:p>-424.802</text:p>
          </table:table-cell>
          <table:table-cell/>
        </table:table-row>
        <table:table-row table:style-name="ro1">
          <table:table-cell office:value-type="float" office:value="220.586" calcext:value-type="float">
            <text:p>220.586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701" calcext:value-type="float">
            <text:p>0.701</text:p>
          </table:table-cell>
          <table:table-cell office:value-type="float" office:value="46.009" calcext:value-type="float">
            <text:p>46.009</text:p>
          </table:table-cell>
          <table:table-cell office:value-type="float" office:value="-139.859" calcext:value-type="float">
            <text:p>-139.859</text:p>
          </table:table-cell>
          <table:table-cell office:value-type="float" office:value="108.921" calcext:value-type="float">
            <text:p>108.921</text:p>
          </table:table-cell>
          <table:table-cell office:value-type="float" office:value="-424.802" calcext:value-type="float">
            <text:p>-424.802</text:p>
          </table:table-cell>
          <table:table-cell/>
        </table:table-row>
        <table:table-row table:style-name="ro1">
          <table:table-cell office:value-type="float" office:value="220.591" calcext:value-type="float">
            <text:p>220.591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701" calcext:value-type="float">
            <text:p>0.701</text:p>
          </table:table-cell>
          <table:table-cell office:value-type="float" office:value="46.009" calcext:value-type="float">
            <text:p>46.009</text:p>
          </table:table-cell>
          <table:table-cell office:value-type="float" office:value="-139.859" calcext:value-type="float">
            <text:p>-139.859</text:p>
          </table:table-cell>
          <table:table-cell office:value-type="float" office:value="108.921" calcext:value-type="float">
            <text:p>108.921</text:p>
          </table:table-cell>
          <table:table-cell office:value-type="float" office:value="-424.802" calcext:value-type="float">
            <text:p>-424.802</text:p>
          </table:table-cell>
          <table:table-cell/>
        </table:table-row>
        <table:table-row table:style-name="ro1">
          <table:table-cell office:value-type="float" office:value="220.595" calcext:value-type="float">
            <text:p>220.595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701" calcext:value-type="float">
            <text:p>0.701</text:p>
          </table:table-cell>
          <table:table-cell office:value-type="float" office:value="46.009" calcext:value-type="float">
            <text:p>46.009</text:p>
          </table:table-cell>
          <table:table-cell office:value-type="float" office:value="-139.859" calcext:value-type="float">
            <text:p>-139.859</text:p>
          </table:table-cell>
          <table:table-cell office:value-type="float" office:value="108.921" calcext:value-type="float">
            <text:p>108.921</text:p>
          </table:table-cell>
          <table:table-cell office:value-type="float" office:value="-424.802" calcext:value-type="float">
            <text:p>-424.802</text:p>
          </table:table-cell>
          <table:table-cell/>
        </table:table-row>
        <table:table-row table:style-name="ro1">
          <table:table-cell office:value-type="float" office:value="220.6" calcext:value-type="float">
            <text:p>220.6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744" calcext:value-type="float">
            <text:p>-0.744</text:p>
          </table:table-cell>
          <table:table-cell office:value-type="float" office:value="0.246" calcext:value-type="float">
            <text:p>0.246</text:p>
          </table:table-cell>
          <table:table-cell office:value-type="float" office:value="45.756" calcext:value-type="float">
            <text:p>45.756</text:p>
          </table:table-cell>
          <table:table-cell office:value-type="float" office:value="-54.558" calcext:value-type="float">
            <text:p>-54.558</text:p>
          </table:table-cell>
          <table:table-cell office:value-type="float" office:value="91.511" calcext:value-type="float">
            <text:p>91.511</text:p>
          </table:table-cell>
          <table:table-cell office:value-type="float" office:value="-393.352" calcext:value-type="float">
            <text:p>-393.352</text:p>
          </table:table-cell>
          <table:table-cell/>
        </table:table-row>
        <table:table-row table:style-name="ro1">
          <table:table-cell office:value-type="float" office:value="220.604" calcext:value-type="float">
            <text:p>220.604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744" calcext:value-type="float">
            <text:p>-0.744</text:p>
          </table:table-cell>
          <table:table-cell office:value-type="float" office:value="0.246" calcext:value-type="float">
            <text:p>0.246</text:p>
          </table:table-cell>
          <table:table-cell office:value-type="float" office:value="45.756" calcext:value-type="float">
            <text:p>45.756</text:p>
          </table:table-cell>
          <table:table-cell office:value-type="float" office:value="-54.558" calcext:value-type="float">
            <text:p>-54.558</text:p>
          </table:table-cell>
          <table:table-cell office:value-type="float" office:value="91.511" calcext:value-type="float">
            <text:p>91.511</text:p>
          </table:table-cell>
          <table:table-cell office:value-type="float" office:value="-393.352" calcext:value-type="float">
            <text:p>-393.352</text:p>
          </table:table-cell>
          <table:table-cell/>
        </table:table-row>
        <table:table-row table:style-name="ro1">
          <table:table-cell office:value-type="float" office:value="220.609" calcext:value-type="float">
            <text:p>220.609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071" calcext:value-type="float">
            <text:p>0.071</text:p>
          </table:table-cell>
          <table:table-cell office:value-type="float" office:value="45.983" calcext:value-type="float">
            <text:p>45.983</text:p>
          </table:table-cell>
          <table:table-cell office:value-type="float" office:value="-54.558" calcext:value-type="float">
            <text:p>-54.558</text:p>
          </table:table-cell>
          <table:table-cell office:value-type="float" office:value="91.511" calcext:value-type="float">
            <text:p>91.511</text:p>
          </table:table-cell>
          <table:table-cell office:value-type="float" office:value="-393.352" calcext:value-type="float">
            <text:p>-393.352</text:p>
          </table:table-cell>
          <table:table-cell/>
        </table:table-row>
        <table:table-row table:style-name="ro1">
          <table:table-cell office:value-type="float" office:value="220.614" calcext:value-type="float">
            <text:p>220.61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071" calcext:value-type="float">
            <text:p>0.071</text:p>
          </table:table-cell>
          <table:table-cell office:value-type="float" office:value="45.983" calcext:value-type="float">
            <text:p>45.983</text:p>
          </table:table-cell>
          <table:table-cell office:value-type="float" office:value="-54.558" calcext:value-type="float">
            <text:p>-54.558</text:p>
          </table:table-cell>
          <table:table-cell office:value-type="float" office:value="91.511" calcext:value-type="float">
            <text:p>91.511</text:p>
          </table:table-cell>
          <table:table-cell office:value-type="float" office:value="-393.352" calcext:value-type="float">
            <text:p>-393.352</text:p>
          </table:table-cell>
          <table:table-cell/>
        </table:table-row>
        <table:table-row table:style-name="ro1">
          <table:table-cell office:value-type="float" office:value="220.618" calcext:value-type="float">
            <text:p>220.618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561" calcext:value-type="float">
            <text:p>-0.561</text:p>
          </table:table-cell>
          <table:table-cell office:value-type="float" office:value="0.718" calcext:value-type="float">
            <text:p>0.718</text:p>
          </table:table-cell>
          <table:table-cell office:value-type="float" office:value="45.992" calcext:value-type="float">
            <text:p>45.992</text:p>
          </table:table-cell>
          <table:table-cell office:value-type="float" office:value="-54.558" calcext:value-type="float">
            <text:p>-54.558</text:p>
          </table:table-cell>
          <table:table-cell office:value-type="float" office:value="91.511" calcext:value-type="float">
            <text:p>91.511</text:p>
          </table:table-cell>
          <table:table-cell office:value-type="float" office:value="-393.352" calcext:value-type="float">
            <text:p>-393.352</text:p>
          </table:table-cell>
          <table:table-cell/>
        </table:table-row>
        <table:table-row table:style-name="ro1">
          <table:table-cell office:value-type="float" office:value="220.623" calcext:value-type="float">
            <text:p>220.623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718" calcext:value-type="float">
            <text:p>0.718</text:p>
          </table:table-cell>
          <table:table-cell office:value-type="float" office:value="45.992" calcext:value-type="float">
            <text:p>45.992</text:p>
          </table:table-cell>
          <table:table-cell office:value-type="float" office:value="7.895" calcext:value-type="float">
            <text:p>7.895</text:p>
          </table:table-cell>
          <table:table-cell office:value-type="float" office:value="121.583" calcext:value-type="float">
            <text:p>121.583</text:p>
          </table:table-cell>
          <table:table-cell office:value-type="float" office:value="-374.902" calcext:value-type="float">
            <text:p>-374.902</text:p>
          </table:table-cell>
          <table:table-cell/>
        </table:table-row>
        <table:table-row table:style-name="ro1">
          <table:table-cell office:value-type="float" office:value="220.627" calcext:value-type="float">
            <text:p>220.627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718" calcext:value-type="float">
            <text:p>0.718</text:p>
          </table:table-cell>
          <table:table-cell office:value-type="float" office:value="45.992" calcext:value-type="float">
            <text:p>45.992</text:p>
          </table:table-cell>
          <table:table-cell office:value-type="float" office:value="7.895" calcext:value-type="float">
            <text:p>7.895</text:p>
          </table:table-cell>
          <table:table-cell office:value-type="float" office:value="121.583" calcext:value-type="float">
            <text:p>121.583</text:p>
          </table:table-cell>
          <table:table-cell office:value-type="float" office:value="-374.902" calcext:value-type="float">
            <text:p>-374.902</text:p>
          </table:table-cell>
          <table:table-cell/>
        </table:table-row>
        <table:table-row table:style-name="ro1">
          <table:table-cell office:value-type="float" office:value="220.632" calcext:value-type="float">
            <text:p>220.632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701" calcext:value-type="float">
            <text:p>-0.701</text:p>
          </table:table-cell>
          <table:table-cell office:value-type="float" office:value="0.43" calcext:value-type="float">
            <text:p>0.43</text:p>
          </table:table-cell>
          <table:table-cell office:value-type="float" office:value="45.852" calcext:value-type="float">
            <text:p>45.852</text:p>
          </table:table-cell>
          <table:table-cell office:value-type="float" office:value="7.895" calcext:value-type="float">
            <text:p>7.895</text:p>
          </table:table-cell>
          <table:table-cell office:value-type="float" office:value="121.583" calcext:value-type="float">
            <text:p>121.583</text:p>
          </table:table-cell>
          <table:table-cell office:value-type="float" office:value="-374.902" calcext:value-type="float">
            <text:p>-374.902</text:p>
          </table:table-cell>
          <table:table-cell/>
        </table:table-row>
        <table:table-row table:style-name="ro1">
          <table:table-cell office:value-type="float" office:value="220.636" calcext:value-type="float">
            <text:p>220.636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701" calcext:value-type="float">
            <text:p>-0.701</text:p>
          </table:table-cell>
          <table:table-cell office:value-type="float" office:value="0.43" calcext:value-type="float">
            <text:p>0.43</text:p>
          </table:table-cell>
          <table:table-cell office:value-type="float" office:value="45.852" calcext:value-type="float">
            <text:p>45.852</text:p>
          </table:table-cell>
          <table:table-cell office:value-type="float" office:value="7.895" calcext:value-type="float">
            <text:p>7.895</text:p>
          </table:table-cell>
          <table:table-cell office:value-type="float" office:value="121.583" calcext:value-type="float">
            <text:p>121.583</text:p>
          </table:table-cell>
          <table:table-cell office:value-type="float" office:value="-374.902" calcext:value-type="float">
            <text:p>-374.902</text:p>
          </table:table-cell>
          <table:table-cell/>
        </table:table-row>
        <table:table-row table:style-name="ro1">
          <table:table-cell office:value-type="float" office:value="220.641" calcext:value-type="float">
            <text:p>220.641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045" calcext:value-type="float">
            <text:p>0.045</text:p>
          </table:table-cell>
          <table:table-cell office:value-type="float" office:value="46.167" calcext:value-type="float">
            <text:p>46.167</text:p>
          </table:table-cell>
          <table:table-cell office:value-type="float" office:value="91.165" calcext:value-type="float">
            <text:p>91.165</text:p>
          </table:table-cell>
          <table:table-cell office:value-type="float" office:value="192.804" calcext:value-type="float">
            <text:p>192.804</text:p>
          </table:table-cell>
          <table:table-cell office:value-type="float" office:value="-351" calcext:value-type="float">
            <text:p>-351</text:p>
          </table:table-cell>
          <table:table-cell/>
        </table:table-row>
        <table:table-row table:style-name="ro1">
          <table:table-cell office:value-type="float" office:value="220.646" calcext:value-type="float">
            <text:p>220.646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045" calcext:value-type="float">
            <text:p>0.045</text:p>
          </table:table-cell>
          <table:table-cell office:value-type="float" office:value="46.167" calcext:value-type="float">
            <text:p>46.167</text:p>
          </table:table-cell>
          <table:table-cell office:value-type="float" office:value="91.165" calcext:value-type="float">
            <text:p>91.165</text:p>
          </table:table-cell>
          <table:table-cell office:value-type="float" office:value="192.804" calcext:value-type="float">
            <text:p>192.804</text:p>
          </table:table-cell>
          <table:table-cell office:value-type="float" office:value="-351" calcext:value-type="float">
            <text:p>-351</text:p>
          </table:table-cell>
          <table:table-cell/>
        </table:table-row>
        <table:table-row table:style-name="ro1">
          <table:table-cell office:value-type="float" office:value="220.65" calcext:value-type="float">
            <text:p>220.65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045" calcext:value-type="float">
            <text:p>0.045</text:p>
          </table:table-cell>
          <table:table-cell office:value-type="float" office:value="43.927" calcext:value-type="float">
            <text:p>43.927</text:p>
          </table:table-cell>
          <table:table-cell office:value-type="float" office:value="91.165" calcext:value-type="float">
            <text:p>91.165</text:p>
          </table:table-cell>
          <table:table-cell office:value-type="float" office:value="192.804" calcext:value-type="float">
            <text:p>192.804</text:p>
          </table:table-cell>
          <table:table-cell office:value-type="float" office:value="-351" calcext:value-type="float">
            <text:p>-351</text:p>
          </table:table-cell>
          <table:table-cell/>
        </table:table-row>
        <table:table-row table:style-name="ro1">
          <table:table-cell office:value-type="float" office:value="220.655" calcext:value-type="float">
            <text:p>220.655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709" calcext:value-type="float">
            <text:p>-0.709</text:p>
          </table:table-cell>
          <table:table-cell office:value-type="float" office:value="-0.165" calcext:value-type="float">
            <text:p>-0.165</text:p>
          </table:table-cell>
          <table:table-cell office:value-type="float" office:value="45.738" calcext:value-type="float">
            <text:p>45.738</text:p>
          </table:table-cell>
          <table:table-cell office:value-type="float" office:value="91.165" calcext:value-type="float">
            <text:p>91.165</text:p>
          </table:table-cell>
          <table:table-cell office:value-type="float" office:value="192.804" calcext:value-type="float">
            <text:p>192.804</text:p>
          </table:table-cell>
          <table:table-cell office:value-type="float" office:value="-351" calcext:value-type="float">
            <text:p>-351</text:p>
          </table:table-cell>
          <table:table-cell/>
        </table:table-row>
        <table:table-row table:style-name="ro1">
          <table:table-cell office:value-type="float" office:value="220.66" calcext:value-type="float">
            <text:p>220.66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709" calcext:value-type="float">
            <text:p>-0.709</text:p>
          </table:table-cell>
          <table:table-cell office:value-type="float" office:value="-0.165" calcext:value-type="float">
            <text:p>-0.165</text:p>
          </table:table-cell>
          <table:table-cell office:value-type="float" office:value="45.738" calcext:value-type="float">
            <text:p>45.738</text:p>
          </table:table-cell>
          <table:table-cell office:value-type="float" office:value="91.165" calcext:value-type="float">
            <text:p>91.165</text:p>
          </table:table-cell>
          <table:table-cell office:value-type="float" office:value="192.804" calcext:value-type="float">
            <text:p>192.804</text:p>
          </table:table-cell>
          <table:table-cell office:value-type="float" office:value="-351" calcext:value-type="float">
            <text:p>-351</text:p>
          </table:table-cell>
          <table:table-cell/>
        </table:table-row>
        <table:table-row table:style-name="ro1">
          <table:table-cell office:value-type="float" office:value="220.664" calcext:value-type="float">
            <text:p>220.664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683" calcext:value-type="float">
            <text:p>-0.683</text:p>
          </table:table-cell>
          <table:table-cell office:value-type="float" office:value="0.263" calcext:value-type="float">
            <text:p>0.263</text:p>
          </table:table-cell>
          <table:table-cell office:value-type="float" office:value="45.983" calcext:value-type="float">
            <text:p>45.983</text:p>
          </table:table-cell>
          <table:table-cell office:value-type="float" office:value="180.528" calcext:value-type="float">
            <text:p>180.528</text:p>
          </table:table-cell>
          <table:table-cell office:value-type="float" office:value="228.151" calcext:value-type="float">
            <text:p>228.151</text:p>
          </table:table-cell>
          <table:table-cell office:value-type="float" office:value="-344.71" calcext:value-type="float">
            <text:p>-344.71</text:p>
          </table:table-cell>
          <table:table-cell/>
        </table:table-row>
        <table:table-row table:style-name="ro1">
          <table:table-cell office:value-type="float" office:value="220.668" calcext:value-type="float">
            <text:p>220.668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83" calcext:value-type="float">
            <text:p>-0.683</text:p>
          </table:table-cell>
          <table:table-cell office:value-type="float" office:value="0.263" calcext:value-type="float">
            <text:p>0.263</text:p>
          </table:table-cell>
          <table:table-cell office:value-type="float" office:value="45.983" calcext:value-type="float">
            <text:p>45.983</text:p>
          </table:table-cell>
          <table:table-cell office:value-type="float" office:value="180.528" calcext:value-type="float">
            <text:p>180.528</text:p>
          </table:table-cell>
          <table:table-cell office:value-type="float" office:value="228.151" calcext:value-type="float">
            <text:p>228.151</text:p>
          </table:table-cell>
          <table:table-cell office:value-type="float" office:value="-344.71" calcext:value-type="float">
            <text:p>-344.71</text:p>
          </table:table-cell>
          <table:table-cell/>
        </table:table-row>
        <table:table-row table:style-name="ro1">
          <table:table-cell office:value-type="float" office:value="220.673" calcext:value-type="float">
            <text:p>220.673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683" calcext:value-type="float">
            <text:p>-0.683</text:p>
          </table:table-cell>
          <table:table-cell office:value-type="float" office:value="0.141" calcext:value-type="float">
            <text:p>0.141</text:p>
          </table:table-cell>
          <table:table-cell office:value-type="float" office:value="46.053" calcext:value-type="float">
            <text:p>46.053</text:p>
          </table:table-cell>
          <table:table-cell office:value-type="float" office:value="180.528" calcext:value-type="float">
            <text:p>180.528</text:p>
          </table:table-cell>
          <table:table-cell office:value-type="float" office:value="228.151" calcext:value-type="float">
            <text:p>228.151</text:p>
          </table:table-cell>
          <table:table-cell office:value-type="float" office:value="-344.71" calcext:value-type="float">
            <text:p>-344.71</text:p>
          </table:table-cell>
          <table:table-cell/>
        </table:table-row>
        <table:table-row table:style-name="ro1">
          <table:table-cell office:value-type="float" office:value="220.678" calcext:value-type="float">
            <text:p>220.678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578" calcext:value-type="float">
            <text:p>-0.578</text:p>
          </table:table-cell>
          <table:table-cell office:value-type="float" office:value="0.141" calcext:value-type="float">
            <text:p>0.141</text:p>
          </table:table-cell>
          <table:table-cell office:value-type="float" office:value="46.053" calcext:value-type="float">
            <text:p>46.053</text:p>
          </table:table-cell>
          <table:table-cell office:value-type="float" office:value="180.528" calcext:value-type="float">
            <text:p>180.528</text:p>
          </table:table-cell>
          <table:table-cell office:value-type="float" office:value="228.151" calcext:value-type="float">
            <text:p>228.151</text:p>
          </table:table-cell>
          <table:table-cell office:value-type="float" office:value="-344.71" calcext:value-type="float">
            <text:p>-344.71</text:p>
          </table:table-cell>
          <table:table-cell/>
        </table:table-row>
        <table:table-row table:style-name="ro1">
          <table:table-cell office:value-type="float" office:value="220.682" calcext:value-type="float">
            <text:p>220.682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578" calcext:value-type="float">
            <text:p>-0.578</text:p>
          </table:table-cell>
          <table:table-cell office:value-type="float" office:value="0.141" calcext:value-type="float">
            <text:p>0.141</text:p>
          </table:table-cell>
          <table:table-cell office:value-type="float" office:value="46.053" calcext:value-type="float">
            <text:p>46.053</text:p>
          </table:table-cell>
          <table:table-cell office:value-type="float" office:value="210.485" calcext:value-type="float">
            <text:p>210.485</text:p>
          </table:table-cell>
          <table:table-cell office:value-type="float" office:value="203.356" calcext:value-type="float">
            <text:p>203.356</text:p>
          </table:table-cell>
          <table:table-cell office:value-type="float" office:value="-334.227" calcext:value-type="float">
            <text:p>-334.227</text:p>
          </table:table-cell>
          <table:table-cell/>
        </table:table-row>
        <table:table-row table:style-name="ro1">
          <table:table-cell office:value-type="float" office:value="220.687" calcext:value-type="float">
            <text:p>220.687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26" calcext:value-type="float">
            <text:p>0.026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893" calcext:value-type="float">
            <text:p>-0.893</text:p>
          </table:table-cell>
          <table:table-cell office:value-type="float" office:value="0.298" calcext:value-type="float">
            <text:p>0.298</text:p>
          </table:table-cell>
          <table:table-cell office:value-type="float" office:value="46.123" calcext:value-type="float">
            <text:p>46.123</text:p>
          </table:table-cell>
          <table:table-cell office:value-type="float" office:value="210.485" calcext:value-type="float">
            <text:p>210.485</text:p>
          </table:table-cell>
          <table:table-cell office:value-type="float" office:value="203.356" calcext:value-type="float">
            <text:p>203.356</text:p>
          </table:table-cell>
          <table:table-cell office:value-type="float" office:value="-334.227" calcext:value-type="float">
            <text:p>-334.227</text:p>
          </table:table-cell>
          <table:table-cell/>
        </table:table-row>
        <table:table-row table:style-name="ro1">
          <table:table-cell office:value-type="float" office:value="220.692" calcext:value-type="float">
            <text:p>220.692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026" calcext:value-type="float">
            <text:p>0.026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893" calcext:value-type="float">
            <text:p>-0.893</text:p>
          </table:table-cell>
          <table:table-cell office:value-type="float" office:value="0.298" calcext:value-type="float">
            <text:p>0.298</text:p>
          </table:table-cell>
          <table:table-cell office:value-type="float" office:value="46.123" calcext:value-type="float">
            <text:p>46.123</text:p>
          </table:table-cell>
          <table:table-cell office:value-type="float" office:value="210.485" calcext:value-type="float">
            <text:p>210.485</text:p>
          </table:table-cell>
          <table:table-cell office:value-type="float" office:value="203.356" calcext:value-type="float">
            <text:p>203.356</text:p>
          </table:table-cell>
          <table:table-cell office:value-type="float" office:value="-334.227" calcext:value-type="float">
            <text:p>-334.227</text:p>
          </table:table-cell>
          <table:table-cell/>
        </table:table-row>
        <table:table-row table:style-name="ro1">
          <table:table-cell office:value-type="float" office:value="220.696" calcext:value-type="float">
            <text:p>220.696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026" calcext:value-type="float">
            <text:p>0.026</text:p>
          </table:table-cell>
          <table:table-cell office:value-type="float" office:value="-0.037" calcext:value-type="float">
            <text:p>-0.037</text:p>
          </table:table-cell>
          <table:table-cell office:value-type="float" office:value="-1.191" calcext:value-type="float">
            <text:p>-1.191</text:p>
          </table:table-cell>
          <table:table-cell office:value-type="float" office:value="0.587" calcext:value-type="float">
            <text:p>0.587</text:p>
          </table:table-cell>
          <table:table-cell office:value-type="float" office:value="45.948" calcext:value-type="float">
            <text:p>45.948</text:p>
          </table:table-cell>
          <table:table-cell office:value-type="float" office:value="210.485" calcext:value-type="float">
            <text:p>210.485</text:p>
          </table:table-cell>
          <table:table-cell office:value-type="float" office:value="203.356" calcext:value-type="float">
            <text:p>203.356</text:p>
          </table:table-cell>
          <table:table-cell office:value-type="float" office:value="-334.227" calcext:value-type="float">
            <text:p>-334.227</text:p>
          </table:table-cell>
          <table:table-cell/>
        </table:table-row>
        <table:table-row table:style-name="ro1">
          <table:table-cell office:value-type="float" office:value="220.701" calcext:value-type="float">
            <text:p>220.701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01" calcext:value-type="float">
            <text:p>0.01</text:p>
          </table:table-cell>
          <table:table-cell office:value-type="float" office:value="-0.038" calcext:value-type="float">
            <text:p>-0.038</text:p>
          </table:table-cell>
          <table:table-cell office:value-type="float" office:value="-1.191" calcext:value-type="float">
            <text:p>-1.191</text:p>
          </table:table-cell>
          <table:table-cell office:value-type="float" office:value="0.587" calcext:value-type="float">
            <text:p>0.587</text:p>
          </table:table-cell>
          <table:table-cell office:value-type="float" office:value="45.948" calcext:value-type="float">
            <text:p>45.948</text:p>
          </table:table-cell>
          <table:table-cell office:value-type="float" office:value="210.485" calcext:value-type="float">
            <text:p>210.485</text:p>
          </table:table-cell>
          <table:table-cell office:value-type="float" office:value="203.356" calcext:value-type="float">
            <text:p>203.356</text:p>
          </table:table-cell>
          <table:table-cell office:value-type="float" office:value="-334.227" calcext:value-type="float">
            <text:p>-334.227</text:p>
          </table:table-cell>
          <table:table-cell/>
        </table:table-row>
        <table:table-row table:style-name="ro1">
          <table:table-cell office:value-type="float" office:value="220.705" calcext:value-type="float">
            <text:p>220.705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01" calcext:value-type="float">
            <text:p>0.01</text:p>
          </table:table-cell>
          <table:table-cell office:value-type="float" office:value="-0.038" calcext:value-type="float">
            <text:p>-0.038</text:p>
          </table:table-cell>
          <table:table-cell office:value-type="float" office:value="-1.191" calcext:value-type="float">
            <text:p>-1.191</text:p>
          </table:table-cell>
          <table:table-cell office:value-type="float" office:value="0.701" calcext:value-type="float">
            <text:p>0.701</text:p>
          </table:table-cell>
          <table:table-cell office:value-type="float" office:value="45.887" calcext:value-type="float">
            <text:p>45.887</text:p>
          </table:table-cell>
          <table:table-cell office:value-type="float" office:value="107.921" calcext:value-type="float">
            <text:p>107.921</text:p>
          </table:table-cell>
          <table:table-cell office:value-type="float" office:value="149.544" calcext:value-type="float">
            <text:p>149.544</text:p>
          </table:table-cell>
          <table:table-cell office:value-type="float" office:value="-317.873" calcext:value-type="float">
            <text:p>-317.873</text:p>
          </table:table-cell>
          <table:table-cell/>
        </table:table-row>
        <table:table-row table:style-name="ro1">
          <table:table-cell office:value-type="float" office:value="220.71" calcext:value-type="float">
            <text:p>220.71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736" calcext:value-type="float">
            <text:p>-0.736</text:p>
          </table:table-cell>
          <table:table-cell office:value-type="float" office:value="0.701" calcext:value-type="float">
            <text:p>0.701</text:p>
          </table:table-cell>
          <table:table-cell office:value-type="float" office:value="45.887" calcext:value-type="float">
            <text:p>45.887</text:p>
          </table:table-cell>
          <table:table-cell office:value-type="float" office:value="107.921" calcext:value-type="float">
            <text:p>107.921</text:p>
          </table:table-cell>
          <table:table-cell office:value-type="float" office:value="149.544" calcext:value-type="float">
            <text:p>149.544</text:p>
          </table:table-cell>
          <table:table-cell office:value-type="float" office:value="-317.873" calcext:value-type="float">
            <text:p>-317.873</text:p>
          </table:table-cell>
          <table:table-cell/>
        </table:table-row>
        <table:table-row table:style-name="ro1">
          <table:table-cell office:value-type="float" office:value="220.714" calcext:value-type="float">
            <text:p>220.714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736" calcext:value-type="float">
            <text:p>-0.736</text:p>
          </table:table-cell>
          <table:table-cell office:value-type="float" office:value="0.701" calcext:value-type="float">
            <text:p>0.701</text:p>
          </table:table-cell>
          <table:table-cell office:value-type="float" office:value="45.887" calcext:value-type="float">
            <text:p>45.887</text:p>
          </table:table-cell>
          <table:table-cell office:value-type="float" office:value="107.921" calcext:value-type="float">
            <text:p>107.921</text:p>
          </table:table-cell>
          <table:table-cell office:value-type="float" office:value="149.544" calcext:value-type="float">
            <text:p>149.544</text:p>
          </table:table-cell>
          <table:table-cell office:value-type="float" office:value="-317.873" calcext:value-type="float">
            <text:p>-317.873</text:p>
          </table:table-cell>
          <table:table-cell/>
        </table:table-row>
        <table:table-row table:style-name="ro1">
          <table:table-cell office:value-type="float" office:value="220.719" calcext:value-type="float">
            <text:p>220.719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499" calcext:value-type="float">
            <text:p>-0.499</text:p>
          </table:table-cell>
          <table:table-cell office:value-type="float" office:value="0.526" calcext:value-type="float">
            <text:p>0.526</text:p>
          </table:table-cell>
          <table:table-cell office:value-type="float" office:value="45.738" calcext:value-type="float">
            <text:p>45.738</text:p>
          </table:table-cell>
          <table:table-cell office:value-type="float" office:value="107.921" calcext:value-type="float">
            <text:p>107.921</text:p>
          </table:table-cell>
          <table:table-cell office:value-type="float" office:value="149.544" calcext:value-type="float">
            <text:p>149.544</text:p>
          </table:table-cell>
          <table:table-cell office:value-type="float" office:value="-317.873" calcext:value-type="float">
            <text:p>-317.873</text:p>
          </table:table-cell>
          <table:table-cell/>
        </table:table-row>
        <table:table-row table:style-name="ro1">
          <table:table-cell office:value-type="float" office:value="220.724" calcext:value-type="float">
            <text:p>220.724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499" calcext:value-type="float">
            <text:p>-0.499</text:p>
          </table:table-cell>
          <table:table-cell office:value-type="float" office:value="0.526" calcext:value-type="float">
            <text:p>0.526</text:p>
          </table:table-cell>
          <table:table-cell office:value-type="float" office:value="45.738" calcext:value-type="float">
            <text:p>45.738</text:p>
          </table:table-cell>
          <table:table-cell office:value-type="float" office:value="-49.48" calcext:value-type="float">
            <text:p>-49.48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-278.037" calcext:value-type="float">
            <text:p>-278.037</text:p>
          </table:table-cell>
          <table:table-cell/>
        </table:table-row>
        <table:table-row table:style-name="ro1">
          <table:table-cell office:value-type="float" office:value="220.728" calcext:value-type="float">
            <text:p>220.728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57" calcext:value-type="float">
            <text:p>-0.657</text:p>
          </table:table-cell>
          <table:table-cell office:value-type="float" office:value="0.543" calcext:value-type="float">
            <text:p>0.543</text:p>
          </table:table-cell>
          <table:table-cell office:value-type="float" office:value="45.362" calcext:value-type="float">
            <text:p>45.362</text:p>
          </table:table-cell>
          <table:table-cell office:value-type="float" office:value="-49.48" calcext:value-type="float">
            <text:p>-49.48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-278.037" calcext:value-type="float">
            <text:p>-278.037</text:p>
          </table:table-cell>
          <table:table-cell/>
        </table:table-row>
        <table:table-row table:style-name="ro1">
          <table:table-cell office:value-type="float" office:value="220.733" calcext:value-type="float">
            <text:p>220.733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57" calcext:value-type="float">
            <text:p>-0.657</text:p>
          </table:table-cell>
          <table:table-cell office:value-type="float" office:value="0.543" calcext:value-type="float">
            <text:p>0.543</text:p>
          </table:table-cell>
          <table:table-cell office:value-type="float" office:value="45.362" calcext:value-type="float">
            <text:p>45.362</text:p>
          </table:table-cell>
          <table:table-cell office:value-type="float" office:value="-49.48" calcext:value-type="float">
            <text:p>-49.48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-278.037" calcext:value-type="float">
            <text:p>-278.037</text:p>
          </table:table-cell>
          <table:table-cell/>
        </table:table-row>
        <table:table-row table:style-name="ro1">
          <table:table-cell office:value-type="float" office:value="220.738" calcext:value-type="float">
            <text:p>220.738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57" calcext:value-type="float">
            <text:p>-0.657</text:p>
          </table:table-cell>
          <table:table-cell office:value-type="float" office:value="0.543" calcext:value-type="float">
            <text:p>0.543</text:p>
          </table:table-cell>
          <table:table-cell office:value-type="float" office:value="45.362" calcext:value-type="float">
            <text:p>45.362</text:p>
          </table:table-cell>
          <table:table-cell office:value-type="float" office:value="-49.48" calcext:value-type="float">
            <text:p>-49.48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-278.037" calcext:value-type="float">
            <text:p>-278.037</text:p>
          </table:table-cell>
          <table:table-cell/>
        </table:table-row>
        <table:table-row table:style-name="ro1">
          <table:table-cell office:value-type="float" office:value="220.742" calcext:value-type="float">
            <text:p>220.742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788" calcext:value-type="float">
            <text:p>-0.788</text:p>
          </table:table-cell>
          <table:table-cell office:value-type="float" office:value="0.43" calcext:value-type="float">
            <text:p>0.43</text:p>
          </table:table-cell>
          <table:table-cell office:value-type="float" office:value="45.782" calcext:value-type="float">
            <text:p>45.782</text:p>
          </table:table-cell>
          <table:table-cell office:value-type="float" office:value="-49.48" calcext:value-type="float">
            <text:p>-49.48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-278.037" calcext:value-type="float">
            <text:p>-278.037</text:p>
          </table:table-cell>
          <table:table-cell/>
        </table:table-row>
        <table:table-row table:style-name="ro1">
          <table:table-cell office:value-type="float" office:value="220.747" calcext:value-type="float">
            <text:p>220.74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788" calcext:value-type="float">
            <text:p>-0.788</text:p>
          </table:table-cell>
          <table:table-cell office:value-type="float" office:value="0.43" calcext:value-type="float">
            <text:p>0.43</text:p>
          </table:table-cell>
          <table:table-cell office:value-type="float" office:value="45.782" calcext:value-type="float">
            <text:p>45.782</text:p>
          </table:table-cell>
          <table:table-cell office:value-type="float" office:value="-187.079" calcext:value-type="float">
            <text:p>-187.079</text:p>
          </table:table-cell>
          <table:table-cell office:value-type="float" office:value="135.827" calcext:value-type="float">
            <text:p>135.827</text:p>
          </table:table-cell>
          <table:table-cell office:value-type="float" office:value="-121.208" calcext:value-type="float">
            <text:p>-121.208</text:p>
          </table:table-cell>
          <table:table-cell/>
        </table:table-row>
        <table:table-row table:style-name="ro1">
          <table:table-cell office:value-type="float" office:value="220.751" calcext:value-type="float">
            <text:p>220.751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37" calcext:value-type="float">
            <text:p>-0.037</text:p>
          </table:table-cell>
          <table:table-cell office:value-type="float" office:value="-1.094" calcext:value-type="float">
            <text:p>-1.094</text:p>
          </table:table-cell>
          <table:table-cell office:value-type="float" office:value="0.675" calcext:value-type="float">
            <text:p>0.675</text:p>
          </table:table-cell>
          <table:table-cell office:value-type="float" office:value="45.668" calcext:value-type="float">
            <text:p>45.668</text:p>
          </table:table-cell>
          <table:table-cell office:value-type="float" office:value="-187.079" calcext:value-type="float">
            <text:p>-187.079</text:p>
          </table:table-cell>
          <table:table-cell office:value-type="float" office:value="135.827" calcext:value-type="float">
            <text:p>135.827</text:p>
          </table:table-cell>
          <table:table-cell office:value-type="float" office:value="-121.208" calcext:value-type="float">
            <text:p>-121.208</text:p>
          </table:table-cell>
          <table:table-cell/>
        </table:table-row>
        <table:table-row table:style-name="ro1">
          <table:table-cell office:value-type="float" office:value="220.756" calcext:value-type="float">
            <text:p>220.756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37" calcext:value-type="float">
            <text:p>-0.037</text:p>
          </table:table-cell>
          <table:table-cell office:value-type="float" office:value="-1.094" calcext:value-type="float">
            <text:p>-1.094</text:p>
          </table:table-cell>
          <table:table-cell office:value-type="float" office:value="0.675" calcext:value-type="float">
            <text:p>0.675</text:p>
          </table:table-cell>
          <table:table-cell office:value-type="float" office:value="45.668" calcext:value-type="float">
            <text:p>45.668</text:p>
          </table:table-cell>
          <table:table-cell office:value-type="float" office:value="-187.079" calcext:value-type="float">
            <text:p>-187.079</text:p>
          </table:table-cell>
          <table:table-cell office:value-type="float" office:value="135.827" calcext:value-type="float">
            <text:p>135.827</text:p>
          </table:table-cell>
          <table:table-cell office:value-type="float" office:value="-121.208" calcext:value-type="float">
            <text:p>-121.208</text:p>
          </table:table-cell>
          <table:table-cell/>
        </table:table-row>
        <table:table-row table:style-name="ro1">
          <table:table-cell office:value-type="float" office:value="220.76" calcext:value-type="float">
            <text:p>220.76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36" calcext:value-type="float">
            <text:p>-0.036</text:p>
          </table:table-cell>
          <table:table-cell office:value-type="float" office:value="1.146" calcext:value-type="float">
            <text:p>1.146</text:p>
          </table:table-cell>
          <table:table-cell office:value-type="float" office:value="0.648" calcext:value-type="float">
            <text:p>0.648</text:p>
          </table:table-cell>
          <table:table-cell office:value-type="float" office:value="45.449" calcext:value-type="float">
            <text:p>45.449</text:p>
          </table:table-cell>
          <table:table-cell office:value-type="float" office:value="-187.079" calcext:value-type="float">
            <text:p>-187.079</text:p>
          </table:table-cell>
          <table:table-cell office:value-type="float" office:value="135.827" calcext:value-type="float">
            <text:p>135.827</text:p>
          </table:table-cell>
          <table:table-cell office:value-type="float" office:value="-121.208" calcext:value-type="float">
            <text:p>-121.208</text:p>
          </table:table-cell>
          <table:table-cell/>
        </table:table-row>
        <table:table-row table:style-name="ro1">
          <table:table-cell office:value-type="float" office:value="220.765" calcext:value-type="float">
            <text:p>220.765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867" calcext:value-type="float">
            <text:p>-0.867</text:p>
          </table:table-cell>
          <table:table-cell office:value-type="float" office:value="0.648" calcext:value-type="float">
            <text:p>0.648</text:p>
          </table:table-cell>
          <table:table-cell office:value-type="float" office:value="45.449" calcext:value-type="float">
            <text:p>45.449</text:p>
          </table:table-cell>
          <table:table-cell office:value-type="float" office:value="-259.686" calcext:value-type="float">
            <text:p>-259.686</text:p>
          </table:table-cell>
          <table:table-cell office:value-type="float" office:value="208.631" calcext:value-type="float">
            <text:p>208.631</text:p>
          </table:table-cell>
          <table:table-cell office:value-type="float" office:value="32.266" calcext:value-type="float">
            <text:p>32.266</text:p>
          </table:table-cell>
          <table:table-cell/>
        </table:table-row>
        <table:table-row table:style-name="ro1">
          <table:table-cell office:value-type="float" office:value="220.77" calcext:value-type="float">
            <text:p>220.77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867" calcext:value-type="float">
            <text:p>-0.867</text:p>
          </table:table-cell>
          <table:table-cell office:value-type="float" office:value="0.648" calcext:value-type="float">
            <text:p>0.648</text:p>
          </table:table-cell>
          <table:table-cell office:value-type="float" office:value="45.449" calcext:value-type="float">
            <text:p>45.449</text:p>
          </table:table-cell>
          <table:table-cell office:value-type="float" office:value="-259.686" calcext:value-type="float">
            <text:p>-259.686</text:p>
          </table:table-cell>
          <table:table-cell office:value-type="float" office:value="208.631" calcext:value-type="float">
            <text:p>208.631</text:p>
          </table:table-cell>
          <table:table-cell office:value-type="float" office:value="32.266" calcext:value-type="float">
            <text:p>32.266</text:p>
          </table:table-cell>
          <table:table-cell/>
        </table:table-row>
        <table:table-row table:style-name="ro1">
          <table:table-cell office:value-type="float" office:value="220.774" calcext:value-type="float">
            <text:p>220.774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1" calcext:value-type="float">
            <text:p>-0.041</text:p>
          </table:table-cell>
          <table:table-cell office:value-type="float" office:value="-1.077" calcext:value-type="float">
            <text:p>-1.077</text:p>
          </table:table-cell>
          <table:table-cell office:value-type="float" office:value="0.605" calcext:value-type="float">
            <text:p>0.605</text:p>
          </table:table-cell>
          <table:table-cell office:value-type="float" office:value="45.563" calcext:value-type="float">
            <text:p>45.563</text:p>
          </table:table-cell>
          <table:table-cell office:value-type="float" office:value="-259.686" calcext:value-type="float">
            <text:p>-259.686</text:p>
          </table:table-cell>
          <table:table-cell office:value-type="float" office:value="208.631" calcext:value-type="float">
            <text:p>208.631</text:p>
          </table:table-cell>
          <table:table-cell office:value-type="float" office:value="32.266" calcext:value-type="float">
            <text:p>32.266</text:p>
          </table:table-cell>
          <table:table-cell/>
        </table:table-row>
        <table:table-row table:style-name="ro1">
          <table:table-cell office:value-type="float" office:value="220.779" calcext:value-type="float">
            <text:p>220.779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1" calcext:value-type="float">
            <text:p>-0.041</text:p>
          </table:table-cell>
          <table:table-cell office:value-type="float" office:value="-1.077" calcext:value-type="float">
            <text:p>-1.077</text:p>
          </table:table-cell>
          <table:table-cell office:value-type="float" office:value="0.605" calcext:value-type="float">
            <text:p>0.605</text:p>
          </table:table-cell>
          <table:table-cell office:value-type="float" office:value="45.563" calcext:value-type="float">
            <text:p>45.563</text:p>
          </table:table-cell>
          <table:table-cell office:value-type="float" office:value="-259.686" calcext:value-type="float">
            <text:p>-259.686</text:p>
          </table:table-cell>
          <table:table-cell office:value-type="float" office:value="208.631" calcext:value-type="float">
            <text:p>208.631</text:p>
          </table:table-cell>
          <table:table-cell office:value-type="float" office:value="32.266" calcext:value-type="float">
            <text:p>32.266</text:p>
          </table:table-cell>
          <table:table-cell/>
        </table:table-row>
        <table:table-row table:style-name="ro1">
          <table:table-cell office:value-type="float" office:value="220.783" calcext:value-type="float">
            <text:p>220.783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2" calcext:value-type="float">
            <text:p>0.02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893" calcext:value-type="float">
            <text:p>-0.893</text:p>
          </table:table-cell>
          <table:table-cell office:value-type="float" office:value="0.395" calcext:value-type="float">
            <text:p>0.395</text:p>
          </table:table-cell>
          <table:table-cell office:value-type="float" office:value="45.992" calcext:value-type="float">
            <text:p>45.992</text:p>
          </table:table-cell>
          <table:table-cell office:value-type="float" office:value="-259.686" calcext:value-type="float">
            <text:p>-259.686</text:p>
          </table:table-cell>
          <table:table-cell office:value-type="float" office:value="208.631" calcext:value-type="float">
            <text:p>208.631</text:p>
          </table:table-cell>
          <table:table-cell office:value-type="float" office:value="32.266" calcext:value-type="float">
            <text:p>32.266</text:p>
          </table:table-cell>
          <table:table-cell/>
        </table:table-row>
        <table:table-row table:style-name="ro1">
          <table:table-cell office:value-type="float" office:value="220.788" calcext:value-type="float">
            <text:p>220.788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2" calcext:value-type="float">
            <text:p>0.02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893" calcext:value-type="float">
            <text:p>-0.893</text:p>
          </table:table-cell>
          <table:table-cell office:value-type="float" office:value="0.395" calcext:value-type="float">
            <text:p>0.395</text:p>
          </table:table-cell>
          <table:table-cell office:value-type="float" office:value="45.992" calcext:value-type="float">
            <text:p>45.992</text:p>
          </table:table-cell>
          <table:table-cell office:value-type="float" office:value="-281.519" calcext:value-type="float">
            <text:p>-281.519</text:p>
          </table:table-cell>
          <table:table-cell office:value-type="float" office:value="324.169" calcext:value-type="float">
            <text:p>324.169</text:p>
          </table:table-cell>
          <table:table-cell office:value-type="float" office:value="-79.275" calcext:value-type="float">
            <text:p>-79.275</text:p>
          </table:table-cell>
          <table:table-cell/>
        </table:table-row>
        <table:table-row table:style-name="ro1">
          <table:table-cell office:value-type="float" office:value="220.793" calcext:value-type="float">
            <text:p>220.793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893" calcext:value-type="float">
            <text:p>-0.893</text:p>
          </table:table-cell>
          <table:table-cell office:value-type="float" office:value="0.395" calcext:value-type="float">
            <text:p>0.395</text:p>
          </table:table-cell>
          <table:table-cell office:value-type="float" office:value="46.237" calcext:value-type="float">
            <text:p>46.237</text:p>
          </table:table-cell>
          <table:table-cell office:value-type="float" office:value="-281.519" calcext:value-type="float">
            <text:p>-281.519</text:p>
          </table:table-cell>
          <table:table-cell office:value-type="float" office:value="324.169" calcext:value-type="float">
            <text:p>324.169</text:p>
          </table:table-cell>
          <table:table-cell office:value-type="float" office:value="-79.275" calcext:value-type="float">
            <text:p>-79.275</text:p>
          </table:table-cell>
          <table:table-cell/>
        </table:table-row>
        <table:table-row table:style-name="ro1">
          <table:table-cell office:value-type="float" office:value="220.797" calcext:value-type="float">
            <text:p>220.797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823" calcext:value-type="float">
            <text:p>-0.823</text:p>
          </table:table-cell>
          <table:table-cell office:value-type="float" office:value="0.325" calcext:value-type="float">
            <text:p>0.325</text:p>
          </table:table-cell>
          <table:table-cell office:value-type="float" office:value="46.237" calcext:value-type="float">
            <text:p>46.237</text:p>
          </table:table-cell>
          <table:table-cell office:value-type="float" office:value="-281.519" calcext:value-type="float">
            <text:p>-281.519</text:p>
          </table:table-cell>
          <table:table-cell office:value-type="float" office:value="324.169" calcext:value-type="float">
            <text:p>324.169</text:p>
          </table:table-cell>
          <table:table-cell office:value-type="float" office:value="-79.275" calcext:value-type="float">
            <text:p>-79.275</text:p>
          </table:table-cell>
          <table:table-cell/>
        </table:table-row>
        <table:table-row table:style-name="ro1">
          <table:table-cell office:value-type="float" office:value="220.802" calcext:value-type="float">
            <text:p>220.802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823" calcext:value-type="float">
            <text:p>-0.823</text:p>
          </table:table-cell>
          <table:table-cell office:value-type="float" office:value="0.325" calcext:value-type="float">
            <text:p>0.325</text:p>
          </table:table-cell>
          <table:table-cell office:value-type="float" office:value="46.237" calcext:value-type="float">
            <text:p>46.237</text:p>
          </table:table-cell>
          <table:table-cell office:value-type="float" office:value="-281.519" calcext:value-type="float">
            <text:p>-281.519</text:p>
          </table:table-cell>
          <table:table-cell office:value-type="float" office:value="324.169" calcext:value-type="float">
            <text:p>324.169</text:p>
          </table:table-cell>
          <table:table-cell office:value-type="float" office:value="-79.275" calcext:value-type="float">
            <text:p>-79.275</text:p>
          </table:table-cell>
          <table:table-cell/>
        </table:table-row>
        <table:table-row table:style-name="ro1">
          <table:table-cell office:value-type="float" office:value="220.806" calcext:value-type="float">
            <text:p>220.806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534" calcext:value-type="float">
            <text:p>-0.534</text:p>
          </table:table-cell>
          <table:table-cell office:value-type="float" office:value="0.605" calcext:value-type="float">
            <text:p>0.605</text:p>
          </table:table-cell>
          <table:table-cell office:value-type="float" office:value="46.009" calcext:value-type="float">
            <text:p>46.009</text:p>
          </table:table-cell>
          <table:table-cell office:value-type="float" office:value="-186.063" calcext:value-type="float">
            <text:p>-186.063</text:p>
          </table:table-cell>
          <table:table-cell office:value-type="float" office:value="333.665" calcext:value-type="float">
            <text:p>333.665</text:p>
          </table:table-cell>
          <table:table-cell office:value-type="float" office:value="-360.644" calcext:value-type="float">
            <text:p>-360.644</text:p>
          </table:table-cell>
          <table:table-cell/>
        </table:table-row>
        <table:table-row table:style-name="ro1">
          <table:table-cell office:value-type="float" office:value="220.811" calcext:value-type="float">
            <text:p>220.811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534" calcext:value-type="float">
            <text:p>-0.534</text:p>
          </table:table-cell>
          <table:table-cell office:value-type="float" office:value="0.605" calcext:value-type="float">
            <text:p>0.605</text:p>
          </table:table-cell>
          <table:table-cell office:value-type="float" office:value="46.009" calcext:value-type="float">
            <text:p>46.009</text:p>
          </table:table-cell>
          <table:table-cell office:value-type="float" office:value="-186.063" calcext:value-type="float">
            <text:p>-186.063</text:p>
          </table:table-cell>
          <table:table-cell office:value-type="float" office:value="333.665" calcext:value-type="float">
            <text:p>333.665</text:p>
          </table:table-cell>
          <table:table-cell office:value-type="float" office:value="-360.644" calcext:value-type="float">
            <text:p>-360.644</text:p>
          </table:table-cell>
          <table:table-cell/>
        </table:table-row>
        <table:table-row table:style-name="ro1">
          <table:table-cell office:value-type="float" office:value="220.815" calcext:value-type="float">
            <text:p>220.815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447" calcext:value-type="float">
            <text:p>0.447</text:p>
          </table:table-cell>
          <table:table-cell office:value-type="float" office:value="46.298" calcext:value-type="float">
            <text:p>46.298</text:p>
          </table:table-cell>
          <table:table-cell office:value-type="float" office:value="-186.063" calcext:value-type="float">
            <text:p>-186.063</text:p>
          </table:table-cell>
          <table:table-cell office:value-type="float" office:value="333.665" calcext:value-type="float">
            <text:p>333.665</text:p>
          </table:table-cell>
          <table:table-cell office:value-type="float" office:value="-360.644" calcext:value-type="float">
            <text:p>-360.644</text:p>
          </table:table-cell>
          <table:table-cell/>
        </table:table-row>
        <table:table-row table:style-name="ro1">
          <table:table-cell office:value-type="float" office:value="220.82" calcext:value-type="float">
            <text:p>220.82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447" calcext:value-type="float">
            <text:p>0.447</text:p>
          </table:table-cell>
          <table:table-cell office:value-type="float" office:value="46.298" calcext:value-type="float">
            <text:p>46.298</text:p>
          </table:table-cell>
          <table:table-cell office:value-type="float" office:value="-186.063" calcext:value-type="float">
            <text:p>-186.063</text:p>
          </table:table-cell>
          <table:table-cell office:value-type="float" office:value="333.665" calcext:value-type="float">
            <text:p>333.665</text:p>
          </table:table-cell>
          <table:table-cell office:value-type="float" office:value="-360.644" calcext:value-type="float">
            <text:p>-360.644</text:p>
          </table:table-cell>
          <table:table-cell/>
        </table:table-row>
        <table:table-row table:style-name="ro1">
          <table:table-cell office:value-type="float" office:value="220.825" calcext:value-type="float">
            <text:p>220.82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" calcext:value-type="float">
            <text:p>0.01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447" calcext:value-type="float">
            <text:p>0.447</text:p>
          </table:table-cell>
          <table:table-cell office:value-type="float" office:value="46.298" calcext:value-type="float">
            <text:p>46.298</text:p>
          </table:table-cell>
          <table:table-cell office:value-type="float" office:value="-186.063" calcext:value-type="float">
            <text:p>-186.063</text:p>
          </table:table-cell>
          <table:table-cell office:value-type="float" office:value="333.665" calcext:value-type="float">
            <text:p>333.665</text:p>
          </table:table-cell>
          <table:table-cell office:value-type="float" office:value="-360.644" calcext:value-type="float">
            <text:p>-360.644</text:p>
          </table:table-cell>
          <table:table-cell/>
        </table:table-row>
        <table:table-row table:style-name="ro1">
          <table:table-cell office:value-type="float" office:value="220.829" calcext:value-type="float">
            <text:p>220.829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" calcext:value-type="float">
            <text:p>0.01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578" calcext:value-type="float">
            <text:p>-0.578</text:p>
          </table:table-cell>
          <table:table-cell office:value-type="float" office:value="0.115" calcext:value-type="float">
            <text:p>0.115</text:p>
          </table:table-cell>
          <table:table-cell office:value-type="float" office:value="46.001" calcext:value-type="float">
            <text:p>46.001</text:p>
          </table:table-cell>
          <table:table-cell office:value-type="float" office:value="-125.642" calcext:value-type="float">
            <text:p>-125.642</text:p>
          </table:table-cell>
          <table:table-cell office:value-type="float" office:value="221.821" calcext:value-type="float">
            <text:p>221.821</text:p>
          </table:table-cell>
          <table:table-cell office:value-type="float" office:value="-531.311" calcext:value-type="float">
            <text:p>-531.311</text:p>
          </table:table-cell>
          <table:table-cell/>
        </table:table-row>
        <table:table-row table:style-name="ro1">
          <table:table-cell office:value-type="float" office:value="220.834" calcext:value-type="float">
            <text:p>220.834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" calcext:value-type="float">
            <text:p>0.01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578" calcext:value-type="float">
            <text:p>-0.578</text:p>
          </table:table-cell>
          <table:table-cell office:value-type="float" office:value="0.115" calcext:value-type="float">
            <text:p>0.115</text:p>
          </table:table-cell>
          <table:table-cell office:value-type="float" office:value="46.001" calcext:value-type="float">
            <text:p>46.001</text:p>
          </table:table-cell>
          <table:table-cell office:value-type="float" office:value="-125.642" calcext:value-type="float">
            <text:p>-125.642</text:p>
          </table:table-cell>
          <table:table-cell office:value-type="float" office:value="221.821" calcext:value-type="float">
            <text:p>221.821</text:p>
          </table:table-cell>
          <table:table-cell office:value-type="float" office:value="-531.311" calcext:value-type="float">
            <text:p>-531.311</text:p>
          </table:table-cell>
          <table:table-cell/>
        </table:table-row>
        <table:table-row table:style-name="ro1">
          <table:table-cell office:value-type="float" office:value="220.838" calcext:value-type="float">
            <text:p>220.838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" calcext:value-type="float">
            <text:p>0.01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255" calcext:value-type="float">
            <text:p>0.255</text:p>
          </table:table-cell>
          <table:table-cell office:value-type="float" office:value="46.027" calcext:value-type="float">
            <text:p>46.027</text:p>
          </table:table-cell>
          <table:table-cell office:value-type="float" office:value="-125.642" calcext:value-type="float">
            <text:p>-125.642</text:p>
          </table:table-cell>
          <table:table-cell office:value-type="float" office:value="221.821" calcext:value-type="float">
            <text:p>221.821</text:p>
          </table:table-cell>
          <table:table-cell office:value-type="float" office:value="-531.311" calcext:value-type="float">
            <text:p>-531.311</text:p>
          </table:table-cell>
          <table:table-cell/>
        </table:table-row>
        <table:table-row table:style-name="ro1">
          <table:table-cell office:value-type="float" office:value="220.843" calcext:value-type="float">
            <text:p>220.843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255" calcext:value-type="float">
            <text:p>0.255</text:p>
          </table:table-cell>
          <table:table-cell office:value-type="float" office:value="46.027" calcext:value-type="float">
            <text:p>46.027</text:p>
          </table:table-cell>
          <table:table-cell office:value-type="float" office:value="-125.642" calcext:value-type="float">
            <text:p>-125.642</text:p>
          </table:table-cell>
          <table:table-cell office:value-type="float" office:value="221.821" calcext:value-type="float">
            <text:p>221.821</text:p>
          </table:table-cell>
          <table:table-cell office:value-type="float" office:value="-531.311" calcext:value-type="float">
            <text:p>-531.311</text:p>
          </table:table-cell>
          <table:table-cell/>
        </table:table-row>
        <table:table-row table:style-name="ro1">
          <table:table-cell office:value-type="float" office:value="220.847" calcext:value-type="float">
            <text:p>220.847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255" calcext:value-type="float">
            <text:p>0.255</text:p>
          </table:table-cell>
          <table:table-cell office:value-type="float" office:value="45.887" calcext:value-type="float">
            <text:p>45.887</text:p>
          </table:table-cell>
          <table:table-cell office:value-type="float" office:value="-98.731" calcext:value-type="float">
            <text:p>-98.731</text:p>
          </table:table-cell>
          <table:table-cell office:value-type="float" office:value="100.48" calcext:value-type="float">
            <text:p>100.48</text:p>
          </table:table-cell>
          <table:table-cell office:value-type="float" office:value="-547.665" calcext:value-type="float">
            <text:p>-547.665</text:p>
          </table:table-cell>
          <table:table-cell/>
        </table:table-row>
        <table:table-row table:style-name="ro1">
          <table:table-cell office:value-type="float" office:value="220.852" calcext:value-type="float">
            <text:p>220.852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893" calcext:value-type="float">
            <text:p>-0.893</text:p>
          </table:table-cell>
          <table:table-cell office:value-type="float" office:value="0.036" calcext:value-type="float">
            <text:p>0.036</text:p>
          </table:table-cell>
          <table:table-cell office:value-type="float" office:value="45.887" calcext:value-type="float">
            <text:p>45.887</text:p>
          </table:table-cell>
          <table:table-cell office:value-type="float" office:value="-98.731" calcext:value-type="float">
            <text:p>-98.731</text:p>
          </table:table-cell>
          <table:table-cell office:value-type="float" office:value="100.48" calcext:value-type="float">
            <text:p>100.48</text:p>
          </table:table-cell>
          <table:table-cell office:value-type="float" office:value="-547.665" calcext:value-type="float">
            <text:p>-547.665</text:p>
          </table:table-cell>
          <table:table-cell/>
        </table:table-row>
        <table:table-row table:style-name="ro1">
          <table:table-cell office:value-type="float" office:value="220.857" calcext:value-type="float">
            <text:p>220.857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893" calcext:value-type="float">
            <text:p>-0.893</text:p>
          </table:table-cell>
          <table:table-cell office:value-type="float" office:value="0.036" calcext:value-type="float">
            <text:p>0.036</text:p>
          </table:table-cell>
          <table:table-cell office:value-type="float" office:value="45.887" calcext:value-type="float">
            <text:p>45.887</text:p>
          </table:table-cell>
          <table:table-cell office:value-type="float" office:value="-98.731" calcext:value-type="float">
            <text:p>-98.731</text:p>
          </table:table-cell>
          <table:table-cell office:value-type="float" office:value="100.48" calcext:value-type="float">
            <text:p>100.48</text:p>
          </table:table-cell>
          <table:table-cell office:value-type="float" office:value="-547.665" calcext:value-type="float">
            <text:p>-547.665</text:p>
          </table:table-cell>
          <table:table-cell/>
        </table:table-row>
        <table:table-row table:style-name="ro1">
          <table:table-cell office:value-type="float" office:value="220.861" calcext:value-type="float">
            <text:p>220.861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36" calcext:value-type="float">
            <text:p>-0.036</text:p>
          </table:table-cell>
          <table:table-cell office:value-type="float" office:value="-1.033" calcext:value-type="float">
            <text:p>-1.033</text:p>
          </table:table-cell>
          <table:table-cell office:value-type="float" office:value="0.403" calcext:value-type="float">
            <text:p>0.403</text:p>
          </table:table-cell>
          <table:table-cell office:value-type="float" office:value="45.869" calcext:value-type="float">
            <text:p>45.869</text:p>
          </table:table-cell>
          <table:table-cell office:value-type="float" office:value="-98.731" calcext:value-type="float">
            <text:p>-98.731</text:p>
          </table:table-cell>
          <table:table-cell office:value-type="float" office:value="100.48" calcext:value-type="float">
            <text:p>100.48</text:p>
          </table:table-cell>
          <table:table-cell office:value-type="float" office:value="-547.665" calcext:value-type="float">
            <text:p>-547.665</text:p>
          </table:table-cell>
          <table:table-cell/>
        </table:table-row>
        <table:table-row table:style-name="ro1">
          <table:table-cell office:value-type="float" office:value="220.866" calcext:value-type="float">
            <text:p>220.866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1.033" calcext:value-type="float">
            <text:p>-1.033</text:p>
          </table:table-cell>
          <table:table-cell office:value-type="float" office:value="0.403" calcext:value-type="float">
            <text:p>0.403</text:p>
          </table:table-cell>
          <table:table-cell office:value-type="float" office:value="45.869" calcext:value-type="float">
            <text:p>45.869</text:p>
          </table:table-cell>
          <table:table-cell office:value-type="float" office:value="-98.731" calcext:value-type="float">
            <text:p>-98.731</text:p>
          </table:table-cell>
          <table:table-cell office:value-type="float" office:value="100.48" calcext:value-type="float">
            <text:p>100.48</text:p>
          </table:table-cell>
          <table:table-cell office:value-type="float" office:value="-547.665" calcext:value-type="float">
            <text:p>-547.665</text:p>
          </table:table-cell>
          <table:table-cell/>
        </table:table-row>
        <table:table-row table:style-name="ro1">
          <table:table-cell office:value-type="float" office:value="220.871" calcext:value-type="float">
            <text:p>220.871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596" calcext:value-type="float">
            <text:p>0.596</text:p>
          </table:table-cell>
          <table:table-cell office:value-type="float" office:value="45.747" calcext:value-type="float">
            <text:p>45.747</text:p>
          </table:table-cell>
          <table:table-cell office:value-type="float" office:value="-47.957" calcext:value-type="float">
            <text:p>-47.957</text:p>
          </table:table-cell>
          <table:table-cell office:value-type="float" office:value="-1.868" calcext:value-type="float">
            <text:p>-1.868</text:p>
          </table:table-cell>
          <table:table-cell office:value-type="float" office:value="-540.536" calcext:value-type="float">
            <text:p>-540.536</text:p>
          </table:table-cell>
          <table:table-cell/>
        </table:table-row>
        <table:table-row table:style-name="ro1">
          <table:table-cell office:value-type="float" office:value="220.875" calcext:value-type="float">
            <text:p>220.875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596" calcext:value-type="float">
            <text:p>0.596</text:p>
          </table:table-cell>
          <table:table-cell office:value-type="float" office:value="45.747" calcext:value-type="float">
            <text:p>45.747</text:p>
          </table:table-cell>
          <table:table-cell office:value-type="float" office:value="-47.957" calcext:value-type="float">
            <text:p>-47.957</text:p>
          </table:table-cell>
          <table:table-cell office:value-type="float" office:value="-1.868" calcext:value-type="float">
            <text:p>-1.868</text:p>
          </table:table-cell>
          <table:table-cell office:value-type="float" office:value="-540.536" calcext:value-type="float">
            <text:p>-540.536</text:p>
          </table:table-cell>
          <table:table-cell/>
        </table:table-row>
        <table:table-row table:style-name="ro1">
          <table:table-cell office:value-type="float" office:value="220.88" calcext:value-type="float">
            <text:p>220.88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596" calcext:value-type="float">
            <text:p>0.596</text:p>
          </table:table-cell>
          <table:table-cell office:value-type="float" office:value="45.607" calcext:value-type="float">
            <text:p>45.607</text:p>
          </table:table-cell>
          <table:table-cell office:value-type="float" office:value="-47.957" calcext:value-type="float">
            <text:p>-47.957</text:p>
          </table:table-cell>
          <table:table-cell office:value-type="float" office:value="-1.868" calcext:value-type="float">
            <text:p>-1.868</text:p>
          </table:table-cell>
          <table:table-cell office:value-type="float" office:value="-540.536" calcext:value-type="float">
            <text:p>-540.536</text:p>
          </table:table-cell>
          <table:table-cell/>
        </table:table-row>
        <table:table-row table:style-name="ro1">
          <table:table-cell office:value-type="float" office:value="220.885" calcext:value-type="float">
            <text:p>220.885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753" calcext:value-type="float">
            <text:p>0.753</text:p>
          </table:table-cell>
          <table:table-cell office:value-type="float" office:value="45.607" calcext:value-type="float">
            <text:p>45.607</text:p>
          </table:table-cell>
          <table:table-cell office:value-type="float" office:value="-47.957" calcext:value-type="float">
            <text:p>-47.957</text:p>
          </table:table-cell>
          <table:table-cell office:value-type="float" office:value="-1.868" calcext:value-type="float">
            <text:p>-1.868</text:p>
          </table:table-cell>
          <table:table-cell office:value-type="float" office:value="-540.536" calcext:value-type="float">
            <text:p>-540.536</text:p>
          </table:table-cell>
          <table:table-cell/>
        </table:table-row>
        <table:table-row table:style-name="ro1">
          <table:table-cell office:value-type="float" office:value="220.889" calcext:value-type="float">
            <text:p>220.889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753" calcext:value-type="float">
            <text:p>0.753</text:p>
          </table:table-cell>
          <table:table-cell office:value-type="float" office:value="45.607" calcext:value-type="float">
            <text:p>45.607</text:p>
          </table:table-cell>
          <table:table-cell office:value-type="float" office:value="-4.291" calcext:value-type="float">
            <text:p>-4.291</text:p>
          </table:table-cell>
          <table:table-cell office:value-type="float" office:value="-80.476" calcext:value-type="float">
            <text:p>-80.476</text:p>
          </table:table-cell>
          <table:table-cell office:value-type="float" office:value="-547.665" calcext:value-type="float">
            <text:p>-547.665</text:p>
          </table:table-cell>
          <table:table-cell/>
        </table:table-row>
        <table:table-row table:style-name="ro1">
          <table:table-cell office:value-type="float" office:value="220.894" calcext:value-type="float">
            <text:p>220.894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22" calcext:value-type="float">
            <text:p>0.22</text:p>
          </table:table-cell>
          <table:table-cell office:value-type="float" office:value="45.712" calcext:value-type="float">
            <text:p>45.712</text:p>
          </table:table-cell>
          <table:table-cell office:value-type="float" office:value="-4.291" calcext:value-type="float">
            <text:p>-4.291</text:p>
          </table:table-cell>
          <table:table-cell office:value-type="float" office:value="-80.476" calcext:value-type="float">
            <text:p>-80.476</text:p>
          </table:table-cell>
          <table:table-cell office:value-type="float" office:value="-547.665" calcext:value-type="float">
            <text:p>-547.665</text:p>
          </table:table-cell>
          <table:table-cell/>
        </table:table-row>
        <table:table-row table:style-name="ro1">
          <table:table-cell office:value-type="float" office:value="220.899" calcext:value-type="float">
            <text:p>220.899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22" calcext:value-type="float">
            <text:p>0.22</text:p>
          </table:table-cell>
          <table:table-cell office:value-type="float" office:value="45.712" calcext:value-type="float">
            <text:p>45.712</text:p>
          </table:table-cell>
          <table:table-cell office:value-type="float" office:value="-4.291" calcext:value-type="float">
            <text:p>-4.291</text:p>
          </table:table-cell>
          <table:table-cell office:value-type="float" office:value="-80.476" calcext:value-type="float">
            <text:p>-80.476</text:p>
          </table:table-cell>
          <table:table-cell office:value-type="float" office:value="-547.665" calcext:value-type="float">
            <text:p>-547.665</text:p>
          </table:table-cell>
          <table:table-cell/>
        </table:table-row>
        <table:table-row table:style-name="ro1">
          <table:table-cell office:value-type="float" office:value="220.903" calcext:value-type="float">
            <text:p>220.903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771" calcext:value-type="float">
            <text:p>-0.771</text:p>
          </table:table-cell>
          <table:table-cell office:value-type="float" office:value="0.185" calcext:value-type="float">
            <text:p>0.185</text:p>
          </table:table-cell>
          <table:table-cell office:value-type="float" office:value="45.957" calcext:value-type="float">
            <text:p>45.957</text:p>
          </table:table-cell>
          <table:table-cell office:value-type="float" office:value="-4.291" calcext:value-type="float">
            <text:p>-4.291</text:p>
          </table:table-cell>
          <table:table-cell office:value-type="float" office:value="-80.476" calcext:value-type="float">
            <text:p>-80.476</text:p>
          </table:table-cell>
          <table:table-cell office:value-type="float" office:value="-547.665" calcext:value-type="float">
            <text:p>-547.665</text:p>
          </table:table-cell>
          <table:table-cell/>
        </table:table-row>
        <table:table-row table:style-name="ro1">
          <table:table-cell office:value-type="float" office:value="220.908" calcext:value-type="float">
            <text:p>220.908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771" calcext:value-type="float">
            <text:p>-0.771</text:p>
          </table:table-cell>
          <table:table-cell office:value-type="float" office:value="0.185" calcext:value-type="float">
            <text:p>0.185</text:p>
          </table:table-cell>
          <table:table-cell office:value-type="float" office:value="45.957" calcext:value-type="float">
            <text:p>45.957</text:p>
          </table:table-cell>
          <table:table-cell office:value-type="float" office:value="-4.291" calcext:value-type="float">
            <text:p>-4.291</text:p>
          </table:table-cell>
          <table:table-cell office:value-type="float" office:value="-190.738" calcext:value-type="float">
            <text:p>-190.738</text:p>
          </table:table-cell>
          <table:table-cell office:value-type="float" office:value="-460.025" calcext:value-type="float">
            <text:p>-460.025</text:p>
          </table:table-cell>
          <table:table-cell/>
        </table:table-row>
        <table:table-row table:style-name="ro1">
          <table:table-cell office:value-type="float" office:value="220.912" calcext:value-type="float">
            <text:p>220.912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771" calcext:value-type="float">
            <text:p>-0.771</text:p>
          </table:table-cell>
          <table:table-cell office:value-type="float" office:value="0.185" calcext:value-type="float">
            <text:p>0.185</text:p>
          </table:table-cell>
          <table:table-cell office:value-type="float" office:value="45.834" calcext:value-type="float">
            <text:p>45.834</text:p>
          </table:table-cell>
          <table:table-cell office:value-type="float" office:value="51.561" calcext:value-type="float">
            <text:p>51.561</text:p>
          </table:table-cell>
          <table:table-cell office:value-type="float" office:value="-190.738" calcext:value-type="float">
            <text:p>-190.738</text:p>
          </table:table-cell>
          <table:table-cell office:value-type="float" office:value="-460.025" calcext:value-type="float">
            <text:p>-460.025</text:p>
          </table:table-cell>
          <table:table-cell/>
        </table:table-row>
        <table:table-row table:style-name="ro1">
          <table:table-cell office:value-type="float" office:value="220.917" calcext:value-type="float">
            <text:p>220.917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823" calcext:value-type="float">
            <text:p>-0.823</text:p>
          </table:table-cell>
          <table:table-cell office:value-type="float" office:value="0.403" calcext:value-type="float">
            <text:p>0.403</text:p>
          </table:table-cell>
          <table:table-cell office:value-type="float" office:value="45.834" calcext:value-type="float">
            <text:p>45.834</text:p>
          </table:table-cell>
          <table:table-cell office:value-type="float" office:value="51.561" calcext:value-type="float">
            <text:p>51.561</text:p>
          </table:table-cell>
          <table:table-cell office:value-type="float" office:value="-190.738" calcext:value-type="float">
            <text:p>-190.738</text:p>
          </table:table-cell>
          <table:table-cell office:value-type="float" office:value="-460.025" calcext:value-type="float">
            <text:p>-460.025</text:p>
          </table:table-cell>
          <table:table-cell/>
        </table:table-row>
        <table:table-row table:style-name="ro1">
          <table:table-cell office:value-type="float" office:value="220.922" calcext:value-type="float">
            <text:p>220.922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823" calcext:value-type="float">
            <text:p>-0.823</text:p>
          </table:table-cell>
          <table:table-cell office:value-type="float" office:value="0.403" calcext:value-type="float">
            <text:p>0.403</text:p>
          </table:table-cell>
          <table:table-cell office:value-type="float" office:value="45.834" calcext:value-type="float">
            <text:p>45.834</text:p>
          </table:table-cell>
          <table:table-cell office:value-type="float" office:value="51.561" calcext:value-type="float">
            <text:p>51.561</text:p>
          </table:table-cell>
          <table:table-cell office:value-type="float" office:value="-190.738" calcext:value-type="float">
            <text:p>-190.738</text:p>
          </table:table-cell>
          <table:table-cell office:value-type="float" office:value="-460.025" calcext:value-type="float">
            <text:p>-460.025</text:p>
          </table:table-cell>
          <table:table-cell/>
        </table:table-row>
        <table:table-row table:style-name="ro1">
          <table:table-cell office:value-type="float" office:value="220.927" calcext:value-type="float">
            <text:p>220.92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456" calcext:value-type="float">
            <text:p>-0.456</text:p>
          </table:table-cell>
          <table:table-cell office:value-type="float" office:value="0.543" calcext:value-type="float">
            <text:p>0.543</text:p>
          </table:table-cell>
          <table:table-cell office:value-type="float" office:value="45.712" calcext:value-type="float">
            <text:p>45.712</text:p>
          </table:table-cell>
          <table:table-cell office:value-type="float" office:value="51.561" calcext:value-type="float">
            <text:p>51.561</text:p>
          </table:table-cell>
          <table:table-cell office:value-type="float" office:value="-190.738" calcext:value-type="float">
            <text:p>-190.738</text:p>
          </table:table-cell>
          <table:table-cell office:value-type="float" office:value="-460.025" calcext:value-type="float">
            <text:p>-460.025</text:p>
          </table:table-cell>
          <table:table-cell/>
        </table:table-row>
        <table:table-row table:style-name="ro1">
          <table:table-cell office:value-type="float" office:value="220.931" calcext:value-type="float">
            <text:p>220.931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456" calcext:value-type="float">
            <text:p>-0.456</text:p>
          </table:table-cell>
          <table:table-cell office:value-type="float" office:value="0.543" calcext:value-type="float">
            <text:p>0.543</text:p>
          </table:table-cell>
          <table:table-cell office:value-type="float" office:value="45.712" calcext:value-type="float">
            <text:p>45.712</text:p>
          </table:table-cell>
          <table:table-cell office:value-type="float" office:value="95.735" calcext:value-type="float">
            <text:p>95.735</text:p>
          </table:table-cell>
          <table:table-cell office:value-type="float" office:value="-241.384" calcext:value-type="float">
            <text:p>-241.384</text:p>
          </table:table-cell>
          <table:table-cell office:value-type="float" office:value="-257.49" calcext:value-type="float">
            <text:p>-257.49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220.936" calcext:value-type="float">
            <text:p>220.936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657" calcext:value-type="float">
            <text:p>0.657</text:p>
          </table:table-cell>
          <table:table-cell office:value-type="float" office:value="46.114" calcext:value-type="float">
            <text:p>46.114</text:p>
          </table:table-cell>
          <table:table-cell office:value-type="float" office:value="95.735" calcext:value-type="float">
            <text:p>95.735</text:p>
          </table:table-cell>
          <table:table-cell office:value-type="float" office:value="-241.384" calcext:value-type="float">
            <text:p>-241.384</text:p>
          </table:table-cell>
          <table:table-cell office:value-type="float" office:value="-257.49" calcext:value-type="float">
            <text:p>-257.49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220.94" calcext:value-type="float">
            <text:p>220.94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657" calcext:value-type="float">
            <text:p>0.657</text:p>
          </table:table-cell>
          <table:table-cell office:value-type="float" office:value="46.114" calcext:value-type="float">
            <text:p>46.114</text:p>
          </table:table-cell>
          <table:table-cell office:value-type="float" office:value="95.735" calcext:value-type="float">
            <text:p>95.735</text:p>
          </table:table-cell>
          <table:table-cell office:value-type="float" office:value="-241.384" calcext:value-type="float">
            <text:p>-241.384</text:p>
          </table:table-cell>
          <table:table-cell office:value-type="float" office:value="-257.49" calcext:value-type="float">
            <text:p>-257.49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220.945" calcext:value-type="float">
            <text:p>220.945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613" calcext:value-type="float">
            <text:p>-0.613</text:p>
          </table:table-cell>
          <table:table-cell office:value-type="float" office:value="0.657" calcext:value-type="float">
            <text:p>0.657</text:p>
          </table:table-cell>
          <table:table-cell office:value-type="float" office:value="43.874" calcext:value-type="float">
            <text:p>43.874</text:p>
          </table:table-cell>
          <table:table-cell office:value-type="float" office:value="95.735" calcext:value-type="float">
            <text:p>95.735</text:p>
          </table:table-cell>
          <table:table-cell office:value-type="float" office:value="-241.384" calcext:value-type="float">
            <text:p>-241.384</text:p>
          </table:table-cell>
          <table:table-cell office:value-type="float" office:value="-257.49" calcext:value-type="float">
            <text:p>-257.49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220.95" calcext:value-type="float">
            <text:p>220.95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683" calcext:value-type="float">
            <text:p>-0.683</text:p>
          </table:table-cell>
          <table:table-cell office:value-type="float" office:value="0.43" calcext:value-type="float">
            <text:p>0.43</text:p>
          </table:table-cell>
          <table:table-cell office:value-type="float" office:value="44.408" calcext:value-type="float">
            <text:p>44.408</text:p>
          </table:table-cell>
          <table:table-cell office:value-type="float" office:value="123.153" calcext:value-type="float">
            <text:p>123.153</text:p>
          </table:table-cell>
          <table:table-cell office:value-type="float" office:value="-244.022" calcext:value-type="float">
            <text:p>-244.022</text:p>
          </table:table-cell>
          <table:table-cell office:value-type="float" office:value="-39.439" calcext:value-type="float">
            <text:p>-39.439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float" office:value="220.955" calcext:value-type="float">
            <text:p>220.955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6" calcext:value-type="float">
            <text:p>-0.06</text:p>
          </table:table-cell>
          <table:table-cell office:value-type="float" office:value="-0.683" calcext:value-type="float">
            <text:p>-0.683</text:p>
          </table:table-cell>
          <table:table-cell office:value-type="float" office:value="0.43" calcext:value-type="float">
            <text:p>0.43</text:p>
          </table:table-cell>
          <table:table-cell office:value-type="float" office:value="44.408" calcext:value-type="float">
            <text:p>44.408</text:p>
          </table:table-cell>
          <table:table-cell office:value-type="float" office:value="123.153" calcext:value-type="float">
            <text:p>123.153</text:p>
          </table:table-cell>
          <table:table-cell office:value-type="float" office:value="-244.022" calcext:value-type="float">
            <text:p>-244.022</text:p>
          </table:table-cell>
          <table:table-cell office:value-type="float" office:value="-39.439" calcext:value-type="float">
            <text:p>-39.439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220.959" calcext:value-type="float">
            <text:p>220.959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456" calcext:value-type="float">
            <text:p>0.456</text:p>
          </table:table-cell>
          <table:table-cell office:value-type="float" office:value="35.579" calcext:value-type="float">
            <text:p>35.579</text:p>
          </table:table-cell>
          <table:table-cell office:value-type="float" office:value="123.153" calcext:value-type="float">
            <text:p>123.153</text:p>
          </table:table-cell>
          <table:table-cell office:value-type="float" office:value="-244.022" calcext:value-type="float">
            <text:p>-244.022</text:p>
          </table:table-cell>
          <table:table-cell office:value-type="float" office:value="-39.439" calcext:value-type="float">
            <text:p>-39.439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float" office:value="220.964" calcext:value-type="float">
            <text:p>220.96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456" calcext:value-type="float">
            <text:p>0.456</text:p>
          </table:table-cell>
          <table:table-cell office:value-type="float" office:value="35.579" calcext:value-type="float">
            <text:p>35.579</text:p>
          </table:table-cell>
          <table:table-cell office:value-type="float" office:value="123.153" calcext:value-type="float">
            <text:p>123.153</text:p>
          </table:table-cell>
          <table:table-cell office:value-type="float" office:value="-244.022" calcext:value-type="float">
            <text:p>-244.022</text:p>
          </table:table-cell>
          <table:table-cell office:value-type="float" office:value="-39.439" calcext:value-type="float">
            <text:p>-39.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.969" calcext:value-type="float">
            <text:p>220.969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587" calcext:value-type="float">
            <text:p>0.587</text:p>
          </table:table-cell>
          <table:table-cell office:value-type="float" office:value="23.907" calcext:value-type="float">
            <text:p>23.907</text:p>
          </table:table-cell>
          <table:table-cell office:value-type="float" office:value="123.153" calcext:value-type="float">
            <text:p>123.153</text:p>
          </table:table-cell>
          <table:table-cell office:value-type="float" office:value="-244.022" calcext:value-type="float">
            <text:p>-244.022</text:p>
          </table:table-cell>
          <table:table-cell office:value-type="float" office:value="-39.439" calcext:value-type="float">
            <text:p>-39.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.973" calcext:value-type="float">
            <text:p>220.973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587" calcext:value-type="float">
            <text:p>0.587</text:p>
          </table:table-cell>
          <table:table-cell office:value-type="float" office:value="23.907" calcext:value-type="float">
            <text:p>23.907</text:p>
          </table:table-cell>
          <table:table-cell office:value-type="float" office:value="174.435" calcext:value-type="float">
            <text:p>174.435</text:p>
          </table:table-cell>
          <table:table-cell office:value-type="float" office:value="-180.186" calcext:value-type="float">
            <text:p>-180.186</text:p>
          </table:table-cell>
          <table:table-cell office:value-type="float" office:value="-59.148" calcext:value-type="float">
            <text:p>-59.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.978" calcext:value-type="float">
            <text:p>220.978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3" calcext:value-type="float">
            <text:p>0.03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587" calcext:value-type="float">
            <text:p>0.587</text:p>
          </table:table-cell>
          <table:table-cell office:value-type="float" office:value="10.467" calcext:value-type="float">
            <text:p>10.467</text:p>
          </table:table-cell>
          <table:table-cell office:value-type="float" office:value="174.435" calcext:value-type="float">
            <text:p>174.435</text:p>
          </table:table-cell>
          <table:table-cell office:value-type="float" office:value="-180.186" calcext:value-type="float">
            <text:p>-180.186</text:p>
          </table:table-cell>
          <table:table-cell office:value-type="float" office:value="-59.148" calcext:value-type="float">
            <text:p>-59.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.983" calcext:value-type="float">
            <text:p>220.983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3" calcext:value-type="float">
            <text:p>0.03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437" calcext:value-type="float">
            <text:p>0.437</text:p>
          </table:table-cell>
          <table:table-cell office:value-type="float" office:value="0.351" calcext:value-type="float">
            <text:p>0.351</text:p>
          </table:table-cell>
          <table:table-cell office:value-type="float" office:value="10.913" calcext:value-type="float">
            <text:p>10.913</text:p>
          </table:table-cell>
          <table:table-cell office:value-type="float" office:value="174.435" calcext:value-type="float">
            <text:p>174.435</text:p>
          </table:table-cell>
          <table:table-cell office:value-type="float" office:value="-180.186" calcext:value-type="float">
            <text:p>-180.186</text:p>
          </table:table-cell>
          <table:table-cell office:value-type="float" office:value="-59.148" calcext:value-type="float">
            <text:p>-59.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.987" calcext:value-type="float">
            <text:p>220.987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437" calcext:value-type="float">
            <text:p>0.437</text:p>
          </table:table-cell>
          <table:table-cell office:value-type="float" office:value="0.351" calcext:value-type="float">
            <text:p>0.351</text:p>
          </table:table-cell>
          <table:table-cell office:value-type="float" office:value="10.913" calcext:value-type="float">
            <text:p>10.913</text:p>
          </table:table-cell>
          <table:table-cell office:value-type="float" office:value="174.435" calcext:value-type="float">
            <text:p>174.435</text:p>
          </table:table-cell>
          <table:table-cell office:value-type="float" office:value="-180.186" calcext:value-type="float">
            <text:p>-180.186</text:p>
          </table:table-cell>
          <table:table-cell office:value-type="float" office:value="-59.148" calcext:value-type="float">
            <text:p>-59.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.992" calcext:value-type="float">
            <text:p>220.992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726" calcext:value-type="float">
            <text:p>0.726</text:p>
          </table:table-cell>
          <table:table-cell office:value-type="float" office:value="0.745" calcext:value-type="float">
            <text:p>0.745</text:p>
          </table:table-cell>
          <table:table-cell office:value-type="float" office:value="-2.501" calcext:value-type="float">
            <text:p>-2.501</text:p>
          </table:table-cell>
          <table:table-cell office:value-type="float" office:value="149.556" calcext:value-type="float">
            <text:p>149.556</text:p>
          </table:table-cell>
          <table:table-cell office:value-type="float" office:value="-88.389" calcext:value-type="float">
            <text:p>-88.389</text:p>
          </table:table-cell>
          <table:table-cell office:value-type="float" office:value="-491.475" calcext:value-type="float">
            <text:p>-491.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.996" calcext:value-type="float">
            <text:p>220.996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726" calcext:value-type="float">
            <text:p>0.726</text:p>
          </table:table-cell>
          <table:table-cell office:value-type="float" office:value="0.745" calcext:value-type="float">
            <text:p>0.745</text:p>
          </table:table-cell>
          <table:table-cell office:value-type="float" office:value="-2.501" calcext:value-type="float">
            <text:p>-2.501</text:p>
          </table:table-cell>
          <table:table-cell office:value-type="float" office:value="149.556" calcext:value-type="float">
            <text:p>149.556</text:p>
          </table:table-cell>
          <table:table-cell office:value-type="float" office:value="-88.389" calcext:value-type="float">
            <text:p>-88.389</text:p>
          </table:table-cell>
          <table:table-cell office:value-type="float" office:value="-491.475" calcext:value-type="float">
            <text:p>-491.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.001" calcext:value-type="float">
            <text:p>221.001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1" calcext:value-type="float">
            <text:p>-0.051</text:p>
          </table:table-cell>
          <table:table-cell office:value-type="float" office:value="1.119" calcext:value-type="float">
            <text:p>1.119</text:p>
          </table:table-cell>
          <table:table-cell office:value-type="float" office:value="0.718" calcext:value-type="float">
            <text:p>0.718</text:p>
          </table:table-cell>
          <table:table-cell office:value-type="float" office:value="-13.027" calcext:value-type="float">
            <text:p>-13.027</text:p>
          </table:table-cell>
          <table:table-cell office:value-type="float" office:value="149.556" calcext:value-type="float">
            <text:p>149.556</text:p>
          </table:table-cell>
          <table:table-cell office:value-type="float" office:value="-88.389" calcext:value-type="float">
            <text:p>-88.389</text:p>
          </table:table-cell>
          <table:table-cell office:value-type="float" office:value="-491.475" calcext:value-type="float">
            <text:p>-491.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.006" calcext:value-type="float">
            <text:p>221.006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1" calcext:value-type="float">
            <text:p>-0.051</text:p>
          </table:table-cell>
          <table:table-cell office:value-type="float" office:value="1.119" calcext:value-type="float">
            <text:p>1.119</text:p>
          </table:table-cell>
          <table:table-cell office:value-type="float" office:value="0.718" calcext:value-type="float">
            <text:p>0.718</text:p>
          </table:table-cell>
          <table:table-cell office:value-type="float" office:value="-13.027" calcext:value-type="float">
            <text:p>-13.027</text:p>
          </table:table-cell>
          <table:table-cell office:value-type="float" office:value="149.556" calcext:value-type="float">
            <text:p>149.556</text:p>
          </table:table-cell>
          <table:table-cell office:value-type="float" office:value="-88.389" calcext:value-type="float">
            <text:p>-88.389</text:p>
          </table:table-cell>
          <table:table-cell office:value-type="float" office:value="-491.475" calcext:value-type="float">
            <text:p>-491.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.01" calcext:value-type="float">
            <text:p>221.01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53" calcext:value-type="float">
            <text:p>-0.053</text:p>
          </table:table-cell>
          <table:table-cell office:value-type="float" office:value="1.119" calcext:value-type="float">
            <text:p>1.119</text:p>
          </table:table-cell>
          <table:table-cell office:value-type="float" office:value="0.718" calcext:value-type="float">
            <text:p>0.718</text:p>
          </table:table-cell>
          <table:table-cell office:value-type="float" office:value="-13.027" calcext:value-type="float">
            <text:p>-13.027</text:p>
          </table:table-cell>
          <table:table-cell office:value-type="float" office:value="149.556" calcext:value-type="float">
            <text:p>149.556</text:p>
          </table:table-cell>
          <table:table-cell office:value-type="float" office:value="-88.389" calcext:value-type="float">
            <text:p>-88.389</text:p>
          </table:table-cell>
          <table:table-cell office:value-type="float" office:value="-491.475" calcext:value-type="float">
            <text:p>-491.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.015" calcext:value-type="float">
            <text:p>221.015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796" calcext:value-type="float">
            <text:p>0.796</text:p>
          </table:table-cell>
          <table:table-cell office:value-type="float" office:value="0.57" calcext:value-type="float">
            <text:p>0.57</text:p>
          </table:table-cell>
          <table:table-cell office:value-type="float" office:value="-20.631" calcext:value-type="float">
            <text:p>-20.631</text:p>
          </table:table-cell>
          <table:table-cell office:value-type="float" office:value="61.208" calcext:value-type="float">
            <text:p>61.208</text:p>
          </table:table-cell>
          <table:table-cell office:value-type="float" office:value="3.935" calcext:value-type="float">
            <text:p>3.935</text:p>
          </table:table-cell>
          <table:table-cell office:value-type="float" office:value="-603.016" calcext:value-type="float">
            <text:p>-603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.02" calcext:value-type="float">
            <text:p>221.02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796" calcext:value-type="float">
            <text:p>0.796</text:p>
          </table:table-cell>
          <table:table-cell office:value-type="float" office:value="0.57" calcext:value-type="float">
            <text:p>0.57</text:p>
          </table:table-cell>
          <table:table-cell office:value-type="float" office:value="-20.631" calcext:value-type="float">
            <text:p>-20.631</text:p>
          </table:table-cell>
          <table:table-cell office:value-type="float" office:value="61.208" calcext:value-type="float">
            <text:p>61.208</text:p>
          </table:table-cell>
          <table:table-cell office:value-type="float" office:value="3.935" calcext:value-type="float">
            <text:p>3.935</text:p>
          </table:table-cell>
          <table:table-cell office:value-type="float" office:value="-603.016" calcext:value-type="float">
            <text:p>-603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.024" calcext:value-type="float">
            <text:p>221.024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752" calcext:value-type="float">
            <text:p>0.752</text:p>
          </table:table-cell>
          <table:table-cell office:value-type="float" office:value="0.491" calcext:value-type="float">
            <text:p>0.491</text:p>
          </table:table-cell>
          <table:table-cell office:value-type="float" office:value="-26.065" calcext:value-type="float">
            <text:p>-26.065</text:p>
          </table:table-cell>
          <table:table-cell office:value-type="float" office:value="61.208" calcext:value-type="float">
            <text:p>61.208</text:p>
          </table:table-cell>
          <table:table-cell office:value-type="float" office:value="3.935" calcext:value-type="float">
            <text:p>3.935</text:p>
          </table:table-cell>
          <table:table-cell office:value-type="float" office:value="-603.016" calcext:value-type="float">
            <text:p>-603.016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float" office:value="221.029" calcext:value-type="float">
            <text:p>221.029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752" calcext:value-type="float">
            <text:p>0.752</text:p>
          </table:table-cell>
          <table:table-cell office:value-type="float" office:value="0.491" calcext:value-type="float">
            <text:p>0.491</text:p>
          </table:table-cell>
          <table:table-cell office:value-type="float" office:value="-26.065" calcext:value-type="float">
            <text:p>-26.065</text:p>
          </table:table-cell>
          <table:table-cell office:value-type="float" office:value="61.208" calcext:value-type="float">
            <text:p>61.208</text:p>
          </table:table-cell>
          <table:table-cell office:value-type="float" office:value="3.935" calcext:value-type="float">
            <text:p>3.935</text:p>
          </table:table-cell>
          <table:table-cell office:value-type="float" office:value="-603.016" calcext:value-type="float">
            <text:p>-603.016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float" office:value="221.034" calcext:value-type="float">
            <text:p>221.034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769" calcext:value-type="float">
            <text:p>0.769</text:p>
          </table:table-cell>
          <table:table-cell office:value-type="float" office:value="0.263" calcext:value-type="float">
            <text:p>0.263</text:p>
          </table:table-cell>
          <table:table-cell office:value-type="float" office:value="-30.3" calcext:value-type="float">
            <text:p>-30.3</text:p>
          </table:table-cell>
          <table:table-cell office:value-type="float" office:value="-20.539" calcext:value-type="float">
            <text:p>-20.539</text:p>
          </table:table-cell>
          <table:table-cell office:value-type="float" office:value="48.778" calcext:value-type="float">
            <text:p>48.778</text:p>
          </table:table-cell>
          <table:table-cell office:value-type="float" office:value="-378.675" calcext:value-type="float">
            <text:p>-378.675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221.038" calcext:value-type="float">
            <text:p>221.038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769" calcext:value-type="float">
            <text:p>0.769</text:p>
          </table:table-cell>
          <table:table-cell office:value-type="float" office:value="0.263" calcext:value-type="float">
            <text:p>0.263</text:p>
          </table:table-cell>
          <table:table-cell office:value-type="float" office:value="-30.3" calcext:value-type="float">
            <text:p>-30.3</text:p>
          </table:table-cell>
          <table:table-cell office:value-type="float" office:value="-20.539" calcext:value-type="float">
            <text:p>-20.539</text:p>
          </table:table-cell>
          <table:table-cell office:value-type="float" office:value="48.778" calcext:value-type="float">
            <text:p>48.778</text:p>
          </table:table-cell>
          <table:table-cell office:value-type="float" office:value="-378.675" calcext:value-type="float">
            <text:p>-378.675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float" office:value="221.043" calcext:value-type="float">
            <text:p>221.043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769" calcext:value-type="float">
            <text:p>0.769</text:p>
          </table:table-cell>
          <table:table-cell office:value-type="float" office:value="0.263" calcext:value-type="float">
            <text:p>0.263</text:p>
          </table:table-cell>
          <table:table-cell office:value-type="float" office:value="-30.3" calcext:value-type="float">
            <text:p>-30.3</text:p>
          </table:table-cell>
          <table:table-cell office:value-type="float" office:value="-20.539" calcext:value-type="float">
            <text:p>-20.539</text:p>
          </table:table-cell>
          <table:table-cell office:value-type="float" office:value="48.778" calcext:value-type="float">
            <text:p>48.778</text:p>
          </table:table-cell>
          <table:table-cell office:value-type="float" office:value="-378.675" calcext:value-type="float">
            <text:p>-378.675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float" office:value="221.047" calcext:value-type="float">
            <text:p>221.047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874" calcext:value-type="float">
            <text:p>0.874</text:p>
          </table:table-cell>
          <table:table-cell office:value-type="float" office:value="0.176" calcext:value-type="float">
            <text:p>0.176</text:p>
          </table:table-cell>
          <table:table-cell office:value-type="float" office:value="-33.03" calcext:value-type="float">
            <text:p>-33.03</text:p>
          </table:table-cell>
          <table:table-cell office:value-type="float" office:value="-20.539" calcext:value-type="float">
            <text:p>-20.539</text:p>
          </table:table-cell>
          <table:table-cell office:value-type="float" office:value="48.778" calcext:value-type="float">
            <text:p>48.778</text:p>
          </table:table-cell>
          <table:table-cell office:value-type="float" office:value="-378.675" calcext:value-type="float">
            <text:p>-378.675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float" office:value="221.052" calcext:value-type="float">
            <text:p>221.05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874" calcext:value-type="float">
            <text:p>0.874</text:p>
          </table:table-cell>
          <table:table-cell office:value-type="float" office:value="0.176" calcext:value-type="float">
            <text:p>0.176</text:p>
          </table:table-cell>
          <table:table-cell office:value-type="float" office:value="-33.03" calcext:value-type="float">
            <text:p>-33.03</text:p>
          </table:table-cell>
          <table:table-cell office:value-type="float" office:value="-20.539" calcext:value-type="float">
            <text:p>-20.539</text:p>
          </table:table-cell>
          <table:table-cell office:value-type="float" office:value="48.778" calcext:value-type="float">
            <text:p>48.778</text:p>
          </table:table-cell>
          <table:table-cell office:value-type="float" office:value="15.074" calcext:value-type="float">
            <text:p>15.074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221.057" calcext:value-type="float">
            <text:p>221.057</text:p>
          </table:table-cell>
          <table:table-cell office:value-type="float" office:value="-0.08" calcext:value-type="float">
            <text:p>-0.0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621" calcext:value-type="float">
            <text:p>0.621</text:p>
          </table:table-cell>
          <table:table-cell office:value-type="float" office:value="0.193" calcext:value-type="float">
            <text:p>0.193</text:p>
          </table:table-cell>
          <table:table-cell office:value-type="float" office:value="-33.528" calcext:value-type="float">
            <text:p>-33.528</text:p>
          </table:table-cell>
          <table:table-cell office:value-type="float" office:value="28.712" calcext:value-type="float">
            <text:p>28.712</text:p>
          </table:table-cell>
          <table:table-cell office:value-type="float" office:value="26.621" calcext:value-type="float">
            <text:p>26.621</text:p>
          </table:table-cell>
          <table:table-cell office:value-type="float" office:value="15.074" calcext:value-type="float">
            <text:p>15.074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221.061" calcext:value-type="float">
            <text:p>221.061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621" calcext:value-type="float">
            <text:p>0.621</text:p>
          </table:table-cell>
          <table:table-cell office:value-type="float" office:value="0.193" calcext:value-type="float">
            <text:p>0.193</text:p>
          </table:table-cell>
          <table:table-cell office:value-type="float" office:value="-33.528" calcext:value-type="float">
            <text:p>-33.528</text:p>
          </table:table-cell>
          <table:table-cell office:value-type="float" office:value="28.712" calcext:value-type="float">
            <text:p>28.712</text:p>
          </table:table-cell>
          <table:table-cell office:value-type="float" office:value="26.621" calcext:value-type="float">
            <text:p>26.621</text:p>
          </table:table-cell>
          <table:table-cell office:value-type="float" office:value="15.074" calcext:value-type="float">
            <text:p>15.074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float" office:value="221.066" calcext:value-type="float">
            <text:p>221.066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621" calcext:value-type="float">
            <text:p>0.621</text:p>
          </table:table-cell>
          <table:table-cell office:value-type="float" office:value="0.193" calcext:value-type="float">
            <text:p>0.193</text:p>
          </table:table-cell>
          <table:table-cell office:value-type="float" office:value="-32.111" calcext:value-type="float">
            <text:p>-32.111</text:p>
          </table:table-cell>
          <table:table-cell office:value-type="float" office:value="28.712" calcext:value-type="float">
            <text:p>28.712</text:p>
          </table:table-cell>
          <table:table-cell office:value-type="float" office:value="26.621" calcext:value-type="float">
            <text:p>26.621</text:p>
          </table:table-cell>
          <table:table-cell office:value-type="float" office:value="15.074" calcext:value-type="float">
            <text:p>15.074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221.071" calcext:value-type="float">
            <text:p>221.071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2" calcext:value-type="float">
            <text:p>0.02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603" calcext:value-type="float">
            <text:p>0.603</text:p>
          </table:table-cell>
          <table:table-cell office:value-type="float" office:value="0.176" calcext:value-type="float">
            <text:p>0.176</text:p>
          </table:table-cell>
          <table:table-cell office:value-type="float" office:value="-32.111" calcext:value-type="float">
            <text:p>-32.111</text:p>
          </table:table-cell>
          <table:table-cell office:value-type="float" office:value="28.712" calcext:value-type="float">
            <text:p>28.712</text:p>
          </table:table-cell>
          <table:table-cell office:value-type="float" office:value="26.621" calcext:value-type="float">
            <text:p>26.621</text:p>
          </table:table-cell>
          <table:table-cell office:value-type="float" office:value="15.074" calcext:value-type="float">
            <text:p>15.07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21.075" calcext:value-type="float">
            <text:p>221.07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2" calcext:value-type="float">
            <text:p>0.02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603" calcext:value-type="float">
            <text:p>0.603</text:p>
          </table:table-cell>
          <table:table-cell office:value-type="float" office:value="0.176" calcext:value-type="float">
            <text:p>0.176</text:p>
          </table:table-cell>
          <table:table-cell office:value-type="float" office:value="-32.111" calcext:value-type="float">
            <text:p>-32.111</text:p>
          </table:table-cell>
          <table:table-cell office:value-type="float" office:value="134.831" calcext:value-type="float">
            <text:p>134.831</text:p>
          </table:table-cell>
          <table:table-cell office:value-type="float" office:value="-50.404" calcext:value-type="float">
            <text:p>-50.404</text:p>
          </table:table-cell>
          <table:table-cell office:value-type="float" office:value="126.615" calcext:value-type="float">
            <text:p>126.61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221.08" calcext:value-type="float">
            <text:p>221.08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883" calcext:value-type="float">
            <text:p>0.883</text:p>
          </table:table-cell>
          <table:table-cell office:value-type="float" office:value="0.508" calcext:value-type="float">
            <text:p>0.508</text:p>
          </table:table-cell>
          <table:table-cell office:value-type="float" office:value="-29.775" calcext:value-type="float">
            <text:p>-29.775</text:p>
          </table:table-cell>
          <table:table-cell office:value-type="float" office:value="134.831" calcext:value-type="float">
            <text:p>134.831</text:p>
          </table:table-cell>
          <table:table-cell office:value-type="float" office:value="-50.404" calcext:value-type="float">
            <text:p>-50.404</text:p>
          </table:table-cell>
          <table:table-cell office:value-type="float" office:value="126.615" calcext:value-type="float">
            <text:p>126.615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221.085" calcext:value-type="float">
            <text:p>221.085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883" calcext:value-type="float">
            <text:p>0.883</text:p>
          </table:table-cell>
          <table:table-cell office:value-type="float" office:value="0.508" calcext:value-type="float">
            <text:p>0.508</text:p>
          </table:table-cell>
          <table:table-cell office:value-type="float" office:value="-29.775" calcext:value-type="float">
            <text:p>-29.775</text:p>
          </table:table-cell>
          <table:table-cell office:value-type="float" office:value="134.831" calcext:value-type="float">
            <text:p>134.831</text:p>
          </table:table-cell>
          <table:table-cell office:value-type="float" office:value="-50.404" calcext:value-type="float">
            <text:p>-50.404</text:p>
          </table:table-cell>
          <table:table-cell office:value-type="float" office:value="126.615" calcext:value-type="float">
            <text:p>126.615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221.089" calcext:value-type="float">
            <text:p>221.089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411" calcext:value-type="float">
            <text:p>0.411</text:p>
          </table:table-cell>
          <table:table-cell office:value-type="float" office:value="0.123" calcext:value-type="float">
            <text:p>0.123</text:p>
          </table:table-cell>
          <table:table-cell office:value-type="float" office:value="-25.732" calcext:value-type="float">
            <text:p>-25.732</text:p>
          </table:table-cell>
          <table:table-cell office:value-type="float" office:value="134.831" calcext:value-type="float">
            <text:p>134.831</text:p>
          </table:table-cell>
          <table:table-cell office:value-type="float" office:value="-50.404" calcext:value-type="float">
            <text:p>-50.404</text:p>
          </table:table-cell>
          <table:table-cell office:value-type="float" office:value="126.615" calcext:value-type="float">
            <text:p>126.61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221.094" calcext:value-type="float">
            <text:p>221.094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411" calcext:value-type="float">
            <text:p>0.411</text:p>
          </table:table-cell>
          <table:table-cell office:value-type="float" office:value="0.123" calcext:value-type="float">
            <text:p>0.123</text:p>
          </table:table-cell>
          <table:table-cell office:value-type="float" office:value="-25.732" calcext:value-type="float">
            <text:p>-25.732</text:p>
          </table:table-cell>
          <table:table-cell office:value-type="float" office:value="134.831" calcext:value-type="float">
            <text:p>134.831</text:p>
          </table:table-cell>
          <table:table-cell office:value-type="float" office:value="-68.342" calcext:value-type="float">
            <text:p>-68.342</text:p>
          </table:table-cell>
          <table:table-cell office:value-type="float" office:value="-61.663" calcext:value-type="float">
            <text:p>-61.663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221.098" calcext:value-type="float">
            <text:p>221.098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411" calcext:value-type="float">
            <text:p>0.411</text:p>
          </table:table-cell>
          <table:table-cell office:value-type="float" office:value="0.123" calcext:value-type="float">
            <text:p>0.123</text:p>
          </table:table-cell>
          <table:table-cell office:value-type="float" office:value="-20.307" calcext:value-type="float">
            <text:p>-20.307</text:p>
          </table:table-cell>
          <table:table-cell office:value-type="float" office:value="242.98" calcext:value-type="float">
            <text:p>242.98</text:p>
          </table:table-cell>
          <table:table-cell office:value-type="float" office:value="-68.342" calcext:value-type="float">
            <text:p>-68.342</text:p>
          </table:table-cell>
          <table:table-cell office:value-type="float" office:value="-61.663" calcext:value-type="float">
            <text:p>-61.663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float" office:value="221.103" calcext:value-type="float">
            <text:p>221.103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323" calcext:value-type="float">
            <text:p>0.323</text:p>
          </table:table-cell>
          <table:table-cell office:value-type="float" office:value="0.64" calcext:value-type="float">
            <text:p>0.64</text:p>
          </table:table-cell>
          <table:table-cell office:value-type="float" office:value="-20.307" calcext:value-type="float">
            <text:p>-20.307</text:p>
          </table:table-cell>
          <table:table-cell office:value-type="float" office:value="242.98" calcext:value-type="float">
            <text:p>242.98</text:p>
          </table:table-cell>
          <table:table-cell office:value-type="float" office:value="-68.342" calcext:value-type="float">
            <text:p>-68.342</text:p>
          </table:table-cell>
          <table:table-cell office:value-type="float" office:value="-61.663" calcext:value-type="float">
            <text:p>-61.663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float" office:value="221.108" calcext:value-type="float">
            <text:p>221.108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323" calcext:value-type="float">
            <text:p>0.323</text:p>
          </table:table-cell>
          <table:table-cell office:value-type="float" office:value="0.64" calcext:value-type="float">
            <text:p>0.64</text:p>
          </table:table-cell>
          <table:table-cell office:value-type="float" office:value="-20.307" calcext:value-type="float">
            <text:p>-20.307</text:p>
          </table:table-cell>
          <table:table-cell office:value-type="float" office:value="242.98" calcext:value-type="float">
            <text:p>242.98</text:p>
          </table:table-cell>
          <table:table-cell office:value-type="float" office:value="-68.342" calcext:value-type="float">
            <text:p>-68.342</text:p>
          </table:table-cell>
          <table:table-cell office:value-type="float" office:value="-61.663" calcext:value-type="float">
            <text:p>-61.663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float" office:value="221.112" calcext:value-type="float">
            <text:p>221.112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122" calcext:value-type="float">
            <text:p>0.122</text:p>
          </table:table-cell>
          <table:table-cell office:value-type="float" office:value="1.305" calcext:value-type="float">
            <text:p>1.305</text:p>
          </table:table-cell>
          <table:table-cell office:value-type="float" office:value="-13.255" calcext:value-type="float">
            <text:p>-13.255</text:p>
          </table:table-cell>
          <table:table-cell office:value-type="float" office:value="242.98" calcext:value-type="float">
            <text:p>242.98</text:p>
          </table:table-cell>
          <table:table-cell office:value-type="float" office:value="-68.342" calcext:value-type="float">
            <text:p>-68.342</text:p>
          </table:table-cell>
          <table:table-cell office:value-type="float" office:value="-61.663" calcext:value-type="float">
            <text:p>-61.663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float" office:value="221.117" calcext:value-type="float">
            <text:p>221.117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122" calcext:value-type="float">
            <text:p>0.122</text:p>
          </table:table-cell>
          <table:table-cell office:value-type="float" office:value="1.305" calcext:value-type="float">
            <text:p>1.305</text:p>
          </table:table-cell>
          <table:table-cell office:value-type="float" office:value="-13.255" calcext:value-type="float">
            <text:p>-13.255</text:p>
          </table:table-cell>
          <table:table-cell office:value-type="float" office:value="439.477" calcext:value-type="float">
            <text:p>439.477</text:p>
          </table:table-cell>
          <table:table-cell office:value-type="float" office:value="-138.508" calcext:value-type="float">
            <text:p>-138.508</text:p>
          </table:table-cell>
          <table:table-cell office:value-type="float" office:value="-254.135" calcext:value-type="float">
            <text:p>-254.135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221.122" calcext:value-type="float">
            <text:p>221.122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928" calcext:value-type="float">
            <text:p>0.928</text:p>
          </table:table-cell>
          <table:table-cell office:value-type="float" office:value="-5.257" calcext:value-type="float">
            <text:p>-5.257</text:p>
          </table:table-cell>
          <table:table-cell office:value-type="float" office:value="439.477" calcext:value-type="float">
            <text:p>439.477</text:p>
          </table:table-cell>
          <table:table-cell office:value-type="float" office:value="-138.508" calcext:value-type="float">
            <text:p>-138.508</text:p>
          </table:table-cell>
          <table:table-cell office:value-type="float" office:value="-254.135" calcext:value-type="float">
            <text:p>-254.135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float" office:value="221.126" calcext:value-type="float">
            <text:p>221.126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928" calcext:value-type="float">
            <text:p>0.928</text:p>
          </table:table-cell>
          <table:table-cell office:value-type="float" office:value="-5.257" calcext:value-type="float">
            <text:p>-5.257</text:p>
          </table:table-cell>
          <table:table-cell office:value-type="float" office:value="439.477" calcext:value-type="float">
            <text:p>439.477</text:p>
          </table:table-cell>
          <table:table-cell office:value-type="float" office:value="-138.508" calcext:value-type="float">
            <text:p>-138.508</text:p>
          </table:table-cell>
          <table:table-cell office:value-type="float" office:value="-254.135" calcext:value-type="float">
            <text:p>-254.135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221.131" calcext:value-type="float">
            <text:p>221.131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-0.036" calcext:value-type="float">
            <text:p>-0.036</text:p>
          </table:table-cell>
          <table:table-cell office:value-type="float" office:value="0.928" calcext:value-type="float">
            <text:p>0.928</text:p>
          </table:table-cell>
          <table:table-cell office:value-type="float" office:value="-5.257" calcext:value-type="float">
            <text:p>-5.257</text:p>
          </table:table-cell>
          <table:table-cell office:value-type="float" office:value="439.477" calcext:value-type="float">
            <text:p>439.477</text:p>
          </table:table-cell>
          <table:table-cell office:value-type="float" office:value="-138.508" calcext:value-type="float">
            <text:p>-138.508</text:p>
          </table:table-cell>
          <table:table-cell office:value-type="float" office:value="-254.135" calcext:value-type="float">
            <text:p>-254.13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21.135" calcext:value-type="float">
            <text:p>221.135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465" calcext:value-type="float">
            <text:p>0.465</text:p>
          </table:table-cell>
          <table:table-cell office:value-type="float" office:value="3.213" calcext:value-type="float">
            <text:p>3.213</text:p>
          </table:table-cell>
          <table:table-cell office:value-type="float" office:value="457.248" calcext:value-type="float">
            <text:p>457.248</text:p>
          </table:table-cell>
          <table:table-cell office:value-type="float" office:value="-199.179" calcext:value-type="float">
            <text:p>-199.179</text:p>
          </table:table-cell>
          <table:table-cell office:value-type="float" office:value="-402.996" calcext:value-type="float">
            <text:p>-402.996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float" office:value="221.14" calcext:value-type="float">
            <text:p>221.14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465" calcext:value-type="float">
            <text:p>0.465</text:p>
          </table:table-cell>
          <table:table-cell office:value-type="float" office:value="3.213" calcext:value-type="float">
            <text:p>3.213</text:p>
          </table:table-cell>
          <table:table-cell office:value-type="float" office:value="457.248" calcext:value-type="float">
            <text:p>457.248</text:p>
          </table:table-cell>
          <table:table-cell office:value-type="float" office:value="-199.179" calcext:value-type="float">
            <text:p>-199.179</text:p>
          </table:table-cell>
          <table:table-cell office:value-type="float" office:value="-402.996" calcext:value-type="float">
            <text:p>-402.996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221.145" calcext:value-type="float">
            <text:p>221.145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526" calcext:value-type="float">
            <text:p>0.526</text:p>
          </table:table-cell>
          <table:table-cell office:value-type="float" office:value="10.161" calcext:value-type="float">
            <text:p>10.161</text:p>
          </table:table-cell>
          <table:table-cell office:value-type="float" office:value="457.248" calcext:value-type="float">
            <text:p>457.248</text:p>
          </table:table-cell>
          <table:table-cell office:value-type="float" office:value="-199.179" calcext:value-type="float">
            <text:p>-199.179</text:p>
          </table:table-cell>
          <table:table-cell office:value-type="float" office:value="-402.996" calcext:value-type="float">
            <text:p>-402.996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float" office:value="221.149" calcext:value-type="float">
            <text:p>221.149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526" calcext:value-type="float">
            <text:p>0.526</text:p>
          </table:table-cell>
          <table:table-cell office:value-type="float" office:value="10.161" calcext:value-type="float">
            <text:p>10.161</text:p>
          </table:table-cell>
          <table:table-cell office:value-type="float" office:value="457.248" calcext:value-type="float">
            <text:p>457.248</text:p>
          </table:table-cell>
          <table:table-cell office:value-type="float" office:value="-199.179" calcext:value-type="float">
            <text:p>-199.179</text:p>
          </table:table-cell>
          <table:table-cell office:value-type="float" office:value="-402.996" calcext:value-type="float">
            <text:p>-402.99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21.154" calcext:value-type="float">
            <text:p>221.154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823" calcext:value-type="float">
            <text:p>-0.823</text:p>
          </table:table-cell>
          <table:table-cell office:value-type="float" office:value="1.051" calcext:value-type="float">
            <text:p>1.051</text:p>
          </table:table-cell>
          <table:table-cell office:value-type="float" office:value="15.559" calcext:value-type="float">
            <text:p>15.559</text:p>
          </table:table-cell>
          <table:table-cell office:value-type="float" office:value="457.248" calcext:value-type="float">
            <text:p>457.248</text:p>
          </table:table-cell>
          <table:table-cell office:value-type="float" office:value="-199.179" calcext:value-type="float">
            <text:p>-199.179</text:p>
          </table:table-cell>
          <table:table-cell office:value-type="float" office:value="-402.996" calcext:value-type="float">
            <text:p>-402.996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float" office:value="221.159" calcext:value-type="float">
            <text:p>221.159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823" calcext:value-type="float">
            <text:p>-0.823</text:p>
          </table:table-cell>
          <table:table-cell office:value-type="float" office:value="1.051" calcext:value-type="float">
            <text:p>1.051</text:p>
          </table:table-cell>
          <table:table-cell office:value-type="float" office:value="15.559" calcext:value-type="float">
            <text:p>15.559</text:p>
          </table:table-cell>
          <table:table-cell office:value-type="float" office:value="201.853" calcext:value-type="float">
            <text:p>201.853</text:p>
          </table:table-cell>
          <table:table-cell office:value-type="float" office:value="-178.603" calcext:value-type="float">
            <text:p>-178.603</text:p>
          </table:table-cell>
          <table:table-cell office:value-type="float" office:value="-415.576" calcext:value-type="float">
            <text:p>-415.576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float" office:value="221.163" calcext:value-type="float">
            <text:p>221.163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823" calcext:value-type="float">
            <text:p>-0.823</text:p>
          </table:table-cell>
          <table:table-cell office:value-type="float" office:value="1.051" calcext:value-type="float">
            <text:p>1.051</text:p>
          </table:table-cell>
          <table:table-cell office:value-type="float" office:value="15.559" calcext:value-type="float">
            <text:p>15.559</text:p>
          </table:table-cell>
          <table:table-cell office:value-type="float" office:value="201.853" calcext:value-type="float">
            <text:p>201.853</text:p>
          </table:table-cell>
          <table:table-cell office:value-type="float" office:value="-178.603" calcext:value-type="float">
            <text:p>-178.603</text:p>
          </table:table-cell>
          <table:table-cell office:value-type="float" office:value="-415.576" calcext:value-type="float">
            <text:p>-415.57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21.168" calcext:value-type="float">
            <text:p>221.168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744" calcext:value-type="float">
            <text:p>-0.744</text:p>
          </table:table-cell>
          <table:table-cell office:value-type="float" office:value="0.675" calcext:value-type="float">
            <text:p>0.675</text:p>
          </table:table-cell>
          <table:table-cell office:value-type="float" office:value="19.462" calcext:value-type="float">
            <text:p>19.462</text:p>
          </table:table-cell>
          <table:table-cell office:value-type="float" office:value="201.853" calcext:value-type="float">
            <text:p>201.853</text:p>
          </table:table-cell>
          <table:table-cell office:value-type="float" office:value="-178.603" calcext:value-type="float">
            <text:p>-178.603</text:p>
          </table:table-cell>
          <table:table-cell office:value-type="float" office:value="-415.576" calcext:value-type="float">
            <text:p>-415.576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float" office:value="221.172" calcext:value-type="float">
            <text:p>221.172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744" calcext:value-type="float">
            <text:p>-0.744</text:p>
          </table:table-cell>
          <table:table-cell office:value-type="float" office:value="0.675" calcext:value-type="float">
            <text:p>0.675</text:p>
          </table:table-cell>
          <table:table-cell office:value-type="float" office:value="19.462" calcext:value-type="float">
            <text:p>19.462</text:p>
          </table:table-cell>
          <table:table-cell office:value-type="float" office:value="201.853" calcext:value-type="float">
            <text:p>201.853</text:p>
          </table:table-cell>
          <table:table-cell office:value-type="float" office:value="-178.603" calcext:value-type="float">
            <text:p>-178.603</text:p>
          </table:table-cell>
          <table:table-cell office:value-type="float" office:value="-415.576" calcext:value-type="float">
            <text:p>-415.576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float" office:value="221.177" calcext:value-type="float">
            <text:p>221.177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58" calcext:value-type="float">
            <text:p>-0.058</text:p>
          </table:table-cell>
          <table:table-cell office:value-type="float" office:value="-1.016" calcext:value-type="float">
            <text:p>-1.016</text:p>
          </table:table-cell>
          <table:table-cell office:value-type="float" office:value="1.007" calcext:value-type="float">
            <text:p>1.007</text:p>
          </table:table-cell>
          <table:table-cell office:value-type="float" office:value="21.492" calcext:value-type="float">
            <text:p>21.492</text:p>
          </table:table-cell>
          <table:table-cell office:value-type="float" office:value="50.545" calcext:value-type="float">
            <text:p>50.545</text:p>
          </table:table-cell>
          <table:table-cell office:value-type="float" office:value="-153.808" calcext:value-type="float">
            <text:p>-153.808</text:p>
          </table:table-cell>
          <table:table-cell office:value-type="float" office:value="-405.093" calcext:value-type="float">
            <text:p>-405.093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float" office:value="221.182" calcext:value-type="float">
            <text:p>221.182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016" calcext:value-type="float">
            <text:p>-1.016</text:p>
          </table:table-cell>
          <table:table-cell office:value-type="float" office:value="1.007" calcext:value-type="float">
            <text:p>1.007</text:p>
          </table:table-cell>
          <table:table-cell office:value-type="float" office:value="21.492" calcext:value-type="float">
            <text:p>21.492</text:p>
          </table:table-cell>
          <table:table-cell office:value-type="float" office:value="50.545" calcext:value-type="float">
            <text:p>50.545</text:p>
          </table:table-cell>
          <table:table-cell office:value-type="float" office:value="-153.808" calcext:value-type="float">
            <text:p>-153.808</text:p>
          </table:table-cell>
          <table:table-cell office:value-type="float" office:value="-405.093" calcext:value-type="float">
            <text:p>-405.093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221.186" calcext:value-type="float">
            <text:p>221.186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016" calcext:value-type="float">
            <text:p>-1.016</text:p>
          </table:table-cell>
          <table:table-cell office:value-type="float" office:value="0.902" calcext:value-type="float">
            <text:p>0.902</text:p>
          </table:table-cell>
          <table:table-cell office:value-type="float" office:value="22.104" calcext:value-type="float">
            <text:p>22.104</text:p>
          </table:table-cell>
          <table:table-cell office:value-type="float" office:value="50.545" calcext:value-type="float">
            <text:p>50.545</text:p>
          </table:table-cell>
          <table:table-cell office:value-type="float" office:value="-153.808" calcext:value-type="float">
            <text:p>-153.808</text:p>
          </table:table-cell>
          <table:table-cell office:value-type="float" office:value="-405.093" calcext:value-type="float">
            <text:p>-405.093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float" office:value="221.191" calcext:value-type="float">
            <text:p>221.191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508" calcext:value-type="float">
            <text:p>-0.508</text:p>
          </table:table-cell>
          <table:table-cell office:value-type="float" office:value="0.902" calcext:value-type="float">
            <text:p>0.902</text:p>
          </table:table-cell>
          <table:table-cell office:value-type="float" office:value="22.104" calcext:value-type="float">
            <text:p>22.104</text:p>
          </table:table-cell>
          <table:table-cell office:value-type="float" office:value="50.545" calcext:value-type="float">
            <text:p>50.545</text:p>
          </table:table-cell>
          <table:table-cell office:value-type="float" office:value="-153.808" calcext:value-type="float">
            <text:p>-153.808</text:p>
          </table:table-cell>
          <table:table-cell office:value-type="float" office:value="-405.093" calcext:value-type="float">
            <text:p>-405.093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221.196" calcext:value-type="float">
            <text:p>221.196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508" calcext:value-type="float">
            <text:p>-0.508</text:p>
          </table:table-cell>
          <table:table-cell office:value-type="float" office:value="0.902" calcext:value-type="float">
            <text:p>0.902</text:p>
          </table:table-cell>
          <table:table-cell office:value-type="float" office:value="22.104" calcext:value-type="float">
            <text:p>22.104</text:p>
          </table:table-cell>
          <table:table-cell office:value-type="float" office:value="50.545" calcext:value-type="float">
            <text:p>50.545</text:p>
          </table:table-cell>
          <table:table-cell office:value-type="float" office:value="-153.808" calcext:value-type="float">
            <text:p>-153.808</text:p>
          </table:table-cell>
          <table:table-cell office:value-type="float" office:value="-405.093" calcext:value-type="float">
            <text:p>-405.09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221.2" calcext:value-type="float">
            <text:p>221.2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342" calcext:value-type="float">
            <text:p>-0.342</text:p>
          </table:table-cell>
          <table:table-cell office:value-type="float" office:value="0.578" calcext:value-type="float">
            <text:p>0.578</text:p>
          </table:table-cell>
          <table:table-cell office:value-type="float" office:value="21.413" calcext:value-type="float">
            <text:p>21.413</text:p>
          </table:table-cell>
          <table:table-cell office:value-type="float" office:value="-46.434" calcext:value-type="float">
            <text:p>-46.434</text:p>
          </table:table-cell>
          <table:table-cell office:value-type="float" office:value="-125.847" calcext:value-type="float">
            <text:p>-125.847</text:p>
          </table:table-cell>
          <table:table-cell office:value-type="float" office:value="-498.184" calcext:value-type="float">
            <text:p>-498.184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221.205" calcext:value-type="float">
            <text:p>221.205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342" calcext:value-type="float">
            <text:p>-0.342</text:p>
          </table:table-cell>
          <table:table-cell office:value-type="float" office:value="0.578" calcext:value-type="float">
            <text:p>0.578</text:p>
          </table:table-cell>
          <table:table-cell office:value-type="float" office:value="21.413" calcext:value-type="float">
            <text:p>21.413</text:p>
          </table:table-cell>
          <table:table-cell office:value-type="float" office:value="-46.434" calcext:value-type="float">
            <text:p>-46.434</text:p>
          </table:table-cell>
          <table:table-cell office:value-type="float" office:value="-125.847" calcext:value-type="float">
            <text:p>-125.847</text:p>
          </table:table-cell>
          <table:table-cell office:value-type="float" office:value="-498.184" calcext:value-type="float">
            <text:p>-498.18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221.21" calcext:value-type="float">
            <text:p>221.21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351" calcext:value-type="float">
            <text:p>-0.351</text:p>
          </table:table-cell>
          <table:table-cell office:value-type="float" office:value="0.561" calcext:value-type="float">
            <text:p>0.561</text:p>
          </table:table-cell>
          <table:table-cell office:value-type="float" office:value="19.217" calcext:value-type="float">
            <text:p>19.217</text:p>
          </table:table-cell>
          <table:table-cell office:value-type="float" office:value="-46.434" calcext:value-type="float">
            <text:p>-46.434</text:p>
          </table:table-cell>
          <table:table-cell office:value-type="float" office:value="-125.847" calcext:value-type="float">
            <text:p>-125.847</text:p>
          </table:table-cell>
          <table:table-cell office:value-type="float" office:value="-498.184" calcext:value-type="float">
            <text:p>-498.184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221.214" calcext:value-type="float">
            <text:p>221.214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2" calcext:value-type="float">
            <text:p>0.02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351" calcext:value-type="float">
            <text:p>-0.351</text:p>
          </table:table-cell>
          <table:table-cell office:value-type="float" office:value="0.561" calcext:value-type="float">
            <text:p>0.561</text:p>
          </table:table-cell>
          <table:table-cell office:value-type="float" office:value="19.217" calcext:value-type="float">
            <text:p>19.217</text:p>
          </table:table-cell>
          <table:table-cell office:value-type="float" office:value="-46.434" calcext:value-type="float">
            <text:p>-46.434</text:p>
          </table:table-cell>
          <table:table-cell office:value-type="float" office:value="-125.847" calcext:value-type="float">
            <text:p>-125.847</text:p>
          </table:table-cell>
          <table:table-cell office:value-type="float" office:value="-498.184" calcext:value-type="float">
            <text:p>-498.184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221.219" calcext:value-type="float">
            <text:p>221.219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2" calcext:value-type="float">
            <text:p>0.02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351" calcext:value-type="float">
            <text:p>-0.351</text:p>
          </table:table-cell>
          <table:table-cell office:value-type="float" office:value="0.561" calcext:value-type="float">
            <text:p>0.561</text:p>
          </table:table-cell>
          <table:table-cell office:value-type="float" office:value="16.146" calcext:value-type="float">
            <text:p>16.146</text:p>
          </table:table-cell>
          <table:table-cell office:value-type="float" office:value="-41.356" calcext:value-type="float">
            <text:p>-41.356</text:p>
          </table:table-cell>
          <table:table-cell office:value-type="float" office:value="-84.169" calcext:value-type="float">
            <text:p>-84.169</text:p>
          </table:table-cell>
          <table:table-cell office:value-type="float" office:value="-574.921" calcext:value-type="float">
            <text:p>-574.921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221.223" calcext:value-type="float">
            <text:p>221.223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569" calcext:value-type="float">
            <text:p>-0.569</text:p>
          </table:table-cell>
          <table:table-cell office:value-type="float" office:value="0.535" calcext:value-type="float">
            <text:p>0.535</text:p>
          </table:table-cell>
          <table:table-cell office:value-type="float" office:value="16.146" calcext:value-type="float">
            <text:p>16.146</text:p>
          </table:table-cell>
          <table:table-cell office:value-type="float" office:value="-41.356" calcext:value-type="float">
            <text:p>-41.356</text:p>
          </table:table-cell>
          <table:table-cell office:value-type="float" office:value="-84.169" calcext:value-type="float">
            <text:p>-84.169</text:p>
          </table:table-cell>
          <table:table-cell office:value-type="float" office:value="-574.921" calcext:value-type="float">
            <text:p>-574.921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221.228" calcext:value-type="float">
            <text:p>221.228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569" calcext:value-type="float">
            <text:p>-0.569</text:p>
          </table:table-cell>
          <table:table-cell office:value-type="float" office:value="0.535" calcext:value-type="float">
            <text:p>0.535</text:p>
          </table:table-cell>
          <table:table-cell office:value-type="float" office:value="16.146" calcext:value-type="float">
            <text:p>16.146</text:p>
          </table:table-cell>
          <table:table-cell office:value-type="float" office:value="-41.356" calcext:value-type="float">
            <text:p>-41.356</text:p>
          </table:table-cell>
          <table:table-cell office:value-type="float" office:value="-84.169" calcext:value-type="float">
            <text:p>-84.169</text:p>
          </table:table-cell>
          <table:table-cell office:value-type="float" office:value="-574.921" calcext:value-type="float">
            <text:p>-574.921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221.233" calcext:value-type="float">
            <text:p>221.233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2" calcext:value-type="float">
            <text:p>0.02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64" calcext:value-type="float">
            <text:p>0.64</text:p>
          </table:table-cell>
          <table:table-cell office:value-type="float" office:value="11.596" calcext:value-type="float">
            <text:p>11.596</text:p>
          </table:table-cell>
          <table:table-cell office:value-type="float" office:value="-41.356" calcext:value-type="float">
            <text:p>-41.356</text:p>
          </table:table-cell>
          <table:table-cell office:value-type="float" office:value="-84.169" calcext:value-type="float">
            <text:p>-84.169</text:p>
          </table:table-cell>
          <table:table-cell office:value-type="float" office:value="-574.921" calcext:value-type="float">
            <text:p>-574.921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float" office:value="221.237" calcext:value-type="float">
            <text:p>221.237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64" calcext:value-type="float">
            <text:p>0.64</text:p>
          </table:table-cell>
          <table:table-cell office:value-type="float" office:value="11.596" calcext:value-type="float">
            <text:p>11.596</text:p>
          </table:table-cell>
          <table:table-cell office:value-type="float" office:value="-41.356" calcext:value-type="float">
            <text:p>-41.356</text:p>
          </table:table-cell>
          <table:table-cell office:value-type="float" office:value="-84.169" calcext:value-type="float">
            <text:p>-84.169</text:p>
          </table:table-cell>
          <table:table-cell office:value-type="float" office:value="-544.729" calcext:value-type="float">
            <text:p>-544.729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221.242" calcext:value-type="float">
            <text:p>221.242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394" calcext:value-type="float">
            <text:p>-0.394</text:p>
          </table:table-cell>
          <table:table-cell office:value-type="float" office:value="0.333" calcext:value-type="float">
            <text:p>0.333</text:p>
          </table:table-cell>
          <table:table-cell office:value-type="float" office:value="6.739" calcext:value-type="float">
            <text:p>6.739</text:p>
          </table:table-cell>
          <table:table-cell office:value-type="float" office:value="15.003" calcext:value-type="float">
            <text:p>15.003</text:p>
          </table:table-cell>
          <table:table-cell office:value-type="float" office:value="-8.727" calcext:value-type="float">
            <text:p>-8.727</text:p>
          </table:table-cell>
          <table:table-cell office:value-type="float" office:value="-544.729" calcext:value-type="float">
            <text:p>-544.729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float" office:value="221.247" calcext:value-type="float">
            <text:p>221.247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394" calcext:value-type="float">
            <text:p>-0.394</text:p>
          </table:table-cell>
          <table:table-cell office:value-type="float" office:value="0.333" calcext:value-type="float">
            <text:p>0.333</text:p>
          </table:table-cell>
          <table:table-cell office:value-type="float" office:value="6.739" calcext:value-type="float">
            <text:p>6.739</text:p>
          </table:table-cell>
          <table:table-cell office:value-type="float" office:value="15.003" calcext:value-type="float">
            <text:p>15.003</text:p>
          </table:table-cell>
          <table:table-cell office:value-type="float" office:value="-8.727" calcext:value-type="float">
            <text:p>-8.727</text:p>
          </table:table-cell>
          <table:table-cell office:value-type="float" office:value="-544.729" calcext:value-type="float">
            <text:p>-544.729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221.251" calcext:value-type="float">
            <text:p>221.251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394" calcext:value-type="float">
            <text:p>-0.394</text:p>
          </table:table-cell>
          <table:table-cell office:value-type="float" office:value="0.333" calcext:value-type="float">
            <text:p>0.333</text:p>
          </table:table-cell>
          <table:table-cell office:value-type="float" office:value="1.244" calcext:value-type="float">
            <text:p>1.244</text:p>
          </table:table-cell>
          <table:table-cell office:value-type="float" office:value="15.003" calcext:value-type="float">
            <text:p>15.003</text:p>
          </table:table-cell>
          <table:table-cell office:value-type="float" office:value="-8.727" calcext:value-type="float">
            <text:p>-8.727</text:p>
          </table:table-cell>
          <table:table-cell office:value-type="float" office:value="-544.729" calcext:value-type="float">
            <text:p>-544.729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float" office:value="221.256" calcext:value-type="float">
            <text:p>221.256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342" calcext:value-type="float">
            <text:p>0.342</text:p>
          </table:table-cell>
          <table:table-cell office:value-type="float" office:value="1.244" calcext:value-type="float">
            <text:p>1.244</text:p>
          </table:table-cell>
          <table:table-cell office:value-type="float" office:value="15.003" calcext:value-type="float">
            <text:p>15.003</text:p>
          </table:table-cell>
          <table:table-cell office:value-type="float" office:value="-8.727" calcext:value-type="float">
            <text:p>-8.727</text:p>
          </table:table-cell>
          <table:table-cell office:value-type="float" office:value="-544.729" calcext:value-type="float">
            <text:p>-544.729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float" office:value="221.261" calcext:value-type="float">
            <text:p>221.261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342" calcext:value-type="float">
            <text:p>0.342</text:p>
          </table:table-cell>
          <table:table-cell office:value-type="float" office:value="1.244" calcext:value-type="float">
            <text:p>1.244</text:p>
          </table:table-cell>
          <table:table-cell office:value-type="float" office:value="21.604" calcext:value-type="float">
            <text:p>21.604</text:p>
          </table:table-cell>
          <table:table-cell office:value-type="float" office:value="-86.279" calcext:value-type="float">
            <text:p>-86.279</text:p>
          </table:table-cell>
          <table:table-cell office:value-type="float" office:value="-511.183" calcext:value-type="float">
            <text:p>-511.183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221.265" calcext:value-type="float">
            <text:p>221.265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2" calcext:value-type="float">
            <text:p>0.02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253" calcext:value-type="float">
            <text:p>0.253</text:p>
          </table:table-cell>
          <table:table-cell office:value-type="float" office:value="0.587" calcext:value-type="float">
            <text:p>0.587</text:p>
          </table:table-cell>
          <table:table-cell office:value-type="float" office:value="-3.936" calcext:value-type="float">
            <text:p>-3.936</text:p>
          </table:table-cell>
          <table:table-cell office:value-type="float" office:value="21.604" calcext:value-type="float">
            <text:p>21.604</text:p>
          </table:table-cell>
          <table:table-cell office:value-type="float" office:value="-86.279" calcext:value-type="float">
            <text:p>-86.279</text:p>
          </table:table-cell>
          <table:table-cell office:value-type="float" office:value="-511.183" calcext:value-type="float">
            <text:p>-511.183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float" office:value="221.27" calcext:value-type="float">
            <text:p>221.27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2" calcext:value-type="float">
            <text:p>0.02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253" calcext:value-type="float">
            <text:p>0.253</text:p>
          </table:table-cell>
          <table:table-cell office:value-type="float" office:value="0.587" calcext:value-type="float">
            <text:p>0.587</text:p>
          </table:table-cell>
          <table:table-cell office:value-type="float" office:value="-3.936" calcext:value-type="float">
            <text:p>-3.936</text:p>
          </table:table-cell>
          <table:table-cell office:value-type="float" office:value="21.604" calcext:value-type="float">
            <text:p>21.604</text:p>
          </table:table-cell>
          <table:table-cell office:value-type="float" office:value="-86.279" calcext:value-type="float">
            <text:p>-86.279</text:p>
          </table:table-cell>
          <table:table-cell office:value-type="float" office:value="-511.183" calcext:value-type="float">
            <text:p>-511.183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float" office:value="221.274" calcext:value-type="float">
            <text:p>221.274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2" calcext:value-type="float">
            <text:p>0.02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524" calcext:value-type="float">
            <text:p>0.524</text:p>
          </table:table-cell>
          <table:table-cell office:value-type="float" office:value="0.788" calcext:value-type="float">
            <text:p>0.788</text:p>
          </table:table-cell>
          <table:table-cell office:value-type="float" office:value="-8.04" calcext:value-type="float">
            <text:p>-8.04</text:p>
          </table:table-cell>
          <table:table-cell office:value-type="float" office:value="21.604" calcext:value-type="float">
            <text:p>21.604</text:p>
          </table:table-cell>
          <table:table-cell office:value-type="float" office:value="-86.279" calcext:value-type="float">
            <text:p>-86.279</text:p>
          </table:table-cell>
          <table:table-cell office:value-type="float" office:value="-511.183" calcext:value-type="float">
            <text:p>-511.183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float" office:value="221.279" calcext:value-type="float">
            <text:p>221.279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2" calcext:value-type="float">
            <text:p>0.02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524" calcext:value-type="float">
            <text:p>0.524</text:p>
          </table:table-cell>
          <table:table-cell office:value-type="float" office:value="0.788" calcext:value-type="float">
            <text:p>0.788</text:p>
          </table:table-cell>
          <table:table-cell office:value-type="float" office:value="-8.04" calcext:value-type="float">
            <text:p>-8.04</text:p>
          </table:table-cell>
          <table:table-cell office:value-type="float" office:value="21.604" calcext:value-type="float">
            <text:p>21.604</text:p>
          </table:table-cell>
          <table:table-cell office:value-type="float" office:value="-86.279" calcext:value-type="float">
            <text:p>-86.279</text:p>
          </table:table-cell>
          <table:table-cell office:value-type="float" office:value="-452.477" calcext:value-type="float">
            <text:p>-452.477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float" office:value="221.283" calcext:value-type="float">
            <text:p>221.283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2" calcext:value-type="float">
            <text:p>0.02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524" calcext:value-type="float">
            <text:p>0.524</text:p>
          </table:table-cell>
          <table:table-cell office:value-type="float" office:value="0.788" calcext:value-type="float">
            <text:p>0.788</text:p>
          </table:table-cell>
          <table:table-cell office:value-type="float" office:value="-8.04" calcext:value-type="float">
            <text:p>-8.04</text:p>
          </table:table-cell>
          <table:table-cell office:value-type="float" office:value="24.65" calcext:value-type="float">
            <text:p>24.65</text:p>
          </table:table-cell>
          <table:table-cell office:value-type="float" office:value="-110.02" calcext:value-type="float">
            <text:p>-110.02</text:p>
          </table:table-cell>
          <table:table-cell office:value-type="float" office:value="-452.477" calcext:value-type="float">
            <text:p>-452.477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office:value-type="float" office:value="221.288" calcext:value-type="float">
            <text:p>221.288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384" calcext:value-type="float">
            <text:p>0.384</text:p>
          </table:table-cell>
          <table:table-cell office:value-type="float" office:value="0.43" calcext:value-type="float">
            <text:p>0.43</text:p>
          </table:table-cell>
          <table:table-cell office:value-type="float" office:value="-11.137" calcext:value-type="float">
            <text:p>-11.137</text:p>
          </table:table-cell>
          <table:table-cell office:value-type="float" office:value="24.65" calcext:value-type="float">
            <text:p>24.65</text:p>
          </table:table-cell>
          <table:table-cell office:value-type="float" office:value="-110.02" calcext:value-type="float">
            <text:p>-110.02</text:p>
          </table:table-cell>
          <table:table-cell office:value-type="float" office:value="-452.477" calcext:value-type="float">
            <text:p>-452.477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221.293" calcext:value-type="float">
            <text:p>221.293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384" calcext:value-type="float">
            <text:p>0.384</text:p>
          </table:table-cell>
          <table:table-cell office:value-type="float" office:value="0.43" calcext:value-type="float">
            <text:p>0.43</text:p>
          </table:table-cell>
          <table:table-cell office:value-type="float" office:value="-11.137" calcext:value-type="float">
            <text:p>-11.137</text:p>
          </table:table-cell>
          <table:table-cell office:value-type="float" office:value="24.65" calcext:value-type="float">
            <text:p>24.65</text:p>
          </table:table-cell>
          <table:table-cell office:value-type="float" office:value="-110.02" calcext:value-type="float">
            <text:p>-110.02</text:p>
          </table:table-cell>
          <table:table-cell office:value-type="float" office:value="-452.477" calcext:value-type="float">
            <text:p>-452.477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float" office:value="221.297" calcext:value-type="float">
            <text:p>221.297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463" calcext:value-type="float">
            <text:p>0.463</text:p>
          </table:table-cell>
          <table:table-cell office:value-type="float" office:value="0.64" calcext:value-type="float">
            <text:p>0.64</text:p>
          </table:table-cell>
          <table:table-cell office:value-type="float" office:value="-12.651" calcext:value-type="float">
            <text:p>-12.651</text:p>
          </table:table-cell>
          <table:table-cell office:value-type="float" office:value="24.65" calcext:value-type="float">
            <text:p>24.65</text:p>
          </table:table-cell>
          <table:table-cell office:value-type="float" office:value="-110.02" calcext:value-type="float">
            <text:p>-110.02</text:p>
          </table:table-cell>
          <table:table-cell office:value-type="float" office:value="-452.477" calcext:value-type="float">
            <text:p>-452.477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221.302" calcext:value-type="float">
            <text:p>221.302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463" calcext:value-type="float">
            <text:p>0.463</text:p>
          </table:table-cell>
          <table:table-cell office:value-type="float" office:value="0.64" calcext:value-type="float">
            <text:p>0.64</text:p>
          </table:table-cell>
          <table:table-cell office:value-type="float" office:value="-12.651" calcext:value-type="float">
            <text:p>-12.651</text:p>
          </table:table-cell>
          <table:table-cell office:value-type="float" office:value="-74.36" calcext:value-type="float">
            <text:p>-74.36</text:p>
          </table:table-cell>
          <table:table-cell office:value-type="float" office:value="-112.13" calcext:value-type="float">
            <text:p>-112.13</text:p>
          </table:table-cell>
          <table:table-cell office:value-type="float" office:value="-366.096" calcext:value-type="float">
            <text:p>-366.096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221.307" calcext:value-type="float">
            <text:p>221.307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533" calcext:value-type="float">
            <text:p>0.533</text:p>
          </table:table-cell>
          <table:table-cell office:value-type="float" office:value="0.43" calcext:value-type="float">
            <text:p>0.43</text:p>
          </table:table-cell>
          <table:table-cell office:value-type="float" office:value="-13.307" calcext:value-type="float">
            <text:p>-13.307</text:p>
          </table:table-cell>
          <table:table-cell office:value-type="float" office:value="-74.36" calcext:value-type="float">
            <text:p>-74.36</text:p>
          </table:table-cell>
          <table:table-cell office:value-type="float" office:value="-112.13" calcext:value-type="float">
            <text:p>-112.13</text:p>
          </table:table-cell>
          <table:table-cell office:value-type="float" office:value="-366.096" calcext:value-type="float">
            <text:p>-366.096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221.311" calcext:value-type="float">
            <text:p>221.311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533" calcext:value-type="float">
            <text:p>0.533</text:p>
          </table:table-cell>
          <table:table-cell office:value-type="float" office:value="0.43" calcext:value-type="float">
            <text:p>0.43</text:p>
          </table:table-cell>
          <table:table-cell office:value-type="float" office:value="-13.307" calcext:value-type="float">
            <text:p>-13.307</text:p>
          </table:table-cell>
          <table:table-cell office:value-type="float" office:value="-74.36" calcext:value-type="float">
            <text:p>-74.36</text:p>
          </table:table-cell>
          <table:table-cell office:value-type="float" office:value="-112.13" calcext:value-type="float">
            <text:p>-112.13</text:p>
          </table:table-cell>
          <table:table-cell office:value-type="float" office:value="-366.096" calcext:value-type="float">
            <text:p>-366.096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221.316" calcext:value-type="float">
            <text:p>221.316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533" calcext:value-type="float">
            <text:p>0.533</text:p>
          </table:table-cell>
          <table:table-cell office:value-type="float" office:value="0.43" calcext:value-type="float">
            <text:p>0.43</text:p>
          </table:table-cell>
          <table:table-cell office:value-type="float" office:value="-13.307" calcext:value-type="float">
            <text:p>-13.307</text:p>
          </table:table-cell>
          <table:table-cell office:value-type="float" office:value="-74.36" calcext:value-type="float">
            <text:p>-74.36</text:p>
          </table:table-cell>
          <table:table-cell office:value-type="float" office:value="-112.13" calcext:value-type="float">
            <text:p>-112.13</text:p>
          </table:table-cell>
          <table:table-cell office:value-type="float" office:value="-366.096" calcext:value-type="float">
            <text:p>-366.096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221.32" calcext:value-type="float">
            <text:p>221.32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2" calcext:value-type="float">
            <text:p>0.062</text:p>
          </table:table-cell>
          <table:table-cell office:value-type="float" office:value="-13.351" calcext:value-type="float">
            <text:p>-13.351</text:p>
          </table:table-cell>
          <table:table-cell office:value-type="float" office:value="-74.36" calcext:value-type="float">
            <text:p>-74.36</text:p>
          </table:table-cell>
          <table:table-cell office:value-type="float" office:value="-34.577" calcext:value-type="float">
            <text:p>-34.577</text:p>
          </table:table-cell>
          <table:table-cell office:value-type="float" office:value="-160.206" calcext:value-type="float">
            <text:p>-160.20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21.325" calcext:value-type="float">
            <text:p>221.325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2" calcext:value-type="float">
            <text:p>0.062</text:p>
          </table:table-cell>
          <table:table-cell office:value-type="float" office:value="-13.351" calcext:value-type="float">
            <text:p>-13.351</text:p>
          </table:table-cell>
          <table:table-cell office:value-type="float" office:value="-144.428" calcext:value-type="float">
            <text:p>-144.428</text:p>
          </table:table-cell>
          <table:table-cell office:value-type="float" office:value="-34.577" calcext:value-type="float">
            <text:p>-34.577</text:p>
          </table:table-cell>
          <table:table-cell office:value-type="float" office:value="-160.206" calcext:value-type="float">
            <text:p>-160.206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221.33" calcext:value-type="float">
            <text:p>221.33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183" calcext:value-type="float">
            <text:p>0.183</text:p>
          </table:table-cell>
          <table:table-cell office:value-type="float" office:value="-0.139" calcext:value-type="float">
            <text:p>-0.139</text:p>
          </table:table-cell>
          <table:table-cell office:value-type="float" office:value="-12.213" calcext:value-type="float">
            <text:p>-12.213</text:p>
          </table:table-cell>
          <table:table-cell office:value-type="float" office:value="-144.428" calcext:value-type="float">
            <text:p>-144.428</text:p>
          </table:table-cell>
          <table:table-cell office:value-type="float" office:value="-34.577" calcext:value-type="float">
            <text:p>-34.577</text:p>
          </table:table-cell>
          <table:table-cell office:value-type="float" office:value="-160.206" calcext:value-type="float">
            <text:p>-160.20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21.335" calcext:value-type="float">
            <text:p>221.335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183" calcext:value-type="float">
            <text:p>0.183</text:p>
          </table:table-cell>
          <table:table-cell office:value-type="float" office:value="-0.139" calcext:value-type="float">
            <text:p>-0.139</text:p>
          </table:table-cell>
          <table:table-cell office:value-type="float" office:value="-12.213" calcext:value-type="float">
            <text:p>-12.213</text:p>
          </table:table-cell>
          <table:table-cell office:value-type="float" office:value="-144.428" calcext:value-type="float">
            <text:p>-144.428</text:p>
          </table:table-cell>
          <table:table-cell office:value-type="float" office:value="-34.577" calcext:value-type="float">
            <text:p>-34.577</text:p>
          </table:table-cell>
          <table:table-cell office:value-type="float" office:value="-160.206" calcext:value-type="float">
            <text:p>-160.206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221.339" calcext:value-type="float">
            <text:p>221.339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183" calcext:value-type="float">
            <text:p>0.183</text:p>
          </table:table-cell>
          <table:table-cell office:value-type="float" office:value="-0.139" calcext:value-type="float">
            <text:p>-0.139</text:p>
          </table:table-cell>
          <table:table-cell office:value-type="float" office:value="-10.35" calcext:value-type="float">
            <text:p>-10.35</text:p>
          </table:table-cell>
          <table:table-cell office:value-type="float" office:value="-144.428" calcext:value-type="float">
            <text:p>-144.428</text:p>
          </table:table-cell>
          <table:table-cell office:value-type="float" office:value="-34.577" calcext:value-type="float">
            <text:p>-34.577</text:p>
          </table:table-cell>
          <table:table-cell office:value-type="float" office:value="-160.206" calcext:value-type="float">
            <text:p>-160.206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221.344" calcext:value-type="float">
            <text:p>221.344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568" calcext:value-type="float">
            <text:p>0.568</text:p>
          </table:table-cell>
          <table:table-cell office:value-type="float" office:value="-0.139" calcext:value-type="float">
            <text:p>-0.139</text:p>
          </table:table-cell>
          <table:table-cell office:value-type="float" office:value="-10.35" calcext:value-type="float">
            <text:p>-10.35</text:p>
          </table:table-cell>
          <table:table-cell office:value-type="float" office:value="-100.255" calcext:value-type="float">
            <text:p>-100.255</text:p>
          </table:table-cell>
          <table:table-cell office:value-type="float" office:value="13.959" calcext:value-type="float">
            <text:p>13.959</text:p>
          </table:table-cell>
          <table:table-cell office:value-type="float" office:value="-172.785" calcext:value-type="float">
            <text:p>-172.785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table-cell office:value-type="float" office:value="221.349" calcext:value-type="float">
            <text:p>221.349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568" calcext:value-type="float">
            <text:p>0.568</text:p>
          </table:table-cell>
          <table:table-cell office:value-type="float" office:value="-0.139" calcext:value-type="float">
            <text:p>-0.139</text:p>
          </table:table-cell>
          <table:table-cell office:value-type="float" office:value="-10.35" calcext:value-type="float">
            <text:p>-10.35</text:p>
          </table:table-cell>
          <table:table-cell office:value-type="float" office:value="-100.255" calcext:value-type="float">
            <text:p>-100.255</text:p>
          </table:table-cell>
          <table:table-cell office:value-type="float" office:value="13.959" calcext:value-type="float">
            <text:p>13.959</text:p>
          </table:table-cell>
          <table:table-cell office:value-type="float" office:value="-172.785" calcext:value-type="float">
            <text:p>-172.78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21.353" calcext:value-type="float">
            <text:p>221.353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551" calcext:value-type="float">
            <text:p>0.551</text:p>
          </table:table-cell>
          <table:table-cell office:value-type="float" office:value="0.351" calcext:value-type="float">
            <text:p>0.351</text:p>
          </table:table-cell>
          <table:table-cell office:value-type="float" office:value="-7.383" calcext:value-type="float">
            <text:p>-7.383</text:p>
          </table:table-cell>
          <table:table-cell office:value-type="float" office:value="-100.255" calcext:value-type="float">
            <text:p>-100.255</text:p>
          </table:table-cell>
          <table:table-cell office:value-type="float" office:value="13.959" calcext:value-type="float">
            <text:p>13.959</text:p>
          </table:table-cell>
          <table:table-cell office:value-type="float" office:value="-172.785" calcext:value-type="float">
            <text:p>-172.785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float" office:value="221.358" calcext:value-type="float">
            <text:p>221.358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551" calcext:value-type="float">
            <text:p>0.551</text:p>
          </table:table-cell>
          <table:table-cell office:value-type="float" office:value="0.351" calcext:value-type="float">
            <text:p>0.351</text:p>
          </table:table-cell>
          <table:table-cell office:value-type="float" office:value="-7.383" calcext:value-type="float">
            <text:p>-7.383</text:p>
          </table:table-cell>
          <table:table-cell office:value-type="float" office:value="-100.255" calcext:value-type="float">
            <text:p>-100.255</text:p>
          </table:table-cell>
          <table:table-cell office:value-type="float" office:value="13.959" calcext:value-type="float">
            <text:p>13.959</text:p>
          </table:table-cell>
          <table:table-cell office:value-type="float" office:value="-172.785" calcext:value-type="float">
            <text:p>-172.785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221.363" calcext:value-type="float">
            <text:p>221.363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227" calcext:value-type="float">
            <text:p>0.227</text:p>
          </table:table-cell>
          <table:table-cell office:value-type="float" office:value="0.491" calcext:value-type="float">
            <text:p>0.491</text:p>
          </table:table-cell>
          <table:table-cell office:value-type="float" office:value="-4.443" calcext:value-type="float">
            <text:p>-4.443</text:p>
          </table:table-cell>
          <table:table-cell office:value-type="float" office:value="-279.996" calcext:value-type="float">
            <text:p>-279.996</text:p>
          </table:table-cell>
          <table:table-cell office:value-type="float" office:value="70.409" calcext:value-type="float">
            <text:p>70.409</text:p>
          </table:table-cell>
          <table:table-cell office:value-type="float" office:value="-366.515" calcext:value-type="float">
            <text:p>-366.515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221.367" calcext:value-type="float">
            <text:p>221.367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5" calcext:value-type="float">
            <text:p>-0.05</text:p>
          </table:table-cell>
          <table:table-cell office:value-type="float" office:value="0.227" calcext:value-type="float">
            <text:p>0.227</text:p>
          </table:table-cell>
          <table:table-cell office:value-type="float" office:value="0.491" calcext:value-type="float">
            <text:p>0.491</text:p>
          </table:table-cell>
          <table:table-cell office:value-type="float" office:value="-4.443" calcext:value-type="float">
            <text:p>-4.443</text:p>
          </table:table-cell>
          <table:table-cell office:value-type="float" office:value="-279.996" calcext:value-type="float">
            <text:p>-279.996</text:p>
          </table:table-cell>
          <table:table-cell office:value-type="float" office:value="70.409" calcext:value-type="float">
            <text:p>70.409</text:p>
          </table:table-cell>
          <table:table-cell office:value-type="float" office:value="-366.515" calcext:value-type="float">
            <text:p>-366.515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221.372" calcext:value-type="float">
            <text:p>221.372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5" calcext:value-type="float">
            <text:p>-0.05</text:p>
          </table:table-cell>
          <table:table-cell office:value-type="float" office:value="0.227" calcext:value-type="float">
            <text:p>0.227</text:p>
          </table:table-cell>
          <table:table-cell office:value-type="float" office:value="0.491" calcext:value-type="float">
            <text:p>0.491</text:p>
          </table:table-cell>
          <table:table-cell office:value-type="float" office:value="-1.355" calcext:value-type="float">
            <text:p>-1.355</text:p>
          </table:table-cell>
          <table:table-cell office:value-type="float" office:value="-279.996" calcext:value-type="float">
            <text:p>-279.996</text:p>
          </table:table-cell>
          <table:table-cell office:value-type="float" office:value="70.409" calcext:value-type="float">
            <text:p>70.409</text:p>
          </table:table-cell>
          <table:table-cell office:value-type="float" office:value="-366.515" calcext:value-type="float">
            <text:p>-366.515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float" office:value="221.376" calcext:value-type="float">
            <text:p>221.376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045" calcext:value-type="float">
            <text:p>0.045</text:p>
          </table:table-cell>
          <table:table-cell office:value-type="float" office:value="-1.355" calcext:value-type="float">
            <text:p>-1.355</text:p>
          </table:table-cell>
          <table:table-cell office:value-type="float" office:value="-279.996" calcext:value-type="float">
            <text:p>-279.996</text:p>
          </table:table-cell>
          <table:table-cell office:value-type="float" office:value="70.409" calcext:value-type="float">
            <text:p>70.409</text:p>
          </table:table-cell>
          <table:table-cell office:value-type="float" office:value="-366.515" calcext:value-type="float">
            <text:p>-366.515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221.381" calcext:value-type="float">
            <text:p>221.381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045" calcext:value-type="float">
            <text:p>0.045</text:p>
          </table:table-cell>
          <table:table-cell office:value-type="float" office:value="-1.355" calcext:value-type="float">
            <text:p>-1.355</text:p>
          </table:table-cell>
          <table:table-cell office:value-type="float" office:value="-279.996" calcext:value-type="float">
            <text:p>-279.996</text:p>
          </table:table-cell>
          <table:table-cell office:value-type="float" office:value="70.409" calcext:value-type="float">
            <text:p>70.409</text:p>
          </table:table-cell>
          <table:table-cell office:value-type="float" office:value="-366.515" calcext:value-type="float">
            <text:p>-366.515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221.386" calcext:value-type="float">
            <text:p>221.386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167" calcext:value-type="float">
            <text:p>0.167</text:p>
          </table:table-cell>
          <table:table-cell office:value-type="float" office:value="1.691" calcext:value-type="float">
            <text:p>1.691</text:p>
          </table:table-cell>
          <table:table-cell office:value-type="float" office:value="-438.412" calcext:value-type="float">
            <text:p>-438.412</text:p>
          </table:table-cell>
          <table:table-cell office:value-type="float" office:value="97.842" calcext:value-type="float">
            <text:p>97.842</text:p>
          </table:table-cell>
          <table:table-cell office:value-type="float" office:value="-498.603" calcext:value-type="float">
            <text:p>-498.603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221.39" calcext:value-type="float">
            <text:p>221.39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167" calcext:value-type="float">
            <text:p>0.167</text:p>
          </table:table-cell>
          <table:table-cell office:value-type="float" office:value="1.691" calcext:value-type="float">
            <text:p>1.691</text:p>
          </table:table-cell>
          <table:table-cell office:value-type="float" office:value="-438.412" calcext:value-type="float">
            <text:p>-438.412</text:p>
          </table:table-cell>
          <table:table-cell office:value-type="float" office:value="97.842" calcext:value-type="float">
            <text:p>97.842</text:p>
          </table:table-cell>
          <table:table-cell office:value-type="float" office:value="-498.603" calcext:value-type="float">
            <text:p>-498.603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221.395" calcext:value-type="float">
            <text:p>221.395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053" calcext:value-type="float">
            <text:p>0.053</text:p>
          </table:table-cell>
          <table:table-cell office:value-type="float" office:value="4.202" calcext:value-type="float">
            <text:p>4.202</text:p>
          </table:table-cell>
          <table:table-cell office:value-type="float" office:value="-438.412" calcext:value-type="float">
            <text:p>-438.412</text:p>
          </table:table-cell>
          <table:table-cell office:value-type="float" office:value="97.842" calcext:value-type="float">
            <text:p>97.842</text:p>
          </table:table-cell>
          <table:table-cell office:value-type="float" office:value="-498.603" calcext:value-type="float">
            <text:p>-498.603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float" office:value="221.4" calcext:value-type="float">
            <text:p>221.4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053" calcext:value-type="float">
            <text:p>0.053</text:p>
          </table:table-cell>
          <table:table-cell office:value-type="float" office:value="4.202" calcext:value-type="float">
            <text:p>4.202</text:p>
          </table:table-cell>
          <table:table-cell office:value-type="float" office:value="-438.412" calcext:value-type="float">
            <text:p>-438.412</text:p>
          </table:table-cell>
          <table:table-cell office:value-type="float" office:value="97.842" calcext:value-type="float">
            <text:p>97.842</text:p>
          </table:table-cell>
          <table:table-cell office:value-type="float" office:value="-498.603" calcext:value-type="float">
            <text:p>-498.603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221.404" calcext:value-type="float">
            <text:p>221.404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053" calcext:value-type="float">
            <text:p>0.053</text:p>
          </table:table-cell>
          <table:table-cell office:value-type="float" office:value="6.022" calcext:value-type="float">
            <text:p>6.022</text:p>
          </table:table-cell>
          <table:table-cell office:value-type="float" office:value="-334.325" calcext:value-type="float">
            <text:p>-334.325</text:p>
          </table:table-cell>
          <table:table-cell office:value-type="float" office:value="26.621" calcext:value-type="float">
            <text:p>26.621</text:p>
          </table:table-cell>
          <table:table-cell office:value-type="float" office:value="-177.398" calcext:value-type="float">
            <text:p>-177.39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21.409" calcext:value-type="float">
            <text:p>221.409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438" calcext:value-type="float">
            <text:p>-0.438</text:p>
          </table:table-cell>
          <table:table-cell office:value-type="float" office:value="0.421" calcext:value-type="float">
            <text:p>0.421</text:p>
          </table:table-cell>
          <table:table-cell office:value-type="float" office:value="6.022" calcext:value-type="float">
            <text:p>6.022</text:p>
          </table:table-cell>
          <table:table-cell office:value-type="float" office:value="-334.325" calcext:value-type="float">
            <text:p>-334.325</text:p>
          </table:table-cell>
          <table:table-cell office:value-type="float" office:value="26.621" calcext:value-type="float">
            <text:p>26.621</text:p>
          </table:table-cell>
          <table:table-cell office:value-type="float" office:value="-177.398" calcext:value-type="float">
            <text:p>-177.398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221.414" calcext:value-type="float">
            <text:p>221.414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438" calcext:value-type="float">
            <text:p>-0.438</text:p>
          </table:table-cell>
          <table:table-cell office:value-type="float" office:value="0.421" calcext:value-type="float">
            <text:p>0.421</text:p>
          </table:table-cell>
          <table:table-cell office:value-type="float" office:value="6.022" calcext:value-type="float">
            <text:p>6.022</text:p>
          </table:table-cell>
          <table:table-cell office:value-type="float" office:value="-334.325" calcext:value-type="float">
            <text:p>-334.325</text:p>
          </table:table-cell>
          <table:table-cell office:value-type="float" office:value="26.621" calcext:value-type="float">
            <text:p>26.621</text:p>
          </table:table-cell>
          <table:table-cell office:value-type="float" office:value="-177.398" calcext:value-type="float">
            <text:p>-177.398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221.418" calcext:value-type="float">
            <text:p>221.418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543" calcext:value-type="float">
            <text:p>0.543</text:p>
          </table:table-cell>
          <table:table-cell office:value-type="float" office:value="7.693" calcext:value-type="float">
            <text:p>7.693</text:p>
          </table:table-cell>
          <table:table-cell office:value-type="float" office:value="-334.325" calcext:value-type="float">
            <text:p>-334.325</text:p>
          </table:table-cell>
          <table:table-cell office:value-type="float" office:value="26.621" calcext:value-type="float">
            <text:p>26.621</text:p>
          </table:table-cell>
          <table:table-cell office:value-type="float" office:value="-177.398" calcext:value-type="float">
            <text:p>-177.398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221.423" calcext:value-type="float">
            <text:p>221.423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543" calcext:value-type="float">
            <text:p>0.543</text:p>
          </table:table-cell>
          <table:table-cell office:value-type="float" office:value="7.693" calcext:value-type="float">
            <text:p>7.693</text:p>
          </table:table-cell>
          <table:table-cell office:value-type="float" office:value="-334.325" calcext:value-type="float">
            <text:p>-334.325</text:p>
          </table:table-cell>
          <table:table-cell office:value-type="float" office:value="66.716" calcext:value-type="float">
            <text:p>66.716</text:p>
          </table:table-cell>
          <table:table-cell office:value-type="float" office:value="-44.471" calcext:value-type="float">
            <text:p>-44.471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221.428" calcext:value-type="float">
            <text:p>221.428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377" calcext:value-type="float">
            <text:p>0.377</text:p>
          </table:table-cell>
          <table:table-cell office:value-type="float" office:value="7.728" calcext:value-type="float">
            <text:p>7.728</text:p>
          </table:table-cell>
          <table:table-cell office:value-type="float" office:value="-155.091" calcext:value-type="float">
            <text:p>-155.091</text:p>
          </table:table-cell>
          <table:table-cell office:value-type="float" office:value="66.716" calcext:value-type="float">
            <text:p>66.716</text:p>
          </table:table-cell>
          <table:table-cell office:value-type="float" office:value="-44.471" calcext:value-type="float">
            <text:p>-44.47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221.433" calcext:value-type="float">
            <text:p>221.433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377" calcext:value-type="float">
            <text:p>0.377</text:p>
          </table:table-cell>
          <table:table-cell office:value-type="float" office:value="7.728" calcext:value-type="float">
            <text:p>7.728</text:p>
          </table:table-cell>
          <table:table-cell office:value-type="float" office:value="-155.091" calcext:value-type="float">
            <text:p>-155.091</text:p>
          </table:table-cell>
          <table:table-cell office:value-type="float" office:value="66.716" calcext:value-type="float">
            <text:p>66.716</text:p>
          </table:table-cell>
          <table:table-cell office:value-type="float" office:value="-44.471" calcext:value-type="float">
            <text:p>-44.471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221.437" calcext:value-type="float">
            <text:p>221.437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377" calcext:value-type="float">
            <text:p>0.377</text:p>
          </table:table-cell>
          <table:table-cell office:value-type="float" office:value="7.684" calcext:value-type="float">
            <text:p>7.684</text:p>
          </table:table-cell>
          <table:table-cell office:value-type="float" office:value="-155.091" calcext:value-type="float">
            <text:p>-155.091</text:p>
          </table:table-cell>
          <table:table-cell office:value-type="float" office:value="66.716" calcext:value-type="float">
            <text:p>66.716</text:p>
          </table:table-cell>
          <table:table-cell office:value-type="float" office:value="-44.471" calcext:value-type="float">
            <text:p>-44.471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221.442" calcext:value-type="float">
            <text:p>221.44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043" calcext:value-type="float">
            <text:p>-0.043</text:p>
          </table:table-cell>
          <table:table-cell office:value-type="float" office:value="7.684" calcext:value-type="float">
            <text:p>7.684</text:p>
          </table:table-cell>
          <table:table-cell office:value-type="float" office:value="-155.091" calcext:value-type="float">
            <text:p>-155.091</text:p>
          </table:table-cell>
          <table:table-cell office:value-type="float" office:value="66.716" calcext:value-type="float">
            <text:p>66.716</text:p>
          </table:table-cell>
          <table:table-cell office:value-type="float" office:value="-44.471" calcext:value-type="float">
            <text:p>-44.47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221.447" calcext:value-type="float">
            <text:p>221.44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043" calcext:value-type="float">
            <text:p>-0.043</text:p>
          </table:table-cell>
          <table:table-cell office:value-type="float" office:value="7.684" calcext:value-type="float">
            <text:p>7.684</text:p>
          </table:table-cell>
          <table:table-cell office:value-type="float" office:value="-0.229" calcext:value-type="float">
            <text:p>-0.229</text:p>
          </table:table-cell>
          <table:table-cell office:value-type="float" office:value="79.905" calcext:value-type="float">
            <text:p>79.905</text:p>
          </table:table-cell>
          <table:table-cell office:value-type="float" office:value="-223.105" calcext:value-type="float">
            <text:p>-223.10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21.451" calcext:value-type="float">
            <text:p>221.451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97" calcext:value-type="float">
            <text:p>0.097</text:p>
          </table:table-cell>
          <table:table-cell office:value-type="float" office:value="7.151" calcext:value-type="float">
            <text:p>7.151</text:p>
          </table:table-cell>
          <table:table-cell office:value-type="float" office:value="-0.229" calcext:value-type="float">
            <text:p>-0.229</text:p>
          </table:table-cell>
          <table:table-cell office:value-type="float" office:value="79.905" calcext:value-type="float">
            <text:p>79.905</text:p>
          </table:table-cell>
          <table:table-cell office:value-type="float" office:value="-223.105" calcext:value-type="float">
            <text:p>-223.105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21.456" calcext:value-type="float">
            <text:p>221.456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97" calcext:value-type="float">
            <text:p>0.097</text:p>
          </table:table-cell>
          <table:table-cell office:value-type="float" office:value="7.151" calcext:value-type="float">
            <text:p>7.151</text:p>
          </table:table-cell>
          <table:table-cell office:value-type="float" office:value="-0.229" calcext:value-type="float">
            <text:p>-0.229</text:p>
          </table:table-cell>
          <table:table-cell office:value-type="float" office:value="79.905" calcext:value-type="float">
            <text:p>79.905</text:p>
          </table:table-cell>
          <table:table-cell office:value-type="float" office:value="-223.105" calcext:value-type="float">
            <text:p>-223.10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21.46" calcext:value-type="float">
            <text:p>221.4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815" calcext:value-type="float">
            <text:p>0.815</text:p>
          </table:table-cell>
          <table:table-cell office:value-type="float" office:value="5.593" calcext:value-type="float">
            <text:p>5.593</text:p>
          </table:table-cell>
          <table:table-cell office:value-type="float" office:value="-0.229" calcext:value-type="float">
            <text:p>-0.229</text:p>
          </table:table-cell>
          <table:table-cell office:value-type="float" office:value="79.905" calcext:value-type="float">
            <text:p>79.905</text:p>
          </table:table-cell>
          <table:table-cell office:value-type="float" office:value="-223.105" calcext:value-type="float">
            <text:p>-223.105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221.465" calcext:value-type="float">
            <text:p>221.46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815" calcext:value-type="float">
            <text:p>0.815</text:p>
          </table:table-cell>
          <table:table-cell office:value-type="float" office:value="5.593" calcext:value-type="float">
            <text:p>5.593</text:p>
          </table:table-cell>
          <table:table-cell office:value-type="float" office:value="260.244" calcext:value-type="float">
            <text:p>260.244</text:p>
          </table:table-cell>
          <table:table-cell office:value-type="float" office:value="-18.223" calcext:value-type="float">
            <text:p>-18.223</text:p>
          </table:table-cell>
          <table:table-cell office:value-type="float" office:value="-299.422" calcext:value-type="float">
            <text:p>-299.422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221.47" calcext:value-type="float">
            <text:p>221.4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815" calcext:value-type="float">
            <text:p>0.815</text:p>
          </table:table-cell>
          <table:table-cell office:value-type="float" office:value="4.333" calcext:value-type="float">
            <text:p>4.333</text:p>
          </table:table-cell>
          <table:table-cell office:value-type="float" office:value="260.244" calcext:value-type="float">
            <text:p>260.244</text:p>
          </table:table-cell>
          <table:table-cell office:value-type="float" office:value="-18.223" calcext:value-type="float">
            <text:p>-18.223</text:p>
          </table:table-cell>
          <table:table-cell office:value-type="float" office:value="-299.422" calcext:value-type="float">
            <text:p>-299.422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221.474" calcext:value-type="float">
            <text:p>221.474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1" calcext:value-type="float">
            <text:p>0.01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683" calcext:value-type="float">
            <text:p>0.683</text:p>
          </table:table-cell>
          <table:table-cell office:value-type="float" office:value="4.333" calcext:value-type="float">
            <text:p>4.333</text:p>
          </table:table-cell>
          <table:table-cell office:value-type="float" office:value="260.244" calcext:value-type="float">
            <text:p>260.244</text:p>
          </table:table-cell>
          <table:table-cell office:value-type="float" office:value="-18.223" calcext:value-type="float">
            <text:p>-18.223</text:p>
          </table:table-cell>
          <table:table-cell office:value-type="float" office:value="-299.422" calcext:value-type="float">
            <text:p>-299.42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21.479" calcext:value-type="float">
            <text:p>221.479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01" calcext:value-type="float">
            <text:p>0.01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683" calcext:value-type="float">
            <text:p>0.683</text:p>
          </table:table-cell>
          <table:table-cell office:value-type="float" office:value="4.333" calcext:value-type="float">
            <text:p>4.333</text:p>
          </table:table-cell>
          <table:table-cell office:value-type="float" office:value="260.244" calcext:value-type="float">
            <text:p>260.244</text:p>
          </table:table-cell>
          <table:table-cell office:value-type="float" office:value="-18.223" calcext:value-type="float">
            <text:p>-18.223</text:p>
          </table:table-cell>
          <table:table-cell office:value-type="float" office:value="-299.422" calcext:value-type="float">
            <text:p>-299.422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221.484" calcext:value-type="float">
            <text:p>221.484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683" calcext:value-type="float">
            <text:p>0.683</text:p>
          </table:table-cell>
          <table:table-cell office:value-type="float" office:value="2.732" calcext:value-type="float">
            <text:p>2.732</text:p>
          </table:table-cell>
          <table:table-cell office:value-type="float" office:value="260.244" calcext:value-type="float">
            <text:p>260.244</text:p>
          </table:table-cell>
          <table:table-cell office:value-type="float" office:value="-18.223" calcext:value-type="float">
            <text:p>-18.223</text:p>
          </table:table-cell>
          <table:table-cell office:value-type="float" office:value="-299.422" calcext:value-type="float">
            <text:p>-299.422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221.488" calcext:value-type="float">
            <text:p>221.488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683" calcext:value-type="float">
            <text:p>0.683</text:p>
          </table:table-cell>
          <table:table-cell office:value-type="float" office:value="2.732" calcext:value-type="float">
            <text:p>2.732</text:p>
          </table:table-cell>
          <table:table-cell office:value-type="float" office:value="257.705" calcext:value-type="float">
            <text:p>257.705</text:p>
          </table:table-cell>
          <table:table-cell office:value-type="float" office:value="4.99" calcext:value-type="float">
            <text:p>4.99</text:p>
          </table:table-cell>
          <table:table-cell office:value-type="float" office:value="-334.227" calcext:value-type="float">
            <text:p>-334.22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21.493" calcext:value-type="float">
            <text:p>221.493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753" calcext:value-type="float">
            <text:p>0.753</text:p>
          </table:table-cell>
          <table:table-cell office:value-type="float" office:value="0.816" calcext:value-type="float">
            <text:p>0.816</text:p>
          </table:table-cell>
          <table:table-cell office:value-type="float" office:value="257.705" calcext:value-type="float">
            <text:p>257.705</text:p>
          </table:table-cell>
          <table:table-cell office:value-type="float" office:value="4.99" calcext:value-type="float">
            <text:p>4.99</text:p>
          </table:table-cell>
          <table:table-cell office:value-type="float" office:value="-334.227" calcext:value-type="float">
            <text:p>-334.227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221.498" calcext:value-type="float">
            <text:p>221.498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753" calcext:value-type="float">
            <text:p>0.753</text:p>
          </table:table-cell>
          <table:table-cell office:value-type="float" office:value="0.816" calcext:value-type="float">
            <text:p>0.816</text:p>
          </table:table-cell>
          <table:table-cell office:value-type="float" office:value="257.705" calcext:value-type="float">
            <text:p>257.705</text:p>
          </table:table-cell>
          <table:table-cell office:value-type="float" office:value="4.99" calcext:value-type="float">
            <text:p>4.99</text:p>
          </table:table-cell>
          <table:table-cell office:value-type="float" office:value="-334.227" calcext:value-type="float">
            <text:p>-334.22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21.502" calcext:value-type="float">
            <text:p>221.502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753" calcext:value-type="float">
            <text:p>0.753</text:p>
          </table:table-cell>
          <table:table-cell office:value-type="float" office:value="0.816" calcext:value-type="float">
            <text:p>0.816</text:p>
          </table:table-cell>
          <table:table-cell office:value-type="float" office:value="257.705" calcext:value-type="float">
            <text:p>257.705</text:p>
          </table:table-cell>
          <table:table-cell office:value-type="float" office:value="4.99" calcext:value-type="float">
            <text:p>4.99</text:p>
          </table:table-cell>
          <table:table-cell office:value-type="float" office:value="-334.227" calcext:value-type="float">
            <text:p>-334.227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221.507" calcext:value-type="float">
            <text:p>221.507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683" calcext:value-type="float">
            <text:p>0.683</text:p>
          </table:table-cell>
          <table:table-cell office:value-type="float" office:value="-1.048" calcext:value-type="float">
            <text:p>-1.048</text:p>
          </table:table-cell>
          <table:table-cell office:value-type="float" office:value="139.908" calcext:value-type="float">
            <text:p>139.908</text:p>
          </table:table-cell>
          <table:table-cell office:value-type="float" office:value="74.629" calcext:value-type="float">
            <text:p>74.629</text:p>
          </table:table-cell>
          <table:table-cell office:value-type="float" office:value="-295.229" calcext:value-type="float">
            <text:p>-295.229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221.511" calcext:value-type="float">
            <text:p>221.511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587" calcext:value-type="float">
            <text:p>-0.587</text:p>
          </table:table-cell>
          <table:table-cell office:value-type="float" office:value="0.683" calcext:value-type="float">
            <text:p>0.683</text:p>
          </table:table-cell>
          <table:table-cell office:value-type="float" office:value="-1.048" calcext:value-type="float">
            <text:p>-1.048</text:p>
          </table:table-cell>
          <table:table-cell office:value-type="float" office:value="139.908" calcext:value-type="float">
            <text:p>139.908</text:p>
          </table:table-cell>
          <table:table-cell office:value-type="float" office:value="74.629" calcext:value-type="float">
            <text:p>74.629</text:p>
          </table:table-cell>
          <table:table-cell office:value-type="float" office:value="-295.229" calcext:value-type="float">
            <text:p>-295.229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221.516" calcext:value-type="float">
            <text:p>221.51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351" calcext:value-type="float">
            <text:p>0.351</text:p>
          </table:table-cell>
          <table:table-cell office:value-type="float" office:value="-2.081" calcext:value-type="float">
            <text:p>-2.081</text:p>
          </table:table-cell>
          <table:table-cell office:value-type="float" office:value="139.908" calcext:value-type="float">
            <text:p>139.908</text:p>
          </table:table-cell>
          <table:table-cell office:value-type="float" office:value="74.629" calcext:value-type="float">
            <text:p>74.629</text:p>
          </table:table-cell>
          <table:table-cell office:value-type="float" office:value="-295.229" calcext:value-type="float">
            <text:p>-295.229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221.52" calcext:value-type="float">
            <text:p>221.5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351" calcext:value-type="float">
            <text:p>0.351</text:p>
          </table:table-cell>
          <table:table-cell office:value-type="float" office:value="-2.081" calcext:value-type="float">
            <text:p>-2.081</text:p>
          </table:table-cell>
          <table:table-cell office:value-type="float" office:value="139.908" calcext:value-type="float">
            <text:p>139.908</text:p>
          </table:table-cell>
          <table:table-cell office:value-type="float" office:value="74.629" calcext:value-type="float">
            <text:p>74.629</text:p>
          </table:table-cell>
          <table:table-cell office:value-type="float" office:value="-295.229" calcext:value-type="float">
            <text:p>-295.229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221.525" calcext:value-type="float">
            <text:p>221.52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" calcext:value-type="float">
            <text:p>0.01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193" calcext:value-type="float">
            <text:p>-0.193</text:p>
          </table:table-cell>
          <table:table-cell office:value-type="float" office:value="0.132" calcext:value-type="float">
            <text:p>0.132</text:p>
          </table:table-cell>
          <table:table-cell office:value-type="float" office:value="-3.297" calcext:value-type="float">
            <text:p>-3.297</text:p>
          </table:table-cell>
          <table:table-cell office:value-type="float" office:value="139.908" calcext:value-type="float">
            <text:p>139.908</text:p>
          </table:table-cell>
          <table:table-cell office:value-type="float" office:value="74.629" calcext:value-type="float">
            <text:p>74.629</text:p>
          </table:table-cell>
          <table:table-cell office:value-type="float" office:value="-295.229" calcext:value-type="float">
            <text:p>-295.22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221.53" calcext:value-type="float">
            <text:p>221.53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" calcext:value-type="float">
            <text:p>0.01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193" calcext:value-type="float">
            <text:p>-0.193</text:p>
          </table:table-cell>
          <table:table-cell office:value-type="float" office:value="0.132" calcext:value-type="float">
            <text:p>0.132</text:p>
          </table:table-cell>
          <table:table-cell office:value-type="float" office:value="-3.297" calcext:value-type="float">
            <text:p>-3.297</text:p>
          </table:table-cell>
          <table:table-cell office:value-type="float" office:value="-281.519" calcext:value-type="float">
            <text:p>-281.519</text:p>
          </table:table-cell>
          <table:table-cell office:value-type="float" office:value="193.332" calcext:value-type="float">
            <text:p>193.332</text:p>
          </table:table-cell>
          <table:table-cell office:value-type="float" office:value="-259.586" calcext:value-type="float">
            <text:p>-259.586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221.535" calcext:value-type="float">
            <text:p>221.535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" calcext:value-type="float">
            <text:p>0.01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193" calcext:value-type="float">
            <text:p>-0.193</text:p>
          </table:table-cell>
          <table:table-cell office:value-type="float" office:value="0.132" calcext:value-type="float">
            <text:p>0.132</text:p>
          </table:table-cell>
          <table:table-cell office:value-type="float" office:value="-3.297" calcext:value-type="float">
            <text:p>-3.297</text:p>
          </table:table-cell>
          <table:table-cell office:value-type="float" office:value="-281.519" calcext:value-type="float">
            <text:p>-281.519</text:p>
          </table:table-cell>
          <table:table-cell office:value-type="float" office:value="193.332" calcext:value-type="float">
            <text:p>193.332</text:p>
          </table:table-cell>
          <table:table-cell office:value-type="float" office:value="-259.586" calcext:value-type="float">
            <text:p>-259.586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221.539" calcext:value-type="float">
            <text:p>221.539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" calcext:value-type="float">
            <text:p>0.01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34" calcext:value-type="float">
            <text:p>0.034</text:p>
          </table:table-cell>
          <table:table-cell office:value-type="float" office:value="-0.218" calcext:value-type="float">
            <text:p>-0.218</text:p>
          </table:table-cell>
          <table:table-cell office:value-type="float" office:value="-3.708" calcext:value-type="float">
            <text:p>-3.708</text:p>
          </table:table-cell>
          <table:table-cell office:value-type="float" office:value="-281.519" calcext:value-type="float">
            <text:p>-281.519</text:p>
          </table:table-cell>
          <table:table-cell office:value-type="float" office:value="193.332" calcext:value-type="float">
            <text:p>193.332</text:p>
          </table:table-cell>
          <table:table-cell office:value-type="float" office:value="-259.586" calcext:value-type="float">
            <text:p>-259.586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221.544" calcext:value-type="float">
            <text:p>221.544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34" calcext:value-type="float">
            <text:p>0.034</text:p>
          </table:table-cell>
          <table:table-cell office:value-type="float" office:value="-0.218" calcext:value-type="float">
            <text:p>-0.218</text:p>
          </table:table-cell>
          <table:table-cell office:value-type="float" office:value="-3.708" calcext:value-type="float">
            <text:p>-3.708</text:p>
          </table:table-cell>
          <table:table-cell office:value-type="float" office:value="-281.519" calcext:value-type="float">
            <text:p>-281.519</text:p>
          </table:table-cell>
          <table:table-cell office:value-type="float" office:value="193.332" calcext:value-type="float">
            <text:p>193.332</text:p>
          </table:table-cell>
          <table:table-cell office:value-type="float" office:value="-259.586" calcext:value-type="float">
            <text:p>-259.586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221.548" calcext:value-type="float">
            <text:p>221.548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93" calcext:value-type="float">
            <text:p>0.193</text:p>
          </table:table-cell>
          <table:table-cell office:value-type="float" office:value="-4.198" calcext:value-type="float">
            <text:p>-4.198</text:p>
          </table:table-cell>
          <table:table-cell office:value-type="float" office:value="-270.857" calcext:value-type="float">
            <text:p>-270.857</text:p>
          </table:table-cell>
          <table:table-cell office:value-type="float" office:value="121.583" calcext:value-type="float">
            <text:p>121.583</text:p>
          </table:table-cell>
          <table:table-cell office:value-type="float" office:value="-137.562" calcext:value-type="float">
            <text:p>-137.56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221.553" calcext:value-type="float">
            <text:p>221.553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2" calcext:value-type="float">
            <text:p>0.02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93" calcext:value-type="float">
            <text:p>0.193</text:p>
          </table:table-cell>
          <table:table-cell office:value-type="float" office:value="-4.198" calcext:value-type="float">
            <text:p>-4.198</text:p>
          </table:table-cell>
          <table:table-cell office:value-type="float" office:value="-270.857" calcext:value-type="float">
            <text:p>-270.857</text:p>
          </table:table-cell>
          <table:table-cell office:value-type="float" office:value="121.583" calcext:value-type="float">
            <text:p>121.583</text:p>
          </table:table-cell>
          <table:table-cell office:value-type="float" office:value="-137.562" calcext:value-type="float">
            <text:p>-137.562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21.557" calcext:value-type="float">
            <text:p>221.557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2" calcext:value-type="float">
            <text:p>0.02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157" calcext:value-type="float">
            <text:p>0.157</text:p>
          </table:table-cell>
          <table:table-cell office:value-type="float" office:value="0.561" calcext:value-type="float">
            <text:p>0.561</text:p>
          </table:table-cell>
          <table:table-cell office:value-type="float" office:value="-4.356" calcext:value-type="float">
            <text:p>-4.356</text:p>
          </table:table-cell>
          <table:table-cell office:value-type="float" office:value="-270.857" calcext:value-type="float">
            <text:p>-270.857</text:p>
          </table:table-cell>
          <table:table-cell office:value-type="float" office:value="121.583" calcext:value-type="float">
            <text:p>121.583</text:p>
          </table:table-cell>
          <table:table-cell office:value-type="float" office:value="-137.562" calcext:value-type="float">
            <text:p>-137.56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21.562" calcext:value-type="float">
            <text:p>221.562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2" calcext:value-type="float">
            <text:p>0.02</text:p>
          </table:table-cell>
          <table:table-cell office:value-type="float" office:value="-0.04" calcext:value-type="float">
            <text:p>-0.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561" calcext:value-type="float">
            <text:p>0.561</text:p>
          </table:table-cell>
          <table:table-cell office:value-type="float" office:value="-4.356" calcext:value-type="float">
            <text:p>-4.356</text:p>
          </table:table-cell>
          <table:table-cell office:value-type="float" office:value="-270.857" calcext:value-type="float">
            <text:p>-270.857</text:p>
          </table:table-cell>
          <table:table-cell office:value-type="float" office:value="121.583" calcext:value-type="float">
            <text:p>121.583</text:p>
          </table:table-cell>
          <table:table-cell office:value-type="float" office:value="-137.562" calcext:value-type="float">
            <text:p>-137.56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21.567" calcext:value-type="float">
            <text:p>221.56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561" calcext:value-type="float">
            <text:p>0.561</text:p>
          </table:table-cell>
          <table:table-cell office:value-type="float" office:value="-4.356" calcext:value-type="float">
            <text:p>-4.356</text:p>
          </table:table-cell>
          <table:table-cell office:value-type="float" office:value="-270.857" calcext:value-type="float">
            <text:p>-270.857</text:p>
          </table:table-cell>
          <table:table-cell office:value-type="float" office:value="121.583" calcext:value-type="float">
            <text:p>121.583</text:p>
          </table:table-cell>
          <table:table-cell office:value-type="float" office:value="-182.43" calcext:value-type="float">
            <text:p>-182.4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21.571" calcext:value-type="float">
            <text:p>221.57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446" calcext:value-type="float">
            <text:p>0.446</text:p>
          </table:table-cell>
          <table:table-cell office:value-type="float" office:value="0.386" calcext:value-type="float">
            <text:p>0.386</text:p>
          </table:table-cell>
          <table:table-cell office:value-type="float" office:value="-4.076" calcext:value-type="float">
            <text:p>-4.076</text:p>
          </table:table-cell>
          <table:table-cell office:value-type="float" office:value="-12.923" calcext:value-type="float">
            <text:p>-12.923</text:p>
          </table:table-cell>
          <table:table-cell office:value-type="float" office:value="-113.713" calcext:value-type="float">
            <text:p>-113.713</text:p>
          </table:table-cell>
          <table:table-cell office:value-type="float" office:value="-182.43" calcext:value-type="float">
            <text:p>-182.4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21.576" calcext:value-type="float">
            <text:p>221.576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446" calcext:value-type="float">
            <text:p>0.446</text:p>
          </table:table-cell>
          <table:table-cell office:value-type="float" office:value="0.386" calcext:value-type="float">
            <text:p>0.386</text:p>
          </table:table-cell>
          <table:table-cell office:value-type="float" office:value="-4.076" calcext:value-type="float">
            <text:p>-4.076</text:p>
          </table:table-cell>
          <table:table-cell office:value-type="float" office:value="-12.923" calcext:value-type="float">
            <text:p>-12.923</text:p>
          </table:table-cell>
          <table:table-cell office:value-type="float" office:value="-113.713" calcext:value-type="float">
            <text:p>-113.713</text:p>
          </table:table-cell>
          <table:table-cell office:value-type="float" office:value="-182.43" calcext:value-type="float">
            <text:p>-182.4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21.581" calcext:value-type="float">
            <text:p>221.581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34" calcext:value-type="float">
            <text:p>0.034</text:p>
          </table:table-cell>
          <table:table-cell office:value-type="float" office:value="0.403" calcext:value-type="float">
            <text:p>0.403</text:p>
          </table:table-cell>
          <table:table-cell office:value-type="float" office:value="-3.428" calcext:value-type="float">
            <text:p>-3.428</text:p>
          </table:table-cell>
          <table:table-cell office:value-type="float" office:value="-12.923" calcext:value-type="float">
            <text:p>-12.923</text:p>
          </table:table-cell>
          <table:table-cell office:value-type="float" office:value="-113.713" calcext:value-type="float">
            <text:p>-113.713</text:p>
          </table:table-cell>
          <table:table-cell office:value-type="float" office:value="-182.43" calcext:value-type="float">
            <text:p>-182.43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221.585" calcext:value-type="float">
            <text:p>221.585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34" calcext:value-type="float">
            <text:p>0.034</text:p>
          </table:table-cell>
          <table:table-cell office:value-type="float" office:value="0.403" calcext:value-type="float">
            <text:p>0.403</text:p>
          </table:table-cell>
          <table:table-cell office:value-type="float" office:value="-3.428" calcext:value-type="float">
            <text:p>-3.428</text:p>
          </table:table-cell>
          <table:table-cell office:value-type="float" office:value="-12.923" calcext:value-type="float">
            <text:p>-12.923</text:p>
          </table:table-cell>
          <table:table-cell office:value-type="float" office:value="-113.713" calcext:value-type="float">
            <text:p>-113.713</text:p>
          </table:table-cell>
          <table:table-cell office:value-type="float" office:value="-182.43" calcext:value-type="float">
            <text:p>-182.43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221.59" calcext:value-type="float">
            <text:p>221.59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034" calcext:value-type="float">
            <text:p>0.034</text:p>
          </table:table-cell>
          <table:table-cell office:value-type="float" office:value="0.403" calcext:value-type="float">
            <text:p>0.403</text:p>
          </table:table-cell>
          <table:table-cell office:value-type="float" office:value="-2.238" calcext:value-type="float">
            <text:p>-2.238</text:p>
          </table:table-cell>
          <table:table-cell office:value-type="float" office:value="127.723" calcext:value-type="float">
            <text:p>127.723</text:p>
          </table:table-cell>
          <table:table-cell office:value-type="float" office:value="-242.439" calcext:value-type="float">
            <text:p>-242.439</text:p>
          </table:table-cell>
          <table:table-cell office:value-type="float" office:value="-472.605" calcext:value-type="float">
            <text:p>-472.60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21.595" calcext:value-type="float">
            <text:p>221.595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167" calcext:value-type="float">
            <text:p>0.167</text:p>
          </table:table-cell>
          <table:table-cell office:value-type="float" office:value="-2.238" calcext:value-type="float">
            <text:p>-2.238</text:p>
          </table:table-cell>
          <table:table-cell office:value-type="float" office:value="127.723" calcext:value-type="float">
            <text:p>127.723</text:p>
          </table:table-cell>
          <table:table-cell office:value-type="float" office:value="-242.439" calcext:value-type="float">
            <text:p>-242.439</text:p>
          </table:table-cell>
          <table:table-cell office:value-type="float" office:value="-472.605" calcext:value-type="float">
            <text:p>-472.605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221.599" calcext:value-type="float">
            <text:p>221.599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167" calcext:value-type="float">
            <text:p>0.167</text:p>
          </table:table-cell>
          <table:table-cell office:value-type="float" office:value="-2.238" calcext:value-type="float">
            <text:p>-2.238</text:p>
          </table:table-cell>
          <table:table-cell office:value-type="float" office:value="127.723" calcext:value-type="float">
            <text:p>127.723</text:p>
          </table:table-cell>
          <table:table-cell office:value-type="float" office:value="-242.439" calcext:value-type="float">
            <text:p>-242.439</text:p>
          </table:table-cell>
          <table:table-cell office:value-type="float" office:value="-472.605" calcext:value-type="float">
            <text:p>-472.605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221.604" calcext:value-type="float">
            <text:p>221.604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272" calcext:value-type="float">
            <text:p>0.272</text:p>
          </table:table-cell>
          <table:table-cell office:value-type="float" office:value="-1.398" calcext:value-type="float">
            <text:p>-1.398</text:p>
          </table:table-cell>
          <table:table-cell office:value-type="float" office:value="127.723" calcext:value-type="float">
            <text:p>127.723</text:p>
          </table:table-cell>
          <table:table-cell office:value-type="float" office:value="-242.439" calcext:value-type="float">
            <text:p>-242.439</text:p>
          </table:table-cell>
          <table:table-cell office:value-type="float" office:value="-472.605" calcext:value-type="float">
            <text:p>-472.605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221.608" calcext:value-type="float">
            <text:p>221.608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272" calcext:value-type="float">
            <text:p>0.272</text:p>
          </table:table-cell>
          <table:table-cell office:value-type="float" office:value="-1.398" calcext:value-type="float">
            <text:p>-1.398</text:p>
          </table:table-cell>
          <table:table-cell office:value-type="float" office:value="127.723" calcext:value-type="float">
            <text:p>127.723</text:p>
          </table:table-cell>
          <table:table-cell office:value-type="float" office:value="-232.415" calcext:value-type="float">
            <text:p>-232.415</text:p>
          </table:table-cell>
          <table:table-cell office:value-type="float" office:value="-621.886" calcext:value-type="float">
            <text:p>-621.886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221.613" calcext:value-type="float">
            <text:p>221.613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246" calcext:value-type="float">
            <text:p>-0.246</text:p>
          </table:table-cell>
          <table:table-cell office:value-type="float" office:value="0.237" calcext:value-type="float">
            <text:p>0.237</text:p>
          </table:table-cell>
          <table:table-cell office:value-type="float" office:value="-0.199" calcext:value-type="float">
            <text:p>-0.199</text:p>
          </table:table-cell>
          <table:table-cell office:value-type="float" office:value="282.077" calcext:value-type="float">
            <text:p>282.077</text:p>
          </table:table-cell>
          <table:table-cell office:value-type="float" office:value="-232.415" calcext:value-type="float">
            <text:p>-232.415</text:p>
          </table:table-cell>
          <table:table-cell office:value-type="float" office:value="-621.886" calcext:value-type="float">
            <text:p>-621.886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221.618" calcext:value-type="float">
            <text:p>221.618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46" calcext:value-type="float">
            <text:p>-0.246</text:p>
          </table:table-cell>
          <table:table-cell office:value-type="float" office:value="0.237" calcext:value-type="float">
            <text:p>0.237</text:p>
          </table:table-cell>
          <table:table-cell office:value-type="float" office:value="-0.199" calcext:value-type="float">
            <text:p>-0.199</text:p>
          </table:table-cell>
          <table:table-cell office:value-type="float" office:value="282.077" calcext:value-type="float">
            <text:p>282.077</text:p>
          </table:table-cell>
          <table:table-cell office:value-type="float" office:value="-232.415" calcext:value-type="float">
            <text:p>-232.415</text:p>
          </table:table-cell>
          <table:table-cell office:value-type="float" office:value="-621.886" calcext:value-type="float">
            <text:p>-621.886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221.622" calcext:value-type="float">
            <text:p>221.622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46" calcext:value-type="float">
            <text:p>-0.246</text:p>
          </table:table-cell>
          <table:table-cell office:value-type="float" office:value="0.237" calcext:value-type="float">
            <text:p>0.237</text:p>
          </table:table-cell>
          <table:table-cell office:value-type="float" office:value="0.614" calcext:value-type="float">
            <text:p>0.614</text:p>
          </table:table-cell>
          <table:table-cell office:value-type="float" office:value="282.077" calcext:value-type="float">
            <text:p>282.077</text:p>
          </table:table-cell>
          <table:table-cell office:value-type="float" office:value="-232.415" calcext:value-type="float">
            <text:p>-232.415</text:p>
          </table:table-cell>
          <table:table-cell office:value-type="float" office:value="-621.886" calcext:value-type="float">
            <text:p>-621.886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221.627" calcext:value-type="float">
            <text:p>221.627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552" calcext:value-type="float">
            <text:p>0.552</text:p>
          </table:table-cell>
          <table:table-cell office:value-type="float" office:value="0.614" calcext:value-type="float">
            <text:p>0.614</text:p>
          </table:table-cell>
          <table:table-cell office:value-type="float" office:value="282.077" calcext:value-type="float">
            <text:p>282.077</text:p>
          </table:table-cell>
          <table:table-cell office:value-type="float" office:value="-232.415" calcext:value-type="float">
            <text:p>-232.415</text:p>
          </table:table-cell>
          <table:table-cell office:value-type="float" office:value="-621.886" calcext:value-type="float">
            <text:p>-621.886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221.632" calcext:value-type="float">
            <text:p>221.632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552" calcext:value-type="float">
            <text:p>0.552</text:p>
          </table:table-cell>
          <table:table-cell office:value-type="float" office:value="0.614" calcext:value-type="float">
            <text:p>0.614</text:p>
          </table:table-cell>
          <table:table-cell office:value-type="float" office:value="520.716" calcext:value-type="float">
            <text:p>520.716</text:p>
          </table:table-cell>
          <table:table-cell office:value-type="float" office:value="-157.501" calcext:value-type="float">
            <text:p>-157.501</text:p>
          </table:table-cell>
          <table:table-cell office:value-type="float" office:value="-643.271" calcext:value-type="float">
            <text:p>-643.271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221.636" calcext:value-type="float">
            <text:p>221.6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631" calcext:value-type="float">
            <text:p>0.631</text:p>
          </table:table-cell>
          <table:table-cell office:value-type="float" office:value="0.991" calcext:value-type="float">
            <text:p>0.991</text:p>
          </table:table-cell>
          <table:table-cell office:value-type="float" office:value="520.716" calcext:value-type="float">
            <text:p>520.716</text:p>
          </table:table-cell>
          <table:table-cell office:value-type="float" office:value="-157.501" calcext:value-type="float">
            <text:p>-157.501</text:p>
          </table:table-cell>
          <table:table-cell office:value-type="float" office:value="-643.271" calcext:value-type="float">
            <text:p>-643.271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221.641" calcext:value-type="float">
            <text:p>221.64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631" calcext:value-type="float">
            <text:p>0.631</text:p>
          </table:table-cell>
          <table:table-cell office:value-type="float" office:value="0.991" calcext:value-type="float">
            <text:p>0.991</text:p>
          </table:table-cell>
          <table:table-cell office:value-type="float" office:value="520.716" calcext:value-type="float">
            <text:p>520.716</text:p>
          </table:table-cell>
          <table:table-cell office:value-type="float" office:value="-157.501" calcext:value-type="float">
            <text:p>-157.501</text:p>
          </table:table-cell>
          <table:table-cell office:value-type="float" office:value="-643.271" calcext:value-type="float">
            <text:p>-643.271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221.646" calcext:value-type="float">
            <text:p>221.646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29" calcext:value-type="float">
            <text:p>0.29</text:p>
          </table:table-cell>
          <table:table-cell office:value-type="float" office:value="1.358" calcext:value-type="float">
            <text:p>1.358</text:p>
          </table:table-cell>
          <table:table-cell office:value-type="float" office:value="520.716" calcext:value-type="float">
            <text:p>520.716</text:p>
          </table:table-cell>
          <table:table-cell office:value-type="float" office:value="-157.501" calcext:value-type="float">
            <text:p>-157.501</text:p>
          </table:table-cell>
          <table:table-cell office:value-type="float" office:value="-643.271" calcext:value-type="float">
            <text:p>-643.271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221.65" calcext:value-type="float">
            <text:p>221.65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29" calcext:value-type="float">
            <text:p>0.29</text:p>
          </table:table-cell>
          <table:table-cell office:value-type="float" office:value="1.358" calcext:value-type="float">
            <text:p>1.358</text:p>
          </table:table-cell>
          <table:table-cell office:value-type="float" office:value="718.737" calcext:value-type="float">
            <text:p>718.737</text:p>
          </table:table-cell>
          <table:table-cell office:value-type="float" office:value="-223.974" calcext:value-type="float">
            <text:p>-223.974</text:p>
          </table:table-cell>
          <table:table-cell office:value-type="float" office:value="-800.1" calcext:value-type="float">
            <text:p>-800.1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221.655" calcext:value-type="float">
            <text:p>221.655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29" calcext:value-type="float">
            <text:p>0.29</text:p>
          </table:table-cell>
          <table:table-cell office:value-type="float" office:value="1.358" calcext:value-type="float">
            <text:p>1.358</text:p>
          </table:table-cell>
          <table:table-cell office:value-type="float" office:value="718.737" calcext:value-type="float">
            <text:p>718.737</text:p>
          </table:table-cell>
          <table:table-cell office:value-type="float" office:value="-223.974" calcext:value-type="float">
            <text:p>-223.974</text:p>
          </table:table-cell>
          <table:table-cell office:value-type="float" office:value="-800.1" calcext:value-type="float">
            <text:p>-800.1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221.659" calcext:value-type="float">
            <text:p>221.659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351" calcext:value-type="float">
            <text:p>-0.351</text:p>
          </table:table-cell>
          <table:table-cell office:value-type="float" office:value="0.08" calcext:value-type="float">
            <text:p>0.08</text:p>
          </table:table-cell>
          <table:table-cell office:value-type="float" office:value="1.761" calcext:value-type="float">
            <text:p>1.761</text:p>
          </table:table-cell>
          <table:table-cell office:value-type="float" office:value="718.737" calcext:value-type="float">
            <text:p>718.737</text:p>
          </table:table-cell>
          <table:table-cell office:value-type="float" office:value="-223.974" calcext:value-type="float">
            <text:p>-223.974</text:p>
          </table:table-cell>
          <table:table-cell office:value-type="float" office:value="-800.1" calcext:value-type="float">
            <text:p>-800.1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221.664" calcext:value-type="float">
            <text:p>221.664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351" calcext:value-type="float">
            <text:p>-0.351</text:p>
          </table:table-cell>
          <table:table-cell office:value-type="float" office:value="0.08" calcext:value-type="float">
            <text:p>0.08</text:p>
          </table:table-cell>
          <table:table-cell office:value-type="float" office:value="1.761" calcext:value-type="float">
            <text:p>1.761</text:p>
          </table:table-cell>
          <table:table-cell office:value-type="float" office:value="718.737" calcext:value-type="float">
            <text:p>718.737</text:p>
          </table:table-cell>
          <table:table-cell office:value-type="float" office:value="-223.974" calcext:value-type="float">
            <text:p>-223.974</text:p>
          </table:table-cell>
          <table:table-cell office:value-type="float" office:value="-800.1" calcext:value-type="float">
            <text:p>-800.1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221.669" calcext:value-type="float">
            <text:p>221.669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202" calcext:value-type="float">
            <text:p>0.202</text:p>
          </table:table-cell>
          <table:table-cell office:value-type="float" office:value="1.927" calcext:value-type="float">
            <text:p>1.927</text:p>
          </table:table-cell>
          <table:table-cell office:value-type="float" office:value="718.737" calcext:value-type="float">
            <text:p>718.737</text:p>
          </table:table-cell>
          <table:table-cell office:value-type="float" office:value="-223.974" calcext:value-type="float">
            <text:p>-223.974</text:p>
          </table:table-cell>
          <table:table-cell office:value-type="float" office:value="-800.1" calcext:value-type="float">
            <text:p>-800.1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221.673" calcext:value-type="float">
            <text:p>221.673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202" calcext:value-type="float">
            <text:p>0.202</text:p>
          </table:table-cell>
          <table:table-cell office:value-type="float" office:value="1.927" calcext:value-type="float">
            <text:p>1.927</text:p>
          </table:table-cell>
          <table:table-cell office:value-type="float" office:value="583.677" calcext:value-type="float">
            <text:p>583.677</text:p>
          </table:table-cell>
          <table:table-cell office:value-type="float" office:value="-283.589" calcext:value-type="float">
            <text:p>-283.589</text:p>
          </table:table-cell>
          <table:table-cell office:value-type="float" office:value="-822.744" calcext:value-type="float">
            <text:p>-822.744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221.678" calcext:value-type="float">
            <text:p>221.678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018" calcext:value-type="float">
            <text:p>0.018</text:p>
          </table:table-cell>
          <table:table-cell office:value-type="float" office:value="1.892" calcext:value-type="float">
            <text:p>1.892</text:p>
          </table:table-cell>
          <table:table-cell office:value-type="float" office:value="583.677" calcext:value-type="float">
            <text:p>583.677</text:p>
          </table:table-cell>
          <table:table-cell office:value-type="float" office:value="-283.589" calcext:value-type="float">
            <text:p>-283.589</text:p>
          </table:table-cell>
          <table:table-cell office:value-type="float" office:value="-822.744" calcext:value-type="float">
            <text:p>-822.74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221.683" calcext:value-type="float">
            <text:p>221.683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018" calcext:value-type="float">
            <text:p>0.018</text:p>
          </table:table-cell>
          <table:table-cell office:value-type="float" office:value="1.892" calcext:value-type="float">
            <text:p>1.892</text:p>
          </table:table-cell>
          <table:table-cell office:value-type="float" office:value="583.677" calcext:value-type="float">
            <text:p>583.677</text:p>
          </table:table-cell>
          <table:table-cell office:value-type="float" office:value="-283.589" calcext:value-type="float">
            <text:p>-283.589</text:p>
          </table:table-cell>
          <table:table-cell office:value-type="float" office:value="-822.744" calcext:value-type="float">
            <text:p>-822.74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21.687" calcext:value-type="float">
            <text:p>221.687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018" calcext:value-type="float">
            <text:p>0.018</text:p>
          </table:table-cell>
          <table:table-cell office:value-type="float" office:value="1.892" calcext:value-type="float">
            <text:p>1.892</text:p>
          </table:table-cell>
          <table:table-cell office:value-type="float" office:value="583.677" calcext:value-type="float">
            <text:p>583.677</text:p>
          </table:table-cell>
          <table:table-cell office:value-type="float" office:value="-283.589" calcext:value-type="float">
            <text:p>-283.589</text:p>
          </table:table-cell>
          <table:table-cell office:value-type="float" office:value="-822.744" calcext:value-type="float">
            <text:p>-822.74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21.692" calcext:value-type="float">
            <text:p>221.692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113" calcext:value-type="float">
            <text:p>-0.113</text:p>
          </table:table-cell>
          <table:table-cell office:value-type="float" office:value="1.612" calcext:value-type="float">
            <text:p>1.612</text:p>
          </table:table-cell>
          <table:table-cell office:value-type="float" office:value="399.366" calcext:value-type="float">
            <text:p>399.366</text:p>
          </table:table-cell>
          <table:table-cell office:value-type="float" office:value="-254.573" calcext:value-type="float">
            <text:p>-254.573</text:p>
          </table:table-cell>
          <table:table-cell office:value-type="float" office:value="-535.085" calcext:value-type="float">
            <text:p>-535.08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221.697" calcext:value-type="float">
            <text:p>221.697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2" calcext:value-type="float">
            <text:p>0.0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113" calcext:value-type="float">
            <text:p>-0.113</text:p>
          </table:table-cell>
          <table:table-cell office:value-type="float" office:value="1.612" calcext:value-type="float">
            <text:p>1.612</text:p>
          </table:table-cell>
          <table:table-cell office:value-type="float" office:value="399.366" calcext:value-type="float">
            <text:p>399.366</text:p>
          </table:table-cell>
          <table:table-cell office:value-type="float" office:value="-254.573" calcext:value-type="float">
            <text:p>-254.573</text:p>
          </table:table-cell>
          <table:table-cell office:value-type="float" office:value="-535.085" calcext:value-type="float">
            <text:p>-535.08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21.701" calcext:value-type="float">
            <text:p>221.701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2" calcext:value-type="float">
            <text:p>0.0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473" calcext:value-type="float">
            <text:p>-0.473</text:p>
          </table:table-cell>
          <table:table-cell office:value-type="float" office:value="0.115" calcext:value-type="float">
            <text:p>0.115</text:p>
          </table:table-cell>
          <table:table-cell office:value-type="float" office:value="1.349" calcext:value-type="float">
            <text:p>1.349</text:p>
          </table:table-cell>
          <table:table-cell office:value-type="float" office:value="399.366" calcext:value-type="float">
            <text:p>399.366</text:p>
          </table:table-cell>
          <table:table-cell office:value-type="float" office:value="-254.573" calcext:value-type="float">
            <text:p>-254.573</text:p>
          </table:table-cell>
          <table:table-cell office:value-type="float" office:value="-535.085" calcext:value-type="float">
            <text:p>-535.08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21.706" calcext:value-type="float">
            <text:p>221.706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2" calcext:value-type="float">
            <text:p>0.0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473" calcext:value-type="float">
            <text:p>-0.473</text:p>
          </table:table-cell>
          <table:table-cell office:value-type="float" office:value="0.115" calcext:value-type="float">
            <text:p>0.115</text:p>
          </table:table-cell>
          <table:table-cell office:value-type="float" office:value="1.349" calcext:value-type="float">
            <text:p>1.349</text:p>
          </table:table-cell>
          <table:table-cell office:value-type="float" office:value="399.366" calcext:value-type="float">
            <text:p>399.366</text:p>
          </table:table-cell>
          <table:table-cell office:value-type="float" office:value="-254.573" calcext:value-type="float">
            <text:p>-254.573</text:p>
          </table:table-cell>
          <table:table-cell office:value-type="float" office:value="-535.085" calcext:value-type="float">
            <text:p>-535.08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21.71" calcext:value-type="float">
            <text:p>221.7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473" calcext:value-type="float">
            <text:p>-0.473</text:p>
          </table:table-cell>
          <table:table-cell office:value-type="float" office:value="0.377" calcext:value-type="float">
            <text:p>0.377</text:p>
          </table:table-cell>
          <table:table-cell office:value-type="float" office:value="0.912" calcext:value-type="float">
            <text:p>0.912</text:p>
          </table:table-cell>
          <table:table-cell office:value-type="float" office:value="399.366" calcext:value-type="float">
            <text:p>399.366</text:p>
          </table:table-cell>
          <table:table-cell office:value-type="float" office:value="-254.573" calcext:value-type="float">
            <text:p>-254.573</text:p>
          </table:table-cell>
          <table:table-cell office:value-type="float" office:value="-535.085" calcext:value-type="float">
            <text:p>-535.08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1.715" calcext:value-type="float">
            <text:p>221.715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377" calcext:value-type="float">
            <text:p>0.377</text:p>
          </table:table-cell>
          <table:table-cell office:value-type="float" office:value="0.912" calcext:value-type="float">
            <text:p>0.912</text:p>
          </table:table-cell>
          <table:table-cell office:value-type="float" office:value="334.374" calcext:value-type="float">
            <text:p>334.374</text:p>
          </table:table-cell>
          <table:table-cell office:value-type="float" office:value="-187.572" calcext:value-type="float">
            <text:p>-187.572</text:p>
          </table:table-cell>
          <table:table-cell office:value-type="float" office:value="-548.084" calcext:value-type="float">
            <text:p>-548.08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21.72" calcext:value-type="float">
            <text:p>221.72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377" calcext:value-type="float">
            <text:p>0.377</text:p>
          </table:table-cell>
          <table:table-cell office:value-type="float" office:value="0.912" calcext:value-type="float">
            <text:p>0.912</text:p>
          </table:table-cell>
          <table:table-cell office:value-type="float" office:value="334.374" calcext:value-type="float">
            <text:p>334.374</text:p>
          </table:table-cell>
          <table:table-cell office:value-type="float" office:value="-187.572" calcext:value-type="float">
            <text:p>-187.572</text:p>
          </table:table-cell>
          <table:table-cell office:value-type="float" office:value="-548.084" calcext:value-type="float">
            <text:p>-548.084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21.725" calcext:value-type="float">
            <text:p>221.725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333" calcext:value-type="float">
            <text:p>-0.333</text:p>
          </table:table-cell>
          <table:table-cell office:value-type="float" office:value="0.535" calcext:value-type="float">
            <text:p>0.535</text:p>
          </table:table-cell>
          <table:table-cell office:value-type="float" office:value="0.404" calcext:value-type="float">
            <text:p>0.404</text:p>
          </table:table-cell>
          <table:table-cell office:value-type="float" office:value="334.374" calcext:value-type="float">
            <text:p>334.374</text:p>
          </table:table-cell>
          <table:table-cell office:value-type="float" office:value="-187.572" calcext:value-type="float">
            <text:p>-187.572</text:p>
          </table:table-cell>
          <table:table-cell office:value-type="float" office:value="-548.084" calcext:value-type="float">
            <text:p>-548.084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221.729" calcext:value-type="float">
            <text:p>221.72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333" calcext:value-type="float">
            <text:p>-0.333</text:p>
          </table:table-cell>
          <table:table-cell office:value-type="float" office:value="0.535" calcext:value-type="float">
            <text:p>0.535</text:p>
          </table:table-cell>
          <table:table-cell office:value-type="float" office:value="0.404" calcext:value-type="float">
            <text:p>0.404</text:p>
          </table:table-cell>
          <table:table-cell office:value-type="float" office:value="334.374" calcext:value-type="float">
            <text:p>334.374</text:p>
          </table:table-cell>
          <table:table-cell office:value-type="float" office:value="-187.572" calcext:value-type="float">
            <text:p>-187.572</text:p>
          </table:table-cell>
          <table:table-cell office:value-type="float" office:value="-548.084" calcext:value-type="float">
            <text:p>-548.08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21.734" calcext:value-type="float">
            <text:p>221.73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351" calcext:value-type="float">
            <text:p>0.351</text:p>
          </table:table-cell>
          <table:table-cell office:value-type="float" office:value="-0.024" calcext:value-type="float">
            <text:p>-0.024</text:p>
          </table:table-cell>
          <table:table-cell office:value-type="float" office:value="150.571" calcext:value-type="float">
            <text:p>150.571</text:p>
          </table:table-cell>
          <table:table-cell office:value-type="float" office:value="-10.309" calcext:value-type="float">
            <text:p>-10.309</text:p>
          </table:table-cell>
          <table:table-cell office:value-type="float" office:value="-616.015" calcext:value-type="float">
            <text:p>-616.01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21.738" calcext:value-type="float">
            <text:p>221.738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351" calcext:value-type="float">
            <text:p>0.351</text:p>
          </table:table-cell>
          <table:table-cell office:value-type="float" office:value="-0.024" calcext:value-type="float">
            <text:p>-0.024</text:p>
          </table:table-cell>
          <table:table-cell office:value-type="float" office:value="150.571" calcext:value-type="float">
            <text:p>150.571</text:p>
          </table:table-cell>
          <table:table-cell office:value-type="float" office:value="-10.309" calcext:value-type="float">
            <text:p>-10.309</text:p>
          </table:table-cell>
          <table:table-cell office:value-type="float" office:value="-616.015" calcext:value-type="float">
            <text:p>-616.01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21.743" calcext:value-type="float">
            <text:p>221.743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351" calcext:value-type="float">
            <text:p>0.351</text:p>
          </table:table-cell>
          <table:table-cell office:value-type="float" office:value="-0.34" calcext:value-type="float">
            <text:p>-0.34</text:p>
          </table:table-cell>
          <table:table-cell office:value-type="float" office:value="150.571" calcext:value-type="float">
            <text:p>150.571</text:p>
          </table:table-cell>
          <table:table-cell office:value-type="float" office:value="-10.309" calcext:value-type="float">
            <text:p>-10.309</text:p>
          </table:table-cell>
          <table:table-cell office:value-type="float" office:value="-616.015" calcext:value-type="float">
            <text:p>-616.01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221.747" calcext:value-type="float">
            <text:p>221.74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141" calcext:value-type="float">
            <text:p>-0.141</text:p>
          </table:table-cell>
          <table:table-cell office:value-type="float" office:value="0.246" calcext:value-type="float">
            <text:p>0.246</text:p>
          </table:table-cell>
          <table:table-cell office:value-type="float" office:value="-0.34" calcext:value-type="float">
            <text:p>-0.34</text:p>
          </table:table-cell>
          <table:table-cell office:value-type="float" office:value="150.571" calcext:value-type="float">
            <text:p>150.571</text:p>
          </table:table-cell>
          <table:table-cell office:value-type="float" office:value="-10.309" calcext:value-type="float">
            <text:p>-10.309</text:p>
          </table:table-cell>
          <table:table-cell office:value-type="float" office:value="-616.015" calcext:value-type="float">
            <text:p>-616.01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21.752" calcext:value-type="float">
            <text:p>221.752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141" calcext:value-type="float">
            <text:p>-0.141</text:p>
          </table:table-cell>
          <table:table-cell office:value-type="float" office:value="0.246" calcext:value-type="float">
            <text:p>0.246</text:p>
          </table:table-cell>
          <table:table-cell office:value-type="float" office:value="-0.34" calcext:value-type="float">
            <text:p>-0.34</text:p>
          </table:table-cell>
          <table:table-cell office:value-type="float" office:value="150.571" calcext:value-type="float">
            <text:p>150.571</text:p>
          </table:table-cell>
          <table:table-cell office:value-type="float" office:value="-10.309" calcext:value-type="float">
            <text:p>-10.309</text:p>
          </table:table-cell>
          <table:table-cell office:value-type="float" office:value="-647.884" calcext:value-type="float">
            <text:p>-647.88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21.757" calcext:value-type="float">
            <text:p>221.757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587" calcext:value-type="float">
            <text:p>0.587</text:p>
          </table:table-cell>
          <table:table-cell office:value-type="float" office:value="-1.048" calcext:value-type="float">
            <text:p>-1.048</text:p>
          </table:table-cell>
          <table:table-cell office:value-type="float" office:value="152.094" calcext:value-type="float">
            <text:p>152.094</text:p>
          </table:table-cell>
          <table:table-cell office:value-type="float" office:value="126.331" calcext:value-type="float">
            <text:p>126.331</text:p>
          </table:table-cell>
          <table:table-cell office:value-type="float" office:value="-647.884" calcext:value-type="float">
            <text:p>-647.884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21.761" calcext:value-type="float">
            <text:p>221.761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587" calcext:value-type="float">
            <text:p>0.587</text:p>
          </table:table-cell>
          <table:table-cell office:value-type="float" office:value="-1.048" calcext:value-type="float">
            <text:p>-1.048</text:p>
          </table:table-cell>
          <table:table-cell office:value-type="float" office:value="152.094" calcext:value-type="float">
            <text:p>152.094</text:p>
          </table:table-cell>
          <table:table-cell office:value-type="float" office:value="126.331" calcext:value-type="float">
            <text:p>126.331</text:p>
          </table:table-cell>
          <table:table-cell office:value-type="float" office:value="-647.884" calcext:value-type="float">
            <text:p>-647.88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1.766" calcext:value-type="float">
            <text:p>221.766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307" calcext:value-type="float">
            <text:p>0.307</text:p>
          </table:table-cell>
          <table:table-cell office:value-type="float" office:value="-1.136" calcext:value-type="float">
            <text:p>-1.136</text:p>
          </table:table-cell>
          <table:table-cell office:value-type="float" office:value="152.094" calcext:value-type="float">
            <text:p>152.094</text:p>
          </table:table-cell>
          <table:table-cell office:value-type="float" office:value="126.331" calcext:value-type="float">
            <text:p>126.331</text:p>
          </table:table-cell>
          <table:table-cell office:value-type="float" office:value="-647.884" calcext:value-type="float">
            <text:p>-647.88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221.771" calcext:value-type="float">
            <text:p>221.771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307" calcext:value-type="float">
            <text:p>0.307</text:p>
          </table:table-cell>
          <table:table-cell office:value-type="float" office:value="-1.136" calcext:value-type="float">
            <text:p>-1.136</text:p>
          </table:table-cell>
          <table:table-cell office:value-type="float" office:value="152.094" calcext:value-type="float">
            <text:p>152.094</text:p>
          </table:table-cell>
          <table:table-cell office:value-type="float" office:value="126.331" calcext:value-type="float">
            <text:p>126.331</text:p>
          </table:table-cell>
          <table:table-cell office:value-type="float" office:value="-647.884" calcext:value-type="float">
            <text:p>-647.88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21.775" calcext:value-type="float">
            <text:p>221.775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307" calcext:value-type="float">
            <text:p>0.307</text:p>
          </table:table-cell>
          <table:table-cell office:value-type="float" office:value="-0.882" calcext:value-type="float">
            <text:p>-0.882</text:p>
          </table:table-cell>
          <table:table-cell office:value-type="float" office:value="310.003" calcext:value-type="float">
            <text:p>310.003</text:p>
          </table:table-cell>
          <table:table-cell office:value-type="float" office:value="42.448" calcext:value-type="float">
            <text:p>42.448</text:p>
          </table:table-cell>
          <table:table-cell office:value-type="float" office:value="-641.175" calcext:value-type="float">
            <text:p>-641.17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21.78" calcext:value-type="float">
            <text:p>221.78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132" calcext:value-type="float">
            <text:p>0.132</text:p>
          </table:table-cell>
          <table:table-cell office:value-type="float" office:value="-0.882" calcext:value-type="float">
            <text:p>-0.882</text:p>
          </table:table-cell>
          <table:table-cell office:value-type="float" office:value="310.003" calcext:value-type="float">
            <text:p>310.003</text:p>
          </table:table-cell>
          <table:table-cell office:value-type="float" office:value="42.448" calcext:value-type="float">
            <text:p>42.448</text:p>
          </table:table-cell>
          <table:table-cell office:value-type="float" office:value="-641.175" calcext:value-type="float">
            <text:p>-641.17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21.785" calcext:value-type="float">
            <text:p>221.785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132" calcext:value-type="float">
            <text:p>0.132</text:p>
          </table:table-cell>
          <table:table-cell office:value-type="float" office:value="-0.882" calcext:value-type="float">
            <text:p>-0.882</text:p>
          </table:table-cell>
          <table:table-cell office:value-type="float" office:value="310.003" calcext:value-type="float">
            <text:p>310.003</text:p>
          </table:table-cell>
          <table:table-cell office:value-type="float" office:value="42.448" calcext:value-type="float">
            <text:p>42.448</text:p>
          </table:table-cell>
          <table:table-cell office:value-type="float" office:value="-641.175" calcext:value-type="float">
            <text:p>-641.17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221.789" calcext:value-type="float">
            <text:p>221.789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535" calcext:value-type="float">
            <text:p>0.535</text:p>
          </table:table-cell>
          <table:table-cell office:value-type="float" office:value="-0.418" calcext:value-type="float">
            <text:p>-0.418</text:p>
          </table:table-cell>
          <table:table-cell office:value-type="float" office:value="310.003" calcext:value-type="float">
            <text:p>310.003</text:p>
          </table:table-cell>
          <table:table-cell office:value-type="float" office:value="42.448" calcext:value-type="float">
            <text:p>42.448</text:p>
          </table:table-cell>
          <table:table-cell office:value-type="float" office:value="-641.175" calcext:value-type="float">
            <text:p>-641.17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21.794" calcext:value-type="float">
            <text:p>221.79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535" calcext:value-type="float">
            <text:p>0.535</text:p>
          </table:table-cell>
          <table:table-cell office:value-type="float" office:value="-0.418" calcext:value-type="float">
            <text:p>-0.418</text:p>
          </table:table-cell>
          <table:table-cell office:value-type="float" office:value="310.003" calcext:value-type="float">
            <text:p>310.003</text:p>
          </table:table-cell>
          <table:table-cell office:value-type="float" office:value="177.505" calcext:value-type="float">
            <text:p>177.505</text:p>
          </table:table-cell>
          <table:table-cell office:value-type="float" office:value="-470.928" calcext:value-type="float">
            <text:p>-470.92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21.798" calcext:value-type="float">
            <text:p>221.798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482" calcext:value-type="float">
            <text:p>-0.482</text:p>
          </table:table-cell>
          <table:table-cell office:value-type="float" office:value="0.298" calcext:value-type="float">
            <text:p>0.298</text:p>
          </table:table-cell>
          <table:table-cell office:value-type="float" office:value="-0.331" calcext:value-type="float">
            <text:p>-0.331</text:p>
          </table:table-cell>
          <table:table-cell office:value-type="float" office:value="256.182" calcext:value-type="float">
            <text:p>256.182</text:p>
          </table:table-cell>
          <table:table-cell office:value-type="float" office:value="127.914" calcext:value-type="float">
            <text:p>127.914</text:p>
          </table:table-cell>
          <table:table-cell office:value-type="float" office:value="-470.928" calcext:value-type="float">
            <text:p>-470.928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21.803" calcext:value-type="float">
            <text:p>221.803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2" calcext:value-type="float">
            <text:p>0.0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482" calcext:value-type="float">
            <text:p>-0.482</text:p>
          </table:table-cell>
          <table:table-cell office:value-type="float" office:value="0.298" calcext:value-type="float">
            <text:p>0.298</text:p>
          </table:table-cell>
          <table:table-cell office:value-type="float" office:value="-0.331" calcext:value-type="float">
            <text:p>-0.331</text:p>
          </table:table-cell>
          <table:table-cell office:value-type="float" office:value="256.182" calcext:value-type="float">
            <text:p>256.182</text:p>
          </table:table-cell>
          <table:table-cell office:value-type="float" office:value="127.914" calcext:value-type="float">
            <text:p>127.914</text:p>
          </table:table-cell>
          <table:table-cell office:value-type="float" office:value="-470.928" calcext:value-type="float">
            <text:p>-470.92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21.808" calcext:value-type="float">
            <text:p>221.808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02" calcext:value-type="float">
            <text:p>0.0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482" calcext:value-type="float">
            <text:p>-0.482</text:p>
          </table:table-cell>
          <table:table-cell office:value-type="float" office:value="0.298" calcext:value-type="float">
            <text:p>0.298</text:p>
          </table:table-cell>
          <table:table-cell office:value-type="float" office:value="-0.331" calcext:value-type="float">
            <text:p>-0.331</text:p>
          </table:table-cell>
          <table:table-cell office:value-type="float" office:value="256.182" calcext:value-type="float">
            <text:p>256.182</text:p>
          </table:table-cell>
          <table:table-cell office:value-type="float" office:value="127.914" calcext:value-type="float">
            <text:p>127.914</text:p>
          </table:table-cell>
          <table:table-cell office:value-type="float" office:value="-470.928" calcext:value-type="float">
            <text:p>-470.92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221.812" calcext:value-type="float">
            <text:p>221.812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193" calcext:value-type="float">
            <text:p>-0.193</text:p>
          </table:table-cell>
          <table:table-cell office:value-type="float" office:value="0.333" calcext:value-type="float">
            <text:p>0.333</text:p>
          </table:table-cell>
          <table:table-cell office:value-type="float" office:value="-0.462" calcext:value-type="float">
            <text:p>-0.462</text:p>
          </table:table-cell>
          <table:table-cell office:value-type="float" office:value="256.182" calcext:value-type="float">
            <text:p>256.182</text:p>
          </table:table-cell>
          <table:table-cell office:value-type="float" office:value="127.914" calcext:value-type="float">
            <text:p>127.914</text:p>
          </table:table-cell>
          <table:table-cell office:value-type="float" office:value="-470.928" calcext:value-type="float">
            <text:p>-470.928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21.817" calcext:value-type="float">
            <text:p>221.817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193" calcext:value-type="float">
            <text:p>-0.193</text:p>
          </table:table-cell>
          <table:table-cell office:value-type="float" office:value="0.333" calcext:value-type="float">
            <text:p>0.333</text:p>
          </table:table-cell>
          <table:table-cell office:value-type="float" office:value="-0.462" calcext:value-type="float">
            <text:p>-0.462</text:p>
          </table:table-cell>
          <table:table-cell office:value-type="float" office:value="298.832" calcext:value-type="float">
            <text:p>298.832</text:p>
          </table:table-cell>
          <table:table-cell office:value-type="float" office:value="230.789" calcext:value-type="float">
            <text:p>230.789</text:p>
          </table:table-cell>
          <table:table-cell office:value-type="float" office:value="-397.126" calcext:value-type="float">
            <text:p>-397.12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21.822" calcext:value-type="float">
            <text:p>221.822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2" calcext:value-type="float">
            <text:p>0.02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123" calcext:value-type="float">
            <text:p>0.123</text:p>
          </table:table-cell>
          <table:table-cell office:value-type="float" office:value="-0.226" calcext:value-type="float">
            <text:p>-0.226</text:p>
          </table:table-cell>
          <table:table-cell office:value-type="float" office:value="298.832" calcext:value-type="float">
            <text:p>298.832</text:p>
          </table:table-cell>
          <table:table-cell office:value-type="float" office:value="230.789" calcext:value-type="float">
            <text:p>230.789</text:p>
          </table:table-cell>
          <table:table-cell office:value-type="float" office:value="-397.126" calcext:value-type="float">
            <text:p>-397.12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21.826" calcext:value-type="float">
            <text:p>221.826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2" calcext:value-type="float">
            <text:p>0.02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123" calcext:value-type="float">
            <text:p>0.123</text:p>
          </table:table-cell>
          <table:table-cell office:value-type="float" office:value="-0.226" calcext:value-type="float">
            <text:p>-0.226</text:p>
          </table:table-cell>
          <table:table-cell office:value-type="float" office:value="298.832" calcext:value-type="float">
            <text:p>298.832</text:p>
          </table:table-cell>
          <table:table-cell office:value-type="float" office:value="230.789" calcext:value-type="float">
            <text:p>230.789</text:p>
          </table:table-cell>
          <table:table-cell office:value-type="float" office:value="-397.126" calcext:value-type="float">
            <text:p>-397.12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21.831" calcext:value-type="float">
            <text:p>221.831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552" calcext:value-type="float">
            <text:p>0.552</text:p>
          </table:table-cell>
          <table:table-cell office:value-type="float" office:value="-0.051" calcext:value-type="float">
            <text:p>-0.051</text:p>
          </table:table-cell>
          <table:table-cell office:value-type="float" office:value="298.832" calcext:value-type="float">
            <text:p>298.832</text:p>
          </table:table-cell>
          <table:table-cell office:value-type="float" office:value="230.789" calcext:value-type="float">
            <text:p>230.789</text:p>
          </table:table-cell>
          <table:table-cell office:value-type="float" office:value="-397.126" calcext:value-type="float">
            <text:p>-397.12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21.836" calcext:value-type="float">
            <text:p>221.836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552" calcext:value-type="float">
            <text:p>0.552</text:p>
          </table:table-cell>
          <table:table-cell office:value-type="float" office:value="-0.051" calcext:value-type="float">
            <text:p>-0.051</text:p>
          </table:table-cell>
          <table:table-cell office:value-type="float" office:value="454.202" calcext:value-type="float">
            <text:p>454.202</text:p>
          </table:table-cell>
          <table:table-cell office:value-type="float" office:value="101.535" calcext:value-type="float">
            <text:p>101.535</text:p>
          </table:table-cell>
          <table:table-cell office:value-type="float" office:value="-516.215" calcext:value-type="float">
            <text:p>-516.215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21.84" calcext:value-type="float">
            <text:p>221.84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552" calcext:value-type="float">
            <text:p>0.552</text:p>
          </table:table-cell>
          <table:table-cell office:value-type="float" office:value="-0.051" calcext:value-type="float">
            <text:p>-0.051</text:p>
          </table:table-cell>
          <table:table-cell office:value-type="float" office:value="454.202" calcext:value-type="float">
            <text:p>454.202</text:p>
          </table:table-cell>
          <table:table-cell office:value-type="float" office:value="101.535" calcext:value-type="float">
            <text:p>101.535</text:p>
          </table:table-cell>
          <table:table-cell office:value-type="float" office:value="-516.215" calcext:value-type="float">
            <text:p>-516.215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221.845" calcext:value-type="float">
            <text:p>221.845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981" calcext:value-type="float">
            <text:p>0.981</text:p>
          </table:table-cell>
          <table:table-cell office:value-type="float" office:value="-0.488" calcext:value-type="float">
            <text:p>-0.488</text:p>
          </table:table-cell>
          <table:table-cell office:value-type="float" office:value="454.202" calcext:value-type="float">
            <text:p>454.202</text:p>
          </table:table-cell>
          <table:table-cell office:value-type="float" office:value="101.535" calcext:value-type="float">
            <text:p>101.535</text:p>
          </table:table-cell>
          <table:table-cell office:value-type="float" office:value="-516.215" calcext:value-type="float">
            <text:p>-516.2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221.849" calcext:value-type="float">
            <text:p>221.849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981" calcext:value-type="float">
            <text:p>0.981</text:p>
          </table:table-cell>
          <table:table-cell office:value-type="float" office:value="-0.488" calcext:value-type="float">
            <text:p>-0.488</text:p>
          </table:table-cell>
          <table:table-cell office:value-type="float" office:value="454.202" calcext:value-type="float">
            <text:p>454.202</text:p>
          </table:table-cell>
          <table:table-cell office:value-type="float" office:value="101.535" calcext:value-type="float">
            <text:p>101.535</text:p>
          </table:table-cell>
          <table:table-cell office:value-type="float" office:value="-516.215" calcext:value-type="float">
            <text:p>-516.21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21.854" calcext:value-type="float">
            <text:p>221.85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622" calcext:value-type="float">
            <text:p>-0.622</text:p>
          </table:table-cell>
          <table:table-cell office:value-type="float" office:value="0.946" calcext:value-type="float">
            <text:p>0.946</text:p>
          </table:table-cell>
          <table:table-cell office:value-type="float" office:value="-0.462" calcext:value-type="float">
            <text:p>-0.462</text:p>
          </table:table-cell>
          <table:table-cell office:value-type="float" office:value="454.202" calcext:value-type="float">
            <text:p>454.202</text:p>
          </table:table-cell>
          <table:table-cell office:value-type="float" office:value="101.535" calcext:value-type="float">
            <text:p>101.535</text:p>
          </table:table-cell>
          <table:table-cell office:value-type="float" office:value="-516.215" calcext:value-type="float">
            <text:p>-516.21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21.859" calcext:value-type="float">
            <text:p>221.85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622" calcext:value-type="float">
            <text:p>-0.622</text:p>
          </table:table-cell>
          <table:table-cell office:value-type="float" office:value="0.946" calcext:value-type="float">
            <text:p>0.946</text:p>
          </table:table-cell>
          <table:table-cell office:value-type="float" office:value="-0.462" calcext:value-type="float">
            <text:p>-0.462</text:p>
          </table:table-cell>
          <table:table-cell office:value-type="float" office:value="534.933" calcext:value-type="float">
            <text:p>534.933</text:p>
          </table:table-cell>
          <table:table-cell office:value-type="float" office:value="-26.664" calcext:value-type="float">
            <text:p>-26.664</text:p>
          </table:table-cell>
          <table:table-cell office:value-type="float" office:value="-530.892" calcext:value-type="float">
            <text:p>-530.89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21.863" calcext:value-type="float">
            <text:p>221.86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622" calcext:value-type="float">
            <text:p>-0.622</text:p>
          </table:table-cell>
          <table:table-cell office:value-type="float" office:value="0.473" calcext:value-type="float">
            <text:p>0.473</text:p>
          </table:table-cell>
          <table:table-cell office:value-type="float" office:value="-0.077" calcext:value-type="float">
            <text:p>-0.077</text:p>
          </table:table-cell>
          <table:table-cell office:value-type="float" office:value="534.933" calcext:value-type="float">
            <text:p>534.933</text:p>
          </table:table-cell>
          <table:table-cell office:value-type="float" office:value="-26.664" calcext:value-type="float">
            <text:p>-26.664</text:p>
          </table:table-cell>
          <table:table-cell office:value-type="float" office:value="-530.892" calcext:value-type="float">
            <text:p>-530.89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21.868" calcext:value-type="float">
            <text:p>221.868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" calcext:value-type="float">
            <text:p>0.02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473" calcext:value-type="float">
            <text:p>0.473</text:p>
          </table:table-cell>
          <table:table-cell office:value-type="float" office:value="-0.077" calcext:value-type="float">
            <text:p>-0.077</text:p>
          </table:table-cell>
          <table:table-cell office:value-type="float" office:value="534.933" calcext:value-type="float">
            <text:p>534.933</text:p>
          </table:table-cell>
          <table:table-cell office:value-type="float" office:value="-26.664" calcext:value-type="float">
            <text:p>-26.664</text:p>
          </table:table-cell>
          <table:table-cell office:value-type="float" office:value="-530.892" calcext:value-type="float">
            <text:p>-530.89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21.873" calcext:value-type="float">
            <text:p>221.873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473" calcext:value-type="float">
            <text:p>0.473</text:p>
          </table:table-cell>
          <table:table-cell office:value-type="float" office:value="-0.077" calcext:value-type="float">
            <text:p>-0.077</text:p>
          </table:table-cell>
          <table:table-cell office:value-type="float" office:value="534.933" calcext:value-type="float">
            <text:p>534.933</text:p>
          </table:table-cell>
          <table:table-cell office:value-type="float" office:value="-26.664" calcext:value-type="float">
            <text:p>-26.664</text:p>
          </table:table-cell>
          <table:table-cell office:value-type="float" office:value="-530.892" calcext:value-type="float">
            <text:p>-530.89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21.877" calcext:value-type="float">
            <text:p>221.877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158" calcext:value-type="float">
            <text:p>0.158</text:p>
          </table:table-cell>
          <table:table-cell office:value-type="float" office:value="0.081" calcext:value-type="float">
            <text:p>0.081</text:p>
          </table:table-cell>
          <table:table-cell office:value-type="float" office:value="121.122" calcext:value-type="float">
            <text:p>121.122</text:p>
          </table:table-cell>
          <table:table-cell office:value-type="float" office:value="59.857" calcext:value-type="float">
            <text:p>59.857</text:p>
          </table:table-cell>
          <table:table-cell office:value-type="float" office:value="-462.96" calcext:value-type="float">
            <text:p>-462.9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21.882" calcext:value-type="float">
            <text:p>221.882</text:p>
          </table:table-cell>
          <table:table-cell office:value-type="float" office:value="-0.076" calcext:value-type="float">
            <text:p>-0.076</text:p>
          </table:table-cell>
          <table:table-cell office:value-type="float" office:value="-1.174" calcext:value-type="float">
            <text:p>-1.174</text:p>
          </table:table-cell>
          <table:table-cell office:value-type="float" office:value="-0.364" calcext:value-type="float">
            <text:p>-0.364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158" calcext:value-type="float">
            <text:p>0.158</text:p>
          </table:table-cell>
          <table:table-cell office:value-type="float" office:value="0.081" calcext:value-type="float">
            <text:p>0.081</text:p>
          </table:table-cell>
          <table:table-cell office:value-type="float" office:value="121.122" calcext:value-type="float">
            <text:p>121.122</text:p>
          </table:table-cell>
          <table:table-cell office:value-type="float" office:value="59.857" calcext:value-type="float">
            <text:p>59.857</text:p>
          </table:table-cell>
          <table:table-cell office:value-type="float" office:value="-462.96" calcext:value-type="float">
            <text:p>-462.9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21.886" calcext:value-type="float">
            <text:p>221.886</text:p>
          </table:table-cell>
          <table:table-cell office:value-type="float" office:value="0.738" calcext:value-type="float">
            <text:p>0.738</text:p>
          </table:table-cell>
          <table:table-cell office:value-type="float" office:value="-1.174" calcext:value-type="float">
            <text:p>-1.174</text:p>
          </table:table-cell>
          <table:table-cell office:value-type="float" office:value="-0.364" calcext:value-type="float">
            <text:p>-0.364</text:p>
          </table:table-cell>
          <table:table-cell office:value-type="float" office:value="14.839" calcext:value-type="float">
            <text:p>14.839</text:p>
          </table:table-cell>
          <table:table-cell office:value-type="float" office:value="6.03" calcext:value-type="float">
            <text:p>6.03</text:p>
          </table:table-cell>
          <table:table-cell office:value-type="float" office:value="-0.952" calcext:value-type="float">
            <text:p>-0.952</text:p>
          </table:table-cell>
          <table:table-cell office:value-type="float" office:value="121.122" calcext:value-type="float">
            <text:p>121.122</text:p>
          </table:table-cell>
          <table:table-cell office:value-type="float" office:value="59.857" calcext:value-type="float">
            <text:p>59.857</text:p>
          </table:table-cell>
          <table:table-cell office:value-type="float" office:value="-462.96" calcext:value-type="float">
            <text:p>-462.9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221.891" calcext:value-type="float">
            <text:p>221.891</text:p>
          </table:table-cell>
          <table:table-cell office:value-type="float" office:value="0.738" calcext:value-type="float">
            <text:p>0.738</text:p>
          </table:table-cell>
          <table:table-cell office:value-type="float" office:value="-1.174" calcext:value-type="float">
            <text:p>-1.174</text:p>
          </table:table-cell>
          <table:table-cell office:value-type="float" office:value="-0.364" calcext:value-type="float">
            <text:p>-0.364</text:p>
          </table:table-cell>
          <table:table-cell office:value-type="float" office:value="14.839" calcext:value-type="float">
            <text:p>14.839</text:p>
          </table:table-cell>
          <table:table-cell office:value-type="float" office:value="6.03" calcext:value-type="float">
            <text:p>6.03</text:p>
          </table:table-cell>
          <table:table-cell office:value-type="float" office:value="-0.952" calcext:value-type="float">
            <text:p>-0.952</text:p>
          </table:table-cell>
          <table:table-cell office:value-type="float" office:value="121.122" calcext:value-type="float">
            <text:p>121.122</text:p>
          </table:table-cell>
          <table:table-cell office:value-type="float" office:value="59.857" calcext:value-type="float">
            <text:p>59.857</text:p>
          </table:table-cell>
          <table:table-cell office:value-type="float" office:value="-462.96" calcext:value-type="float">
            <text:p>-462.9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221.896" calcext:value-type="float">
            <text:p>221.896</text:p>
          </table:table-cell>
          <table:table-cell office:value-type="float" office:value="0.198" calcext:value-type="float">
            <text:p>0.198</text:p>
          </table:table-cell>
          <table:table-cell office:value-type="float" office:value="1.254" calcext:value-type="float">
            <text:p>1.254</text:p>
          </table:table-cell>
          <table:table-cell office:value-type="float" office:value="-3.002" calcext:value-type="float">
            <text:p>-3.002</text:p>
          </table:table-cell>
          <table:table-cell office:value-type="float" office:value="14.839" calcext:value-type="float">
            <text:p>14.839</text:p>
          </table:table-cell>
          <table:table-cell office:value-type="float" office:value="6.03" calcext:value-type="float">
            <text:p>6.03</text:p>
          </table:table-cell>
          <table:table-cell office:value-type="float" office:value="-4.4" calcext:value-type="float">
            <text:p>-4.4</text:p>
          </table:table-cell>
          <table:table-cell office:value-type="float" office:value="121.122" calcext:value-type="float">
            <text:p>121.122</text:p>
          </table:table-cell>
          <table:table-cell office:value-type="float" office:value="59.857" calcext:value-type="float">
            <text:p>59.857</text:p>
          </table:table-cell>
          <table:table-cell office:value-type="float" office:value="-462.96" calcext:value-type="float">
            <text:p>-462.96</text:p>
          </table:table-cell>
          <table:table-cell office:value-type="float" office:value="0.051" calcext:value-type="float">
            <text:p>0.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60" meta:object-count="0"/>
    <meta:generator>LibreOffice/5.0.5.2$Linux_X86_64 LibreOffice_project/00m0$Build-2</meta:generator>
  </office:meta>
</office:document-meta>
</file>